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18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854cm"/>
    </style:style>
    <style:style style:name="co8" style:family="table-column">
      <style:table-column-properties fo:break-before="auto" style:column-width="5.8cm"/>
    </style:style>
    <style:style style:name="co9" style:family="table-column">
      <style:table-column-properties fo:break-before="auto" style:column-width="6.1cm"/>
    </style:style>
    <style:style style:name="co10" style:family="table-column">
      <style:table-column-properties fo:break-before="auto" style:column-width="5.636cm"/>
    </style:style>
    <style:style style:name="co11" style:family="table-column">
      <style:table-column-properties fo:break-before="auto" style:column-width="6.316cm"/>
    </style:style>
    <style:style style:name="co12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dtv_qui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4" table:number-rows-spanned="1">
            <text:p>QuickSampler</text:p>
          </table:table-cell>
          <table:covered-table-cell table:number-columns-repeated="3" table:style-name="ce1"/>
          <table:table-cell table:number-columns-repeated="4"/>
          <table:table-cell table:style-name="ce1"/>
          <table:table-cell table:style-name="ce2" office:value-type="string" calcext:value-type="string" table:number-columns-spanned="4" table:number-rows-spanned="1">
            <text:p>QuickSampler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Instances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dtv</text:p>
          </table:table-cell>
          <table:table-cell table:style-name="ce1" office:value-type="string" calcext:value-type="string">
            <text:p>nsamples</text:p>
          </table:table-cell>
          <table:table-cell table:style-name="ce1" office:value-type="string" calcext:value-type="string">
            <text:p>Result</text:p>
          </table:table-cell>
          <table:table-cell table:number-columns-repeated="4"/>
          <table:table-cell table:style-name="ce1" office:value-type="string" calcext:value-type="string">
            <text:p>Instances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dtv</text:p>
          </table:table-cell>
          <table:table-cell table:style-name="ce1" office:value-type="string" calcext:value-type="string">
            <text:p>nsamples</text:p>
          </table:table-cell>
          <table:table-cell table:style-name="ce1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avgdeg_3_008_0</text:p>
          </table:table-cell>
          <table:table-cell office:value-type="float" office:value="16" calcext:value-type="float">
            <text:p>16</text:p>
          </table:table-cell>
          <table:table-cell office:value-type="float" office:value="0.0969851677674148" calcext:value-type="float">
            <text:p>0.096985167767415</text:p>
          </table:table-cell>
          <table:table-cell office:value-type="float" office:value="6791949" calcext:value-type="float">
            <text:p>6791949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avgdeg_3_010_4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0.113085992718196" calcext:value-type="float">
            <text:p>0.11</text:p>
          </table:table-cell>
          <table:table-cell office:value-type="float" office:value="9790010" calcext:value-type="float">
            <text:p>9790010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08_1</text:p>
          </table:table-cell>
          <table:table-cell office:value-type="float" office:value="15" calcext:value-type="float">
            <text:p>15</text:p>
          </table:table-cell>
          <table:table-cell office:value-type="float" office:value="0.165642021976858" calcext:value-type="float">
            <text:p>0.165642021976858</text:p>
          </table:table-cell>
          <table:table-cell office:value-type="float" office:value="6235899" calcext:value-type="float">
            <text:p>6235899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avgdeg_5_010_4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0.0502899426779855" calcext:value-type="float">
            <text:p>0.05</text:p>
          </table:table-cell>
          <table:table-cell office:value-type="float" office:value="3486025" calcext:value-type="float">
            <text:p>3486025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08_2</text:p>
          </table:table-cell>
          <table:table-cell office:value-type="float" office:value="19" calcext:value-type="float">
            <text:p>19</text:p>
          </table:table-cell>
          <table:table-cell office:value-type="float" office:value="0.193029837795183" calcext:value-type="float">
            <text:p>0.193029837795183</text:p>
          </table:table-cell>
          <table:table-cell office:value-type="float" office:value="9986426" calcext:value-type="float">
            <text:p>9986426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bayesiannetwork_andes_010_1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0.273658097153145" calcext:value-type="float">
            <text:p>0.27</text:p>
          </table:table-cell>
          <table:table-cell office:value-type="float" office:value="33557190" calcext:value-type="float">
            <text:p>33557190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08_3</text:p>
          </table:table-cell>
          <table:table-cell office:value-type="float" office:value="3" calcext:value-type="float">
            <text:p>3</text:p>
          </table:table-cell>
          <table:table-cell office:value-type="float" office:value="0.0240715425103107" calcext:value-type="float">
            <text:p>0.024071542510311</text:p>
          </table:table-cell>
          <table:table-cell office:value-type="float" office:value="287465" calcext:value-type="float">
            <text:p>287465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bayesiannetwork_diabetes_010_3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0.185098815126076" calcext:value-type="float">
            <text:p>0.19</text:p>
          </table:table-cell>
          <table:table-cell office:value-type="float" office:value="19211200" calcext:value-type="float">
            <text:p>19211200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08_4</text:p>
          </table:table-cell>
          <table:table-cell office:value-type="float" office:value="9" calcext:value-type="float">
            <text:p>9</text:p>
          </table:table-cell>
          <table:table-cell office:value-type="float" office:value="0.047398672158808" calcext:value-type="float">
            <text:p>0.047398672158808</text:p>
          </table:table-cell>
          <table:table-cell office:value-type="float" office:value="2283299" calcext:value-type="float">
            <text:p>2283299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bayesiannetwork_link_010_4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0.216898732829839" calcext:value-type="float">
            <text:p>0.22</text:p>
          </table:table-cell>
          <table:table-cell office:value-type="float" office:value="21482230" calcext:value-type="float">
            <text:p>21482230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10_0</text:p>
          </table:table-cell>
          <table:table-cell office:value-type="float" office:value="12" calcext:value-type="float">
            <text:p>12</text:p>
          </table:table-cell>
          <table:table-cell office:value-type="float" office:value="0.114244317361553" calcext:value-type="float">
            <text:p>0.114244317361553</text:p>
          </table:table-cell>
          <table:table-cell office:value-type="float" office:value="4181412" calcext:value-type="float">
            <text:p>4181412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bayesiannetwork_munin_010_1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0.216024570487625" calcext:value-type="float">
            <text:p>0.22</text:p>
          </table:table-cell>
          <table:table-cell office:value-type="float" office:value="30348931" calcext:value-type="float">
            <text:p>30348931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10_1</text:p>
          </table:table-cell>
          <table:table-cell office:value-type="float" office:value="16" calcext:value-type="float">
            <text:p>16</text:p>
          </table:table-cell>
          <table:table-cell office:value-type="float" office:value="0.129379639190388" calcext:value-type="float">
            <text:p>0.129379639190388</text:p>
          </table:table-cell>
          <table:table-cell office:value-type="float" office:value="7158366" calcext:value-type="float">
            <text:p>7158366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bayesiannetwork_pigs_010_1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0.326827899630981" calcext:value-type="float">
            <text:p>0.33</text:p>
          </table:table-cell>
          <table:table-cell office:value-type="float" office:value="36917129" calcext:value-type="float">
            <text:p>36917129</text:p>
          </table:table-cell>
          <table:table-cell office:value-type="string" calcext:value-type="string">
            <text:p>REJECT</text:p>
          </table:table-cell>
        </table:table-row>
        <table:table-row table:style-name="ro1">
          <table:table-cell office:value-type="string" calcext:value-type="string">
            <text:p>avgdeg_3_010_2</text:p>
          </table:table-cell>
          <table:table-cell office:value-type="float" office:value="30" calcext:value-type="float">
            <text:p>30</text:p>
          </table:table-cell>
          <table:table-cell office:value-type="float" office:value="0.135715374893517" calcext:value-type="float">
            <text:p>0.135715374893517</text:p>
          </table:table-cell>
          <table:table-cell office:value-type="float" office:value="24537279" calcext:value-type="float">
            <text:p>24537279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bipartite_0.2_010_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0.320939157769024" calcext:value-type="float">
            <text:p>0.32</text:p>
          </table:table-cell>
          <table:table-cell office:value-type="float" office:value="46244946" calcext:value-type="float">
            <text:p>46244946</text:p>
          </table:table-cell>
          <table:table-cell office:value-type="string" calcext:value-type="string">
            <text:p>REJECT</text:p>
          </table:table-cell>
        </table:table-row>
        <table:table-row table:style-name="ro1">
          <table:table-cell office:value-type="string" calcext:value-type="string">
            <text:p>avgdeg_3_010_3</text:p>
          </table:table-cell>
          <table:table-cell office:value-type="float" office:value="17" calcext:value-type="float">
            <text:p>17</text:p>
          </table:table-cell>
          <table:table-cell office:value-type="float" office:value="0.0991448102656957" calcext:value-type="float">
            <text:p>0.099144810265696</text:p>
          </table:table-cell>
          <table:table-cell office:value-type="float" office:value="8640869" calcext:value-type="float">
            <text:p>8640869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bipartite_0.5_010_1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0.314586770503788" calcext:value-type="float">
            <text:p>0.31</text:p>
          </table:table-cell>
          <table:table-cell office:value-type="float" office:value="35875122" calcext:value-type="float">
            <text:p>35875122</text:p>
          </table:table-cell>
          <table:table-cell office:value-type="string" calcext:value-type="string">
            <text:p>REJECT</text:p>
          </table:table-cell>
        </table:table-row>
        <table:table-row table:style-name="ro1">
          <table:table-cell office:value-type="string" calcext:value-type="string">
            <text:p>avgdeg_3_010_4</text:p>
          </table:table-cell>
          <table:table-cell office:value-type="float" office:value="19" calcext:value-type="float">
            <text:p>19</text:p>
          </table:table-cell>
          <table:table-cell office:value-type="float" office:value="0.113085992718196" calcext:value-type="float">
            <text:p>0.113085992718196</text:p>
          </table:table-cell>
          <table:table-cell office:value-type="float" office:value="9790010" calcext:value-type="float">
            <text:p>979001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08_0</text:p>
          </table:table-cell>
          <table:table-cell office:value-type="float" office:value="2" calcext:value-type="float">
            <text:p>2</text:p>
          </table:table-cell>
          <table:table-cell office:value-type="float" office:value="0.0199210192503041" calcext:value-type="float">
            <text:p>0.019921019250304</text:p>
          </table:table-cell>
          <table:table-cell office:value-type="float" office:value="130108" calcext:value-type="float">
            <text:p>130108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08_1</text:p>
          </table:table-cell>
          <table:table-cell office:value-type="float" office:value="5" calcext:value-type="float">
            <text:p>5</text:p>
          </table:table-cell>
          <table:table-cell office:value-type="float" office:value="0.0651819392633782" calcext:value-type="float">
            <text:p>0.065181939263378</text:p>
          </table:table-cell>
          <table:table-cell office:value-type="float" office:value="754244" calcext:value-type="float">
            <text:p>754244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08_2</text:p>
          </table:table-cell>
          <table:table-cell office:value-type="float" office:value="1" calcext:value-type="float">
            <text:p>1</text:p>
          </table:table-cell>
          <table:table-cell office:value-type="float" office:value="0.0257651839989199" calcext:value-type="float">
            <text:p>0.02576518399892</text:p>
          </table:table-cell>
          <table:table-cell office:value-type="float" office:value="38595" calcext:value-type="float">
            <text:p>3859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08_3</text:p>
          </table:table-cell>
          <table:table-cell office:value-type="float" office:value="3" calcext:value-type="float">
            <text:p>3</text:p>
          </table:table-cell>
          <table:table-cell office:value-type="float" office:value="0.100608023355164" calcext:value-type="float">
            <text:p>0.100608023355164</text:p>
          </table:table-cell>
          <table:table-cell office:value-type="float" office:value="288833" calcext:value-type="float">
            <text:p>28883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08_4</text:p>
          </table:table-cell>
          <table:table-cell office:value-type="float" office:value="5" calcext:value-type="float">
            <text:p>5</text:p>
          </table:table-cell>
          <table:table-cell office:value-type="float" office:value="0.0573881798629" calcext:value-type="float">
            <text:p>0.0573881798629</text:p>
          </table:table-cell>
          <table:table-cell office:value-type="float" office:value="791503" calcext:value-type="float">
            <text:p>79150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10_0</text:p>
          </table:table-cell>
          <table:table-cell office:value-type="float" office:value="5" calcext:value-type="float">
            <text:p>5</text:p>
          </table:table-cell>
          <table:table-cell office:value-type="float" office:value="0.0171983948616669" calcext:value-type="float">
            <text:p>0.017198394861667</text:p>
          </table:table-cell>
          <table:table-cell office:value-type="float" office:value="712465" calcext:value-type="float">
            <text:p>71246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10_1</text:p>
          </table:table-cell>
          <table:table-cell office:value-type="float" office:value="10" calcext:value-type="float">
            <text:p>10</text:p>
          </table:table-cell>
          <table:table-cell office:value-type="float" office:value="0.0913253554592742" calcext:value-type="float">
            <text:p>0.091325355459274</text:p>
          </table:table-cell>
          <table:table-cell office:value-type="float" office:value="2911946" calcext:value-type="float">
            <text:p>2911946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10_2</text:p>
          </table:table-cell>
          <table:table-cell office:value-type="float" office:value="10" calcext:value-type="float">
            <text:p>10</text:p>
          </table:table-cell>
          <table:table-cell office:value-type="float" office:value="0.0646980100938557" calcext:value-type="float">
            <text:p>0.064698010093856</text:p>
          </table:table-cell>
          <table:table-cell office:value-type="float" office:value="2989504" calcext:value-type="float">
            <text:p>2989504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10_3</text:p>
          </table:table-cell>
          <table:table-cell office:value-type="float" office:value="16" calcext:value-type="float">
            <text:p>16</text:p>
          </table:table-cell>
          <table:table-cell office:value-type="float" office:value="0.0688378049439033" calcext:value-type="float">
            <text:p>0.068837804943903</text:p>
          </table:table-cell>
          <table:table-cell office:value-type="float" office:value="7593533" calcext:value-type="float">
            <text:p>759353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10_4</text:p>
          </table:table-cell>
          <table:table-cell office:value-type="float" office:value="11" calcext:value-type="float">
            <text:p>11</text:p>
          </table:table-cell>
          <table:table-cell office:value-type="float" office:value="0.0502899426779855" calcext:value-type="float">
            <text:p>0.050289942677986</text:p>
          </table:table-cell>
          <table:table-cell office:value-type="float" office:value="3486025" calcext:value-type="float">
            <text:p>348602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08_0</text:p>
          </table:table-cell>
          <table:table-cell office:value-type="float" office:value="9" calcext:value-type="float">
            <text:p>9</text:p>
          </table:table-cell>
          <table:table-cell office:value-type="float" office:value="0.0546011739755181" calcext:value-type="float">
            <text:p>0.054601173975518</text:p>
          </table:table-cell>
          <table:table-cell office:value-type="float" office:value="2286676" calcext:value-type="float">
            <text:p>2286676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08_1</text:p>
          </table:table-cell>
          <table:table-cell office:value-type="float" office:value="5" calcext:value-type="float">
            <text:p>5</text:p>
          </table:table-cell>
          <table:table-cell office:value-type="float" office:value="0.0272465058880011" calcext:value-type="float">
            <text:p>0.027246505888001</text:p>
          </table:table-cell>
          <table:table-cell office:value-type="float" office:value="745159" calcext:value-type="float">
            <text:p>74515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08_2</text:p>
          </table:table-cell>
          <table:table-cell office:value-type="float" office:value="17" calcext:value-type="float">
            <text:p>17</text:p>
          </table:table-cell>
          <table:table-cell office:value-type="float" office:value="0.144164807476953" calcext:value-type="float">
            <text:p>0.144164807476953</text:p>
          </table:table-cell>
          <table:table-cell office:value-type="float" office:value="8109742" calcext:value-type="float">
            <text:p>8109742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08_3</text:p>
          </table:table-cell>
          <table:table-cell office:value-type="float" office:value="17" calcext:value-type="float">
            <text:p>17</text:p>
          </table:table-cell>
          <table:table-cell office:value-type="float" office:value="0.0932748954101225" calcext:value-type="float">
            <text:p>0.093274895410123</text:p>
          </table:table-cell>
          <table:table-cell office:value-type="float" office:value="7550199" calcext:value-type="float">
            <text:p>755019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08_4</text:p>
          </table:table-cell>
          <table:table-cell office:value-type="float" office:value="6" calcext:value-type="float">
            <text:p>6</text:p>
          </table:table-cell>
          <table:table-cell office:value-type="float" office:value="0.0887911173709318" calcext:value-type="float">
            <text:p>0.088791117370932</text:p>
          </table:table-cell>
          <table:table-cell office:value-type="float" office:value="1118383" calcext:value-type="float">
            <text:p>111838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10_0</text:p>
          </table:table-cell>
          <table:table-cell office:value-type="float" office:value="31" calcext:value-type="float">
            <text:p>31</text:p>
          </table:table-cell>
          <table:table-cell office:value-type="float" office:value="0.165324415837514" calcext:value-type="float">
            <text:p>0.165324415837514</text:p>
          </table:table-cell>
          <table:table-cell office:value-type="float" office:value="26115828" calcext:value-type="float">
            <text:p>26115828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10_1</text:p>
          </table:table-cell>
          <table:table-cell office:value-type="float" office:value="35" calcext:value-type="float">
            <text:p>35</text:p>
          </table:table-cell>
          <table:table-cell office:value-type="float" office:value="0.273658097153145" calcext:value-type="float">
            <text:p>0.273658097153145</text:p>
          </table:table-cell>
          <table:table-cell office:value-type="float" office:value="33557190" calcext:value-type="float">
            <text:p>3355719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10_2</text:p>
          </table:table-cell>
          <table:table-cell office:value-type="float" office:value="30" calcext:value-type="float">
            <text:p>30</text:p>
          </table:table-cell>
          <table:table-cell office:value-type="float" office:value="0.150392670620355" calcext:value-type="float">
            <text:p>0.150392670620355</text:p>
          </table:table-cell>
          <table:table-cell office:value-type="float" office:value="23482099" calcext:value-type="float">
            <text:p>2348209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10_3</text:p>
          </table:table-cell>
          <table:table-cell office:value-type="float" office:value="22" calcext:value-type="float">
            <text:p>22</text:p>
          </table:table-cell>
          <table:table-cell office:value-type="float" office:value="0.12715792978745" calcext:value-type="float">
            <text:p>0.12715792978745</text:p>
          </table:table-cell>
          <table:table-cell office:value-type="float" office:value="13214113" calcext:value-type="float">
            <text:p>1321411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10_4</text:p>
          </table:table-cell>
          <table:table-cell office:value-type="float" office:value="30" calcext:value-type="float">
            <text:p>30</text:p>
          </table:table-cell>
          <table:table-cell office:value-type="float" office:value="0.154908932116753" calcext:value-type="float">
            <text:p>0.154908932116753</text:p>
          </table:table-cell>
          <table:table-cell office:value-type="float" office:value="24040660" calcext:value-type="float">
            <text:p>2404066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08_0</text:p>
          </table:table-cell>
          <table:table-cell office:value-type="float" office:value="5" calcext:value-type="float">
            <text:p>5</text:p>
          </table:table-cell>
          <table:table-cell office:value-type="float" office:value="0.054903135906357" calcext:value-type="float">
            <text:p>0.054903135906357</text:p>
          </table:table-cell>
          <table:table-cell office:value-type="float" office:value="746520" calcext:value-type="float">
            <text:p>74652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08_1</text:p>
          </table:table-cell>
          <table:table-cell office:value-type="float" office:value="10" calcext:value-type="float">
            <text:p>10</text:p>
          </table:table-cell>
          <table:table-cell office:value-type="float" office:value="0.0401870834126252" calcext:value-type="float">
            <text:p>0.040187083412625</text:p>
          </table:table-cell>
          <table:table-cell office:value-type="float" office:value="2776787" calcext:value-type="float">
            <text:p>2776787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08_2</text:p>
          </table:table-cell>
          <table:table-cell office:value-type="float" office:value="9" calcext:value-type="float">
            <text:p>9</text:p>
          </table:table-cell>
          <table:table-cell office:value-type="float" office:value="0.023307969558536" calcext:value-type="float">
            <text:p>0.023307969558536</text:p>
          </table:table-cell>
          <table:table-cell office:value-type="float" office:value="2184696" calcext:value-type="float">
            <text:p>2184696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08_3</text:p>
          </table:table-cell>
          <table:table-cell office:value-type="float" office:value="11" calcext:value-type="float">
            <text:p>11</text:p>
          </table:table-cell>
          <table:table-cell office:value-type="float" office:value="0.064981377174501" calcext:value-type="float">
            <text:p>0.064981377174501</text:p>
          </table:table-cell>
          <table:table-cell office:value-type="float" office:value="3328170" calcext:value-type="float">
            <text:p>332817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08_4</text:p>
          </table:table-cell>
          <table:table-cell office:value-type="float" office:value="8" calcext:value-type="float">
            <text:p>8</text:p>
          </table:table-cell>
          <table:table-cell office:value-type="float" office:value="0.0356904930969399" calcext:value-type="float">
            <text:p>0.03569049309694</text:p>
          </table:table-cell>
          <table:table-cell office:value-type="float" office:value="1839552" calcext:value-type="float">
            <text:p>1839552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10_0</text:p>
          </table:table-cell>
          <table:table-cell office:value-type="float" office:value="4" calcext:value-type="float">
            <text:p>4</text:p>
          </table:table-cell>
          <table:table-cell office:value-type="float" office:value="0.0228106563087957" calcext:value-type="float">
            <text:p>0.022810656308796</text:p>
          </table:table-cell>
          <table:table-cell office:value-type="float" office:value="465532" calcext:value-type="float">
            <text:p>465532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10_1</text:p>
          </table:table-cell>
          <table:table-cell office:value-type="float" office:value="9" calcext:value-type="float">
            <text:p>9</text:p>
          </table:table-cell>
          <table:table-cell office:value-type="float" office:value="0.0221602997606286" calcext:value-type="float">
            <text:p>0.022160299760629</text:p>
          </table:table-cell>
          <table:table-cell office:value-type="float" office:value="2245072" calcext:value-type="float">
            <text:p>2245072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10_2</text:p>
          </table:table-cell>
          <table:table-cell office:value-type="float" office:value="9" calcext:value-type="float">
            <text:p>9</text:p>
          </table:table-cell>
          <table:table-cell office:value-type="float" office:value="0.053599967509532" calcext:value-type="float">
            <text:p>0.053599967509532</text:p>
          </table:table-cell>
          <table:table-cell office:value-type="float" office:value="2378066" calcext:value-type="float">
            <text:p>2378066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10_3</text:p>
          </table:table-cell>
          <table:table-cell office:value-type="float" office:value="26" calcext:value-type="float">
            <text:p>26</text:p>
          </table:table-cell>
          <table:table-cell office:value-type="float" office:value="0.185098815126076" calcext:value-type="float">
            <text:p>0.185098815126076</text:p>
          </table:table-cell>
          <table:table-cell office:value-type="float" office:value="19211200" calcext:value-type="float">
            <text:p>1921120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10_4</text:p>
          </table:table-cell>
          <table:table-cell office:value-type="float" office:value="14" calcext:value-type="float">
            <text:p>14</text:p>
          </table:table-cell>
          <table:table-cell office:value-type="float" office:value="0.074318484979364" calcext:value-type="float">
            <text:p>0.074318484979364</text:p>
          </table:table-cell>
          <table:table-cell office:value-type="float" office:value="5649464" calcext:value-type="float">
            <text:p>5649464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08_0</text:p>
          </table:table-cell>
          <table:table-cell office:value-type="float" office:value="9" calcext:value-type="float">
            <text:p>9</text:p>
          </table:table-cell>
          <table:table-cell office:value-type="float" office:value="0.0842210505993038" calcext:value-type="float">
            <text:p>0.084221050599304</text:p>
          </table:table-cell>
          <table:table-cell office:value-type="float" office:value="2226961" calcext:value-type="float">
            <text:p>222696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08_1</text:p>
          </table:table-cell>
          <table:table-cell office:value-type="float" office:value="13" calcext:value-type="float">
            <text:p>13</text:p>
          </table:table-cell>
          <table:table-cell office:value-type="float" office:value="0.14276523678271" calcext:value-type="float">
            <text:p>0.14276523678271</text:p>
          </table:table-cell>
          <table:table-cell office:value-type="float" office:value="4797656" calcext:value-type="float">
            <text:p>4797656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08_2</text:p>
          </table:table-cell>
          <table:table-cell office:value-type="float" office:value="16" calcext:value-type="float">
            <text:p>16</text:p>
          </table:table-cell>
          <table:table-cell office:value-type="float" office:value="0.0501849696714195" calcext:value-type="float">
            <text:p>0.05018496967142</text:p>
          </table:table-cell>
          <table:table-cell office:value-type="float" office:value="6743323" calcext:value-type="float">
            <text:p>674332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08_3</text:p>
          </table:table-cell>
          <table:table-cell office:value-type="float" office:value="18" calcext:value-type="float">
            <text:p>18</text:p>
          </table:table-cell>
          <table:table-cell office:value-type="float" office:value="0.0922781115906585" calcext:value-type="float">
            <text:p>0.092278111590659</text:p>
          </table:table-cell>
          <table:table-cell office:value-type="float" office:value="9022112" calcext:value-type="float">
            <text:p>9022112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08_4</text:p>
          </table:table-cell>
          <table:table-cell office:value-type="float" office:value="9" calcext:value-type="float">
            <text:p>9</text:p>
          </table:table-cell>
          <table:table-cell office:value-type="float" office:value="0.0590984611426402" calcext:value-type="float">
            <text:p>0.05909846114264</text:p>
          </table:table-cell>
          <table:table-cell office:value-type="float" office:value="2373720" calcext:value-type="float">
            <text:p>237372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10_0</text:p>
          </table:table-cell>
          <table:table-cell office:value-type="float" office:value="17" calcext:value-type="float">
            <text:p>17</text:p>
          </table:table-cell>
          <table:table-cell office:value-type="float" office:value="0.147298178541677" calcext:value-type="float">
            <text:p>0.147298178541677</text:p>
          </table:table-cell>
          <table:table-cell office:value-type="float" office:value="8390237" calcext:value-type="float">
            <text:p>8390237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10_1</text:p>
          </table:table-cell>
          <table:table-cell office:value-type="float" office:value="22" calcext:value-type="float">
            <text:p>22</text:p>
          </table:table-cell>
          <table:table-cell office:value-type="float" office:value="0.11373958716022" calcext:value-type="float">
            <text:p>0.11373958716022</text:p>
          </table:table-cell>
          <table:table-cell office:value-type="float" office:value="14164767" calcext:value-type="float">
            <text:p>14164767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10_2</text:p>
          </table:table-cell>
          <table:table-cell office:value-type="float" office:value="31" calcext:value-type="float">
            <text:p>31</text:p>
          </table:table-cell>
          <table:table-cell office:value-type="float" office:value="0.254486570201021" calcext:value-type="float">
            <text:p>0.254486570201021</text:p>
          </table:table-cell>
          <table:table-cell office:value-type="float" office:value="27296306" calcext:value-type="float">
            <text:p>27296306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10_3</text:p>
          </table:table-cell>
          <table:table-cell office:value-type="float" office:value="23" calcext:value-type="float">
            <text:p>23</text:p>
          </table:table-cell>
          <table:table-cell office:value-type="float" office:value="0.132821137126707" calcext:value-type="float">
            <text:p>0.132821137126707</text:p>
          </table:table-cell>
          <table:table-cell office:value-type="float" office:value="14754743" calcext:value-type="float">
            <text:p>1475474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10_4</text:p>
          </table:table-cell>
          <table:table-cell office:value-type="float" office:value="28" calcext:value-type="float">
            <text:p>28</text:p>
          </table:table-cell>
          <table:table-cell office:value-type="float" office:value="0.216898732829839" calcext:value-type="float">
            <text:p>0.216898732829839</text:p>
          </table:table-cell>
          <table:table-cell office:value-type="float" office:value="21482230" calcext:value-type="float">
            <text:p>2148223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08_0</text:p>
          </table:table-cell>
          <table:table-cell office:value-type="float" office:value="20" calcext:value-type="float">
            <text:p>20</text:p>
          </table:table-cell>
          <table:table-cell office:value-type="float" office:value="0.18391762611523" calcext:value-type="float">
            <text:p>0.18391762611523</text:p>
          </table:table-cell>
          <table:table-cell office:value-type="float" office:value="11426488" calcext:value-type="float">
            <text:p>11426488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08_1</text:p>
          </table:table-cell>
          <table:table-cell office:value-type="float" office:value="17" calcext:value-type="float">
            <text:p>17</text:p>
          </table:table-cell>
          <table:table-cell office:value-type="float" office:value="0.140462723508986" calcext:value-type="float">
            <text:p>0.140462723508986</text:p>
          </table:table-cell>
          <table:table-cell office:value-type="float" office:value="8322983" calcext:value-type="float">
            <text:p>832298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08_2</text:p>
          </table:table-cell>
          <table:table-cell office:value-type="float" office:value="7" calcext:value-type="float">
            <text:p>7</text:p>
          </table:table-cell>
          <table:table-cell office:value-type="float" office:value="0.103712365371939" calcext:value-type="float">
            <text:p>0.103712365371939</text:p>
          </table:table-cell>
          <table:table-cell office:value-type="float" office:value="1541062" calcext:value-type="float">
            <text:p>1541062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08_3</text:p>
          </table:table-cell>
          <table:table-cell office:value-type="float" office:value="11" calcext:value-type="float">
            <text:p>11</text:p>
          </table:table-cell>
          <table:table-cell office:value-type="float" office:value="0.0295137760127698" calcext:value-type="float">
            <text:p>0.02951377601277</text:p>
          </table:table-cell>
          <table:table-cell office:value-type="float" office:value="3218909" calcext:value-type="float">
            <text:p>321890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08_4</text:p>
          </table:table-cell>
          <table:table-cell office:value-type="float" office:value="16" calcext:value-type="float">
            <text:p>16</text:p>
          </table:table-cell>
          <table:table-cell office:value-type="float" office:value="0.111027778201923" calcext:value-type="float">
            <text:p>0.111027778201923</text:p>
          </table:table-cell>
          <table:table-cell office:value-type="float" office:value="7542041" calcext:value-type="float">
            <text:p>754204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10_0</text:p>
          </table:table-cell>
          <table:table-cell office:value-type="float" office:value="22" calcext:value-type="float">
            <text:p>22</text:p>
          </table:table-cell>
          <table:table-cell office:value-type="float" office:value="0.0842503418497211" calcext:value-type="float">
            <text:p>0.084250341849721</text:p>
          </table:table-cell>
          <table:table-cell office:value-type="float" office:value="13317551" calcext:value-type="float">
            <text:p>1331755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10_1</text:p>
          </table:table-cell>
          <table:table-cell office:value-type="float" office:value="33" calcext:value-type="float">
            <text:p>33</text:p>
          </table:table-cell>
          <table:table-cell office:value-type="float" office:value="0.216024570487625" calcext:value-type="float">
            <text:p>0.216024570487625</text:p>
          </table:table-cell>
          <table:table-cell office:value-type="float" office:value="30348931" calcext:value-type="float">
            <text:p>3034893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10_2</text:p>
          </table:table-cell>
          <table:table-cell office:value-type="float" office:value="16" calcext:value-type="float">
            <text:p>16</text:p>
          </table:table-cell>
          <table:table-cell office:value-type="float" office:value="0.104020045530458" calcext:value-type="float">
            <text:p>0.104020045530458</text:p>
          </table:table-cell>
          <table:table-cell office:value-type="float" office:value="7467635" calcext:value-type="float">
            <text:p>746763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10_3</text:p>
          </table:table-cell>
          <table:table-cell office:value-type="float" office:value="27" calcext:value-type="float">
            <text:p>27</text:p>
          </table:table-cell>
          <table:table-cell office:value-type="float" office:value="0.101413621841515" calcext:value-type="float">
            <text:p>0.101413621841515</text:p>
          </table:table-cell>
          <table:table-cell office:value-type="float" office:value="21146390" calcext:value-type="float">
            <text:p>2114639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10_4</text:p>
          </table:table-cell>
          <table:table-cell office:value-type="float" office:value="31" calcext:value-type="float">
            <text:p>31</text:p>
          </table:table-cell>
          <table:table-cell office:value-type="float" office:value="0.222638029799605" calcext:value-type="float">
            <text:p>0.222638029799605</text:p>
          </table:table-cell>
          <table:table-cell office:value-type="float" office:value="26817254" calcext:value-type="float">
            <text:p>26817254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08_0</text:p>
          </table:table-cell>
          <table:table-cell office:value-type="float" office:value="15" calcext:value-type="float">
            <text:p>15</text:p>
          </table:table-cell>
          <table:table-cell office:value-type="float" office:value="0.0679670382909454" calcext:value-type="float">
            <text:p>0.067967038290946</text:p>
          </table:table-cell>
          <table:table-cell office:value-type="float" office:value="6441942" calcext:value-type="float">
            <text:p>6441942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08_1</text:p>
          </table:table-cell>
          <table:table-cell office:value-type="float" office:value="17" calcext:value-type="float">
            <text:p>17</text:p>
          </table:table-cell>
          <table:table-cell office:value-type="float" office:value="0.0997699602352257" calcext:value-type="float">
            <text:p>0.099769960235226</text:p>
          </table:table-cell>
          <table:table-cell office:value-type="float" office:value="7774163" calcext:value-type="float">
            <text:p>777416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08_2</text:p>
          </table:table-cell>
          <table:table-cell office:value-type="float" office:value="6" calcext:value-type="float">
            <text:p>6</text:p>
          </table:table-cell>
          <table:table-cell office:value-type="float" office:value="0.0587041152628851" calcext:value-type="float">
            <text:p>0.058704115262885</text:p>
          </table:table-cell>
          <table:table-cell office:value-type="float" office:value="1123099" calcext:value-type="float">
            <text:p>112309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08_3</text:p>
          </table:table-cell>
          <table:table-cell office:value-type="float" office:value="19" calcext:value-type="float">
            <text:p>19</text:p>
          </table:table-cell>
          <table:table-cell office:value-type="float" office:value="0.120499831891076" calcext:value-type="float">
            <text:p>0.120499831891076</text:p>
          </table:table-cell>
          <table:table-cell office:value-type="float" office:value="9948699" calcext:value-type="float">
            <text:p>994869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08_4</text:p>
          </table:table-cell>
          <table:table-cell office:value-type="float" office:value="17" calcext:value-type="float">
            <text:p>17</text:p>
          </table:table-cell>
          <table:table-cell office:value-type="float" office:value="0.117076359625301" calcext:value-type="float">
            <text:p>0.117076359625301</text:p>
          </table:table-cell>
          <table:table-cell office:value-type="float" office:value="7925545" calcext:value-type="float">
            <text:p>792554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10_0</text:p>
          </table:table-cell>
          <table:table-cell office:value-type="float" office:value="25" calcext:value-type="float">
            <text:p>25</text:p>
          </table:table-cell>
          <table:table-cell office:value-type="float" office:value="0.120248351860008" calcext:value-type="float">
            <text:p>0.120248351860008</text:p>
          </table:table-cell>
          <table:table-cell office:value-type="float" office:value="17232391" calcext:value-type="float">
            <text:p>1723239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10_1</text:p>
          </table:table-cell>
          <table:table-cell office:value-type="float" office:value="36" calcext:value-type="float">
            <text:p>36</text:p>
          </table:table-cell>
          <table:table-cell office:value-type="float" office:value="0.326827899630981" calcext:value-type="float">
            <text:p>0.326827899630981</text:p>
          </table:table-cell>
          <table:table-cell office:value-type="float" office:value="36917129" calcext:value-type="float">
            <text:p>36917129</text:p>
          </table:table-cell>
          <table:table-cell office:value-type="string" calcext:value-type="string">
            <text:p>REJ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10_2</text:p>
          </table:table-cell>
          <table:table-cell office:value-type="float" office:value="26" calcext:value-type="float">
            <text:p>26</text:p>
          </table:table-cell>
          <table:table-cell office:value-type="float" office:value="0.0886553360081304" calcext:value-type="float">
            <text:p>0.08865533600813</text:p>
          </table:table-cell>
          <table:table-cell office:value-type="float" office:value="18271388" calcext:value-type="float">
            <text:p>18271388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10_3</text:p>
          </table:table-cell>
          <table:table-cell office:value-type="float" office:value="21" calcext:value-type="float">
            <text:p>21</text:p>
          </table:table-cell>
          <table:table-cell office:value-type="float" office:value="0.160886127072568" calcext:value-type="float">
            <text:p>0.160886127072568</text:p>
          </table:table-cell>
          <table:table-cell office:value-type="float" office:value="12416175" calcext:value-type="float">
            <text:p>1241617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10_4</text:p>
          </table:table-cell>
          <table:table-cell office:value-type="float" office:value="33" calcext:value-type="float">
            <text:p>33</text:p>
          </table:table-cell>
          <table:table-cell office:value-type="float" office:value="0.167613077819302" calcext:value-type="float">
            <text:p>0.167613077819302</text:p>
          </table:table-cell>
          <table:table-cell office:value-type="float" office:value="29035557" calcext:value-type="float">
            <text:p>29035557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08_0</text:p>
          </table:table-cell>
          <table:table-cell office:value-type="float" office:value="27" calcext:value-type="float">
            <text:p>27</text:p>
          </table:table-cell>
          <table:table-cell office:value-type="float" office:value="0.147322811952839" calcext:value-type="float">
            <text:p>0.147322811952839</text:p>
          </table:table-cell>
          <table:table-cell office:value-type="float" office:value="21251509" calcext:value-type="float">
            <text:p>2125150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08_1</text:p>
          </table:table-cell>
          <table:table-cell office:value-type="float" office:value="24" calcext:value-type="float">
            <text:p>24</text:p>
          </table:table-cell>
          <table:table-cell office:value-type="float" office:value="0.168368694647016" calcext:value-type="float">
            <text:p>0.168368694647016</text:p>
          </table:table-cell>
          <table:table-cell office:value-type="float" office:value="15831995" calcext:value-type="float">
            <text:p>1583199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08_2</text:p>
          </table:table-cell>
          <table:table-cell office:value-type="float" office:value="24" calcext:value-type="float">
            <text:p>24</text:p>
          </table:table-cell>
          <table:table-cell office:value-type="float" office:value="0.240868119060053" calcext:value-type="float">
            <text:p>0.240868119060053</text:p>
          </table:table-cell>
          <table:table-cell office:value-type="float" office:value="16551565" calcext:value-type="float">
            <text:p>1655156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08_3</text:p>
          </table:table-cell>
          <table:table-cell office:value-type="float" office:value="26" calcext:value-type="float">
            <text:p>26</text:p>
          </table:table-cell>
          <table:table-cell office:value-type="float" office:value="0.242090442545441" calcext:value-type="float">
            <text:p>0.242090442545441</text:p>
          </table:table-cell>
          <table:table-cell office:value-type="float" office:value="19225000" calcext:value-type="float">
            <text:p>1922500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08_4</text:p>
          </table:table-cell>
          <table:table-cell office:value-type="float" office:value="25" calcext:value-type="float">
            <text:p>25</text:p>
          </table:table-cell>
          <table:table-cell office:value-type="float" office:value="0.278190821356949" calcext:value-type="float">
            <text:p>0.278190821356949</text:p>
          </table:table-cell>
          <table:table-cell office:value-type="float" office:value="17761820" calcext:value-type="float">
            <text:p>1776182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10_0</text:p>
          </table:table-cell>
          <table:table-cell office:value-type="float" office:value="42" calcext:value-type="float">
            <text:p>42</text:p>
          </table:table-cell>
          <table:table-cell office:value-type="float" office:value="0.195989474050823" calcext:value-type="float">
            <text:p>0.195989474050823</text:p>
          </table:table-cell>
          <table:table-cell office:value-type="float" office:value="49798327" calcext:value-type="float">
            <text:p>49798327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10_1</text:p>
          </table:table-cell>
          <table:table-cell office:value-type="float" office:value="41" calcext:value-type="float">
            <text:p>41</text:p>
          </table:table-cell>
          <table:table-cell office:value-type="float" office:value="0.320939157769024" calcext:value-type="float">
            <text:p>0.320939157769024</text:p>
          </table:table-cell>
          <table:table-cell office:value-type="float" office:value="46244946" calcext:value-type="float">
            <text:p>46244946</text:p>
          </table:table-cell>
          <table:table-cell office:value-type="string" calcext:value-type="string">
            <text:p>REJ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10_2</text:p>
          </table:table-cell>
          <table:table-cell office:value-type="float" office:value="38" calcext:value-type="float">
            <text:p>38</text:p>
          </table:table-cell>
          <table:table-cell office:value-type="float" office:value="0.277315463302952" calcext:value-type="float">
            <text:p>0.277315463302952</text:p>
          </table:table-cell>
          <table:table-cell office:value-type="float" office:value="40290722" calcext:value-type="float">
            <text:p>40290722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10_3</text:p>
          </table:table-cell>
          <table:table-cell office:value-type="float" office:value="39" calcext:value-type="float">
            <text:p>39</text:p>
          </table:table-cell>
          <table:table-cell office:value-type="float" office:value="0.120201331912073" calcext:value-type="float">
            <text:p>0.120201331912073</text:p>
          </table:table-cell>
          <table:table-cell office:value-type="float" office:value="41908526" calcext:value-type="float">
            <text:p>41908526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10_4</text:p>
          </table:table-cell>
          <table:table-cell office:value-type="float" office:value="37" calcext:value-type="float">
            <text:p>37</text:p>
          </table:table-cell>
          <table:table-cell office:value-type="float" office:value="0.284452584497492" calcext:value-type="float">
            <text:p>0.284452584497492</text:p>
          </table:table-cell>
          <table:table-cell office:value-type="float" office:value="36887531" calcext:value-type="float">
            <text:p>3688753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08_0</text:p>
          </table:table-cell>
          <table:table-cell office:value-type="float" office:value="20" calcext:value-type="float">
            <text:p>20</text:p>
          </table:table-cell>
          <table:table-cell office:value-type="float" office:value="0.232951270689206" calcext:value-type="float">
            <text:p>0.232951270689206</text:p>
          </table:table-cell>
          <table:table-cell office:value-type="float" office:value="11163495" calcext:value-type="float">
            <text:p>1116349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08_1</text:p>
          </table:table-cell>
          <table:table-cell office:value-type="float" office:value="21" calcext:value-type="float">
            <text:p>21</text:p>
          </table:table-cell>
          <table:table-cell office:value-type="float" office:value="0.214318328137893" calcext:value-type="float">
            <text:p>0.214318328137893</text:p>
          </table:table-cell>
          <table:table-cell office:value-type="float" office:value="12195197" calcext:value-type="float">
            <text:p>12195197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08_2</text:p>
          </table:table-cell>
          <table:table-cell office:value-type="float" office:value="19" calcext:value-type="float">
            <text:p>19</text:p>
          </table:table-cell>
          <table:table-cell office:value-type="float" office:value="0.177831387658363" calcext:value-type="float">
            <text:p>0.177831387658363</text:p>
          </table:table-cell>
          <table:table-cell office:value-type="float" office:value="10323613" calcext:value-type="float">
            <text:p>1032361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08_3</text:p>
          </table:table-cell>
          <table:table-cell office:value-type="float" office:value="18" calcext:value-type="float">
            <text:p>18</text:p>
          </table:table-cell>
          <table:table-cell office:value-type="float" office:value="0.215782386539678" calcext:value-type="float">
            <text:p>0.215782386539678</text:p>
          </table:table-cell>
          <table:table-cell office:value-type="float" office:value="9157458" calcext:value-type="float">
            <text:p>9157458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08_4</text:p>
          </table:table-cell>
          <table:table-cell office:value-type="float" office:value="22" calcext:value-type="float">
            <text:p>22</text:p>
          </table:table-cell>
          <table:table-cell office:value-type="float" office:value="0.273826504400812" calcext:value-type="float">
            <text:p>0.273826504400812</text:p>
          </table:table-cell>
          <table:table-cell office:value-type="float" office:value="13144132" calcext:value-type="float">
            <text:p>13144132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10_0</text:p>
          </table:table-cell>
          <table:table-cell office:value-type="float" office:value="31" calcext:value-type="float">
            <text:p>31</text:p>
          </table:table-cell>
          <table:table-cell office:value-type="float" office:value="0.286724469677789" calcext:value-type="float">
            <text:p>0.286724469677789</text:p>
          </table:table-cell>
          <table:table-cell office:value-type="float" office:value="26488712" calcext:value-type="float">
            <text:p>26488712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10_1</text:p>
          </table:table-cell>
          <table:table-cell office:value-type="float" office:value="36" calcext:value-type="float">
            <text:p>36</text:p>
          </table:table-cell>
          <table:table-cell office:value-type="float" office:value="0.314586770503788" calcext:value-type="float">
            <text:p>0.314586770503788</text:p>
          </table:table-cell>
          <table:table-cell office:value-type="float" office:value="35875122" calcext:value-type="float">
            <text:p>35875122</text:p>
          </table:table-cell>
          <table:table-cell office:value-type="string" calcext:value-type="string">
            <text:p>REJ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10_2</text:p>
          </table:table-cell>
          <table:table-cell office:value-type="float" office:value="30" calcext:value-type="float">
            <text:p>30</text:p>
          </table:table-cell>
          <table:table-cell office:value-type="float" office:value="0.240612706503566" calcext:value-type="float">
            <text:p>0.240612706503566</text:p>
          </table:table-cell>
          <table:table-cell office:value-type="float" office:value="24656885" calcext:value-type="float">
            <text:p>2465688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10_3</text:p>
          </table:table-cell>
          <table:table-cell office:value-type="float" office:value="35" calcext:value-type="float">
            <text:p>35</text:p>
          </table:table-cell>
          <table:table-cell office:value-type="float" office:value="0.309548225877707" calcext:value-type="float">
            <text:p>0.309548225877707</text:p>
          </table:table-cell>
          <table:table-cell office:value-type="float" office:value="33364949" calcext:value-type="float">
            <text:p>3336494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10_4</text:p>
          </table:table-cell>
          <table:table-cell office:value-type="float" office:value="34" calcext:value-type="float">
            <text:p>34</text:p>
          </table:table-cell>
          <table:table-cell office:value-type="float" office:value="0.271299256237217" calcext:value-type="float">
            <text:p>0.271299256237217</text:p>
          </table:table-cell>
          <table:table-cell office:value-type="float" office:value="31701978" calcext:value-type="float">
            <text:p>31701978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</table:table>
      <table:table table:name="dtv_sts" table:style-name="ta1">
        <table:table-column table:style-name="co8" table:default-cell-style-name="Default"/>
        <table:table-column table:style-name="co6" table:number-columns-repeated="8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4" table:number-rows-spanned="1">
            <text:p>STS</text:p>
          </table:table-cell>
          <table:covered-table-cell table:number-columns-repeated="3" table:style-name="ce1"/>
          <table:table-cell table:number-columns-repeated="4"/>
          <table:table-cell table:style-name="ce1"/>
          <table:table-cell table:style-name="ce2" office:value-type="string" calcext:value-type="string" table:number-columns-spanned="4" table:number-rows-spanned="1">
            <text:p>STS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Instances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dtv</text:p>
          </table:table-cell>
          <table:table-cell table:style-name="ce1" office:value-type="string" calcext:value-type="string">
            <text:p>nsamples</text:p>
          </table:table-cell>
          <table:table-cell table:style-name="ce1" office:value-type="string" calcext:value-type="string">
            <text:p>Result</text:p>
          </table:table-cell>
          <table:table-cell table:number-columns-repeated="4"/>
          <table:table-cell table:style-name="ce1" office:value-type="string" calcext:value-type="string">
            <text:p>Instances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dtv</text:p>
          </table:table-cell>
          <table:table-cell table:style-name="ce1" office:value-type="string" calcext:value-type="string">
            <text:p>nsamples</text:p>
          </table:table-cell>
          <table:table-cell table:style-name="ce1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avgdeg_3_008_0</text:p>
          </table:table-cell>
          <table:table-cell office:value-type="float" office:value="16" calcext:value-type="float">
            <text:p>16</text:p>
          </table:table-cell>
          <table:table-cell office:value-type="float" office:value="0.048233550492256" calcext:value-type="float">
            <text:p>0.048233550492256</text:p>
          </table:table-cell>
          <table:table-cell office:value-type="float" office:value="6799423" calcext:value-type="float">
            <text:p>6799423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avgdeg_3_010_4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0.125097312283315" calcext:value-type="float">
            <text:p>0.1251</text:p>
          </table:table-cell>
          <table:table-cell office:value-type="float" office:value="9473764" calcext:value-type="float">
            <text:p>9473764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08_1</text:p>
          </table:table-cell>
          <table:table-cell office:value-type="float" office:value="15" calcext:value-type="float">
            <text:p>15</text:p>
          </table:table-cell>
          <table:table-cell office:value-type="float" office:value="0.105173447158488" calcext:value-type="float">
            <text:p>0.105173447158488</text:p>
          </table:table-cell>
          <table:table-cell office:value-type="float" office:value="6384883" calcext:value-type="float">
            <text:p>6384883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avgdeg_5_010_4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0.0386624420904181" calcext:value-type="float">
            <text:p>0.0387</text:p>
          </table:table-cell>
          <table:table-cell office:value-type="float" office:value="3475635" calcext:value-type="float">
            <text:p>3475635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08_2</text:p>
          </table:table-cell>
          <table:table-cell office:value-type="float" office:value="19" calcext:value-type="float">
            <text:p>19</text:p>
          </table:table-cell>
          <table:table-cell office:value-type="float" office:value="0.0225734631577709" calcext:value-type="float">
            <text:p>0.022573463157771</text:p>
          </table:table-cell>
          <table:table-cell office:value-type="float" office:value="11013078" calcext:value-type="float">
            <text:p>11013078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bayesiannetwork_andes_010_1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0.0390757298218178" calcext:value-type="float">
            <text:p>0.0391</text:p>
          </table:table-cell>
          <table:table-cell office:value-type="float" office:value="33536595" calcext:value-type="float">
            <text:p>33536595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08_3</text:p>
          </table:table-cell>
          <table:table-cell office:value-type="float" office:value="3" calcext:value-type="float">
            <text:p>3</text:p>
          </table:table-cell>
          <table:table-cell office:value-type="float" office:value="0.0195272529587779" calcext:value-type="float">
            <text:p>0.019527252958778</text:p>
          </table:table-cell>
          <table:table-cell office:value-type="float" office:value="285416" calcext:value-type="float">
            <text:p>285416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bayesiannetwork_diabetes_010_3</text:p>
          </table:table-cell>
          <table:table-cell office:value-type="float" office:value="26" calcext:value-type="float">
            <text:p>26</text:p>
          </table:table-cell>
          <table:table-cell table:style-name="ce4" office:value-type="float" office:value="0.000394316406412944" calcext:value-type="float">
            <text:p>0.0004</text:p>
          </table:table-cell>
          <table:table-cell office:value-type="float" office:value="18847561" calcext:value-type="float">
            <text:p>18847561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08_4</text:p>
          </table:table-cell>
          <table:table-cell office:value-type="float" office:value="9" calcext:value-type="float">
            <text:p>9</text:p>
          </table:table-cell>
          <table:table-cell office:value-type="float" office:value="0.117439465170555" calcext:value-type="float">
            <text:p>0.117439465170555</text:p>
          </table:table-cell>
          <table:table-cell office:value-type="float" office:value="2315199" calcext:value-type="float">
            <text:p>2315199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bayesiannetwork_link_010_4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0.0566316283135919" calcext:value-type="float">
            <text:p>0.0566</text:p>
          </table:table-cell>
          <table:table-cell office:value-type="float" office:value="22377750" calcext:value-type="float">
            <text:p>22377750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10_0</text:p>
          </table:table-cell>
          <table:table-cell office:value-type="float" office:value="12" calcext:value-type="float">
            <text:p>12</text:p>
          </table:table-cell>
          <table:table-cell office:value-type="float" office:value="0.00794915710025405" calcext:value-type="float">
            <text:p>0.007949157100254</text:p>
          </table:table-cell>
          <table:table-cell office:value-type="float" office:value="4201404" calcext:value-type="float">
            <text:p>4201404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bayesiannetwork_munin_010_1</text:p>
          </table:table-cell>
          <table:table-cell office:value-type="float" office:value="33" calcext:value-type="float">
            <text:p>33</text:p>
          </table:table-cell>
          <table:table-cell table:style-name="ce4" office:value-type="float" office:value="0.00712450965620037" calcext:value-type="float">
            <text:p>0.0071</text:p>
          </table:table-cell>
          <table:table-cell office:value-type="float" office:value="30693619" calcext:value-type="float">
            <text:p>30693619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10_1</text:p>
          </table:table-cell>
          <table:table-cell office:value-type="float" office:value="16" calcext:value-type="float">
            <text:p>16</text:p>
          </table:table-cell>
          <table:table-cell office:value-type="float" office:value="0.00747930523824757" calcext:value-type="float">
            <text:p>0.007479305238248</text:p>
          </table:table-cell>
          <table:table-cell office:value-type="float" office:value="7127196" calcext:value-type="float">
            <text:p>7127196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bayesiannetwork_pigs_010_1</text:p>
          </table:table-cell>
          <table:table-cell office:value-type="float" office:value="36" calcext:value-type="float">
            <text:p>36</text:p>
          </table:table-cell>
          <table:table-cell table:style-name="ce4" office:value-type="float" office:value="0.0892742924839062" calcext:value-type="float">
            <text:p>0.0893</text:p>
          </table:table-cell>
          <table:table-cell office:value-type="float" office:value="36311963" calcext:value-type="float">
            <text:p>36311963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10_2</text:p>
          </table:table-cell>
          <table:table-cell office:value-type="float" office:value="30" calcext:value-type="float">
            <text:p>30</text:p>
          </table:table-cell>
          <table:table-cell office:value-type="float" office:value="0.00856223219271075" calcext:value-type="float">
            <text:p>0.008562232192711</text:p>
          </table:table-cell>
          <table:table-cell office:value-type="float" office:value="24758147" calcext:value-type="float">
            <text:p>24758147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bipartite_0.2_010_1</text:p>
          </table:table-cell>
          <table:table-cell office:value-type="float" office:value="41" calcext:value-type="float">
            <text:p>41</text:p>
          </table:table-cell>
          <table:table-cell table:style-name="ce4" office:value-type="float" office:value="0.137377273043612" calcext:value-type="float">
            <text:p>0.1374</text:p>
          </table:table-cell>
          <table:table-cell office:value-type="float" office:value="48135745" calcext:value-type="float">
            <text:p>48135745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10_3</text:p>
          </table:table-cell>
          <table:table-cell office:value-type="float" office:value="17" calcext:value-type="float">
            <text:p>17</text:p>
          </table:table-cell>
          <table:table-cell office:value-type="float" office:value="0.0975283883199143" calcext:value-type="float">
            <text:p>0.097528388319914</text:p>
          </table:table-cell>
          <table:table-cell office:value-type="float" office:value="8130097" calcext:value-type="float">
            <text:p>8130097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bipartite_0.5_010_1</text:p>
          </table:table-cell>
          <table:table-cell office:value-type="float" office:value="36" calcext:value-type="float">
            <text:p>36</text:p>
          </table:table-cell>
          <table:table-cell table:style-name="ce4" office:value-type="float" office:value="0.00456744257673619" calcext:value-type="float">
            <text:p>0.0046</text:p>
          </table:table-cell>
          <table:table-cell office:value-type="float" office:value="36728064" calcext:value-type="float">
            <text:p>36728064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10_4</text:p>
          </table:table-cell>
          <table:table-cell office:value-type="float" office:value="19" calcext:value-type="float">
            <text:p>19</text:p>
          </table:table-cell>
          <table:table-cell office:value-type="float" office:value="0.125097312283315" calcext:value-type="float">
            <text:p>0.125097312283315</text:p>
          </table:table-cell>
          <table:table-cell office:value-type="float" office:value="9473764" calcext:value-type="float">
            <text:p>9473764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08_0</text:p>
          </table:table-cell>
          <table:table-cell office:value-type="float" office:value="2" calcext:value-type="float">
            <text:p>2</text:p>
          </table:table-cell>
          <table:table-cell office:value-type="float" office:value="0.282228915286337" calcext:value-type="float">
            <text:p>0.282228915286337</text:p>
          </table:table-cell>
          <table:table-cell office:value-type="float" office:value="108589" calcext:value-type="float">
            <text:p>10858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08_1</text:p>
          </table:table-cell>
          <table:table-cell office:value-type="float" office:value="5" calcext:value-type="float">
            <text:p>5</text:p>
          </table:table-cell>
          <table:table-cell office:value-type="float" office:value="0.0692987690202835" calcext:value-type="float">
            <text:p>0.069298769020284</text:p>
          </table:table-cell>
          <table:table-cell office:value-type="float" office:value="758299" calcext:value-type="float">
            <text:p>75829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08_2</text:p>
          </table:table-cell>
          <table:table-cell office:value-type="float" office:value="1" calcext:value-type="float">
            <text:p>1</text:p>
          </table:table-cell>
          <table:table-cell office:value-type="float" office:value="0.0831619798051194" calcext:value-type="float">
            <text:p>0.08316197980512</text:p>
          </table:table-cell>
          <table:table-cell office:value-type="float" office:value="35811" calcext:value-type="float">
            <text:p>3581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08_3</text:p>
          </table:table-cell>
          <table:table-cell office:value-type="float" office:value="3" calcext:value-type="float">
            <text:p>3</text:p>
          </table:table-cell>
          <table:table-cell office:value-type="float" office:value="0.309834250716739" calcext:value-type="float">
            <text:p>0.309834250716739</text:p>
          </table:table-cell>
          <table:table-cell office:value-type="float" office:value="265599" calcext:value-type="float">
            <text:p>26559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08_4</text:p>
          </table:table-cell>
          <table:table-cell office:value-type="float" office:value="5" calcext:value-type="float">
            <text:p>5</text:p>
          </table:table-cell>
          <table:table-cell office:value-type="float" office:value="0.0577736059076756" calcext:value-type="float">
            <text:p>0.057773605907676</text:p>
          </table:table-cell>
          <table:table-cell office:value-type="float" office:value="808043" calcext:value-type="float">
            <text:p>80804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10_0</text:p>
          </table:table-cell>
          <table:table-cell office:value-type="float" office:value="5" calcext:value-type="float">
            <text:p>5</text:p>
          </table:table-cell>
          <table:table-cell office:value-type="float" office:value="0.163710635013256" calcext:value-type="float">
            <text:p>0.163710635013256</text:p>
          </table:table-cell>
          <table:table-cell office:value-type="float" office:value="676270" calcext:value-type="float">
            <text:p>67627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10_1</text:p>
          </table:table-cell>
          <table:table-cell office:value-type="float" office:value="10" calcext:value-type="float">
            <text:p>10</text:p>
          </table:table-cell>
          <table:table-cell office:value-type="float" office:value="0.00292941284263025" calcext:value-type="float">
            <text:p>0.00292941284263</text:p>
          </table:table-cell>
          <table:table-cell office:value-type="float" office:value="3002641" calcext:value-type="float">
            <text:p>300264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10_2</text:p>
          </table:table-cell>
          <table:table-cell office:value-type="float" office:value="10" calcext:value-type="float">
            <text:p>10</text:p>
          </table:table-cell>
          <table:table-cell office:value-type="float" office:value="0.0116899239756859" calcext:value-type="float">
            <text:p>0.011689923975686</text:p>
          </table:table-cell>
          <table:table-cell office:value-type="float" office:value="3126246" calcext:value-type="float">
            <text:p>3126246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10_3</text:p>
          </table:table-cell>
          <table:table-cell office:value-type="float" office:value="16" calcext:value-type="float">
            <text:p>16</text:p>
          </table:table-cell>
          <table:table-cell office:value-type="float" office:value="0.00773828421030572" calcext:value-type="float">
            <text:p>0.007738284210306</text:p>
          </table:table-cell>
          <table:table-cell office:value-type="float" office:value="7338508" calcext:value-type="float">
            <text:p>7338508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10_4</text:p>
          </table:table-cell>
          <table:table-cell office:value-type="float" office:value="11" calcext:value-type="float">
            <text:p>11</text:p>
          </table:table-cell>
          <table:table-cell office:value-type="float" office:value="0.0386624420904181" calcext:value-type="float">
            <text:p>0.038662442090418</text:p>
          </table:table-cell>
          <table:table-cell office:value-type="float" office:value="3475635" calcext:value-type="float">
            <text:p>347563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08_0</text:p>
          </table:table-cell>
          <table:table-cell office:value-type="float" office:value="9" calcext:value-type="float">
            <text:p>9</text:p>
          </table:table-cell>
          <table:table-cell office:value-type="float" office:value="0.0580989844257651" calcext:value-type="float">
            <text:p>0.058098984425765</text:p>
          </table:table-cell>
          <table:table-cell office:value-type="float" office:value="2170358" calcext:value-type="float">
            <text:p>2170358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08_1</text:p>
          </table:table-cell>
          <table:table-cell office:value-type="float" office:value="5" calcext:value-type="float">
            <text:p>5</text:p>
          </table:table-cell>
          <table:table-cell office:value-type="float" office:value="0.126447579814411" calcext:value-type="float">
            <text:p>0.126447579814411</text:p>
          </table:table-cell>
          <table:table-cell office:value-type="float" office:value="716324" calcext:value-type="float">
            <text:p>716324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08_2</text:p>
          </table:table-cell>
          <table:table-cell office:value-type="float" office:value="17" calcext:value-type="float">
            <text:p>17</text:p>
          </table:table-cell>
          <table:table-cell office:value-type="float" office:value="0.00651746374848304" calcext:value-type="float">
            <text:p>0.006517463748483</text:p>
          </table:table-cell>
          <table:table-cell office:value-type="float" office:value="8160580" calcext:value-type="float">
            <text:p>816058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08_3</text:p>
          </table:table-cell>
          <table:table-cell office:value-type="float" office:value="17" calcext:value-type="float">
            <text:p>17</text:p>
          </table:table-cell>
          <table:table-cell office:value-type="float" office:value="0.0668687385197893" calcext:value-type="float">
            <text:p>0.066868738519789</text:p>
          </table:table-cell>
          <table:table-cell office:value-type="float" office:value="7545288" calcext:value-type="float">
            <text:p>7545288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08_4</text:p>
          </table:table-cell>
          <table:table-cell office:value-type="float" office:value="6" calcext:value-type="float">
            <text:p>6</text:p>
          </table:table-cell>
          <table:table-cell office:value-type="float" office:value="0.0000191111754925169" calcext:value-type="float">
            <text:p>1.91111754925169E-05</text:p>
          </table:table-cell>
          <table:table-cell office:value-type="float" office:value="1142299" calcext:value-type="float">
            <text:p>114229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10_0</text:p>
          </table:table-cell>
          <table:table-cell office:value-type="float" office:value="31" calcext:value-type="float">
            <text:p>31</text:p>
          </table:table-cell>
          <table:table-cell office:value-type="float" office:value="0.0467832906503348" calcext:value-type="float">
            <text:p>0.046783290650335</text:p>
          </table:table-cell>
          <table:table-cell office:value-type="float" office:value="25906414" calcext:value-type="float">
            <text:p>25906414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10_1</text:p>
          </table:table-cell>
          <table:table-cell office:value-type="float" office:value="35" calcext:value-type="float">
            <text:p>35</text:p>
          </table:table-cell>
          <table:table-cell office:value-type="float" office:value="0.0390757298218178" calcext:value-type="float">
            <text:p>0.039075729821818</text:p>
          </table:table-cell>
          <table:table-cell office:value-type="float" office:value="33536595" calcext:value-type="float">
            <text:p>3353659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10_2</text:p>
          </table:table-cell>
          <table:table-cell office:value-type="float" office:value="30" calcext:value-type="float">
            <text:p>30</text:p>
          </table:table-cell>
          <table:table-cell office:value-type="float" office:value="0.0190458100686773" calcext:value-type="float">
            <text:p>0.019045810068677</text:p>
          </table:table-cell>
          <table:table-cell office:value-type="float" office:value="24970138" calcext:value-type="float">
            <text:p>24970138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10_3</text:p>
          </table:table-cell>
          <table:table-cell office:value-type="float" office:value="22" calcext:value-type="float">
            <text:p>22</text:p>
          </table:table-cell>
          <table:table-cell office:value-type="float" office:value="0.0468016415623436" calcext:value-type="float">
            <text:p>0.046801641562344</text:p>
          </table:table-cell>
          <table:table-cell office:value-type="float" office:value="12519139" calcext:value-type="float">
            <text:p>1251913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10_4</text:p>
          </table:table-cell>
          <table:table-cell office:value-type="float" office:value="30" calcext:value-type="float">
            <text:p>30</text:p>
          </table:table-cell>
          <table:table-cell office:value-type="float" office:value="0.00166271646681354" calcext:value-type="float">
            <text:p>0.001662716466814</text:p>
          </table:table-cell>
          <table:table-cell office:value-type="float" office:value="23654061" calcext:value-type="float">
            <text:p>2365406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08_0</text:p>
          </table:table-cell>
          <table:table-cell office:value-type="float" office:value="5" calcext:value-type="float">
            <text:p>5</text:p>
          </table:table-cell>
          <table:table-cell office:value-type="float" office:value="0.0561730068099967" calcext:value-type="float">
            <text:p>0.056173006809997</text:p>
          </table:table-cell>
          <table:table-cell office:value-type="float" office:value="767293" calcext:value-type="float">
            <text:p>76729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08_1</text:p>
          </table:table-cell>
          <table:table-cell office:value-type="float" office:value="10" calcext:value-type="float">
            <text:p>10</text:p>
          </table:table-cell>
          <table:table-cell office:value-type="float" office:value="0.0277778297270678" calcext:value-type="float">
            <text:p>0.027777829727068</text:p>
          </table:table-cell>
          <table:table-cell office:value-type="float" office:value="2693513" calcext:value-type="float">
            <text:p>269351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08_2</text:p>
          </table:table-cell>
          <table:table-cell office:value-type="float" office:value="9" calcext:value-type="float">
            <text:p>9</text:p>
          </table:table-cell>
          <table:table-cell office:value-type="float" office:value="0.0357962082490432" calcext:value-type="float">
            <text:p>0.035796208249043</text:p>
          </table:table-cell>
          <table:table-cell office:value-type="float" office:value="2272086" calcext:value-type="float">
            <text:p>2272086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08_3</text:p>
          </table:table-cell>
          <table:table-cell office:value-type="float" office:value="11" calcext:value-type="float">
            <text:p>11</text:p>
          </table:table-cell>
          <table:table-cell office:value-type="float" office:value="0.00136308068857186" calcext:value-type="float">
            <text:p>0.001363080688572</text:p>
          </table:table-cell>
          <table:table-cell office:value-type="float" office:value="3497447" calcext:value-type="float">
            <text:p>3497447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08_4</text:p>
          </table:table-cell>
          <table:table-cell office:value-type="float" office:value="8" calcext:value-type="float">
            <text:p>8</text:p>
          </table:table-cell>
          <table:table-cell office:value-type="float" office:value="0.0529914026292412" calcext:value-type="float">
            <text:p>0.052991402629241</text:p>
          </table:table-cell>
          <table:table-cell office:value-type="float" office:value="1850440" calcext:value-type="float">
            <text:p>185044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10_0</text:p>
          </table:table-cell>
          <table:table-cell office:value-type="float" office:value="4" calcext:value-type="float">
            <text:p>4</text:p>
          </table:table-cell>
          <table:table-cell office:value-type="float" office:value="0.0898289984903033" calcext:value-type="float">
            <text:p>0.089828998490303</text:p>
          </table:table-cell>
          <table:table-cell office:value-type="float" office:value="451759" calcext:value-type="float">
            <text:p>45175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10_1</text:p>
          </table:table-cell>
          <table:table-cell office:value-type="float" office:value="9" calcext:value-type="float">
            <text:p>9</text:p>
          </table:table-cell>
          <table:table-cell office:value-type="float" office:value="0.00804839858995738" calcext:value-type="float">
            <text:p>0.008048398589957</text:p>
          </table:table-cell>
          <table:table-cell office:value-type="float" office:value="2242919" calcext:value-type="float">
            <text:p>224291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10_2</text:p>
          </table:table-cell>
          <table:table-cell office:value-type="float" office:value="9" calcext:value-type="float">
            <text:p>9</text:p>
          </table:table-cell>
          <table:table-cell office:value-type="float" office:value="0.0291419650769677" calcext:value-type="float">
            <text:p>0.029141965076968</text:p>
          </table:table-cell>
          <table:table-cell office:value-type="float" office:value="2368284" calcext:value-type="float">
            <text:p>2368284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10_3</text:p>
          </table:table-cell>
          <table:table-cell office:value-type="float" office:value="26" calcext:value-type="float">
            <text:p>26</text:p>
          </table:table-cell>
          <table:table-cell office:value-type="float" office:value="0.000394316406412944" calcext:value-type="float">
            <text:p>0.000394316406413</text:p>
          </table:table-cell>
          <table:table-cell office:value-type="float" office:value="18847561" calcext:value-type="float">
            <text:p>1884756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10_4</text:p>
          </table:table-cell>
          <table:table-cell office:value-type="float" office:value="14" calcext:value-type="float">
            <text:p>14</text:p>
          </table:table-cell>
          <table:table-cell office:value-type="float" office:value="0.0395729918964102" calcext:value-type="float">
            <text:p>0.03957299189641</text:p>
          </table:table-cell>
          <table:table-cell office:value-type="float" office:value="5691881" calcext:value-type="float">
            <text:p>569188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08_0</text:p>
          </table:table-cell>
          <table:table-cell office:value-type="float" office:value="9" calcext:value-type="float">
            <text:p>9</text:p>
          </table:table-cell>
          <table:table-cell office:value-type="float" office:value="0.0453442045494192" calcext:value-type="float">
            <text:p>0.045344204549419</text:p>
          </table:table-cell>
          <table:table-cell office:value-type="float" office:value="2277521" calcext:value-type="float">
            <text:p>227752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08_1</text:p>
          </table:table-cell>
          <table:table-cell office:value-type="float" office:value="13" calcext:value-type="float">
            <text:p>13</text:p>
          </table:table-cell>
          <table:table-cell office:value-type="float" office:value="0.230476915444688" calcext:value-type="float">
            <text:p>0.230476915444688</text:p>
          </table:table-cell>
          <table:table-cell office:value-type="float" office:value="4703993" calcext:value-type="float">
            <text:p>470399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08_2</text:p>
          </table:table-cell>
          <table:table-cell office:value-type="float" office:value="16" calcext:value-type="float">
            <text:p>16</text:p>
          </table:table-cell>
          <table:table-cell office:value-type="float" office:value="0.169912400904228" calcext:value-type="float">
            <text:p>0.169912400904228</text:p>
          </table:table-cell>
          <table:table-cell office:value-type="float" office:value="6598629" calcext:value-type="float">
            <text:p>659862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08_3</text:p>
          </table:table-cell>
          <table:table-cell office:value-type="float" office:value="18" calcext:value-type="float">
            <text:p>18</text:p>
          </table:table-cell>
          <table:table-cell office:value-type="float" office:value="0.0550523662269906" calcext:value-type="float">
            <text:p>0.055052366226991</text:p>
          </table:table-cell>
          <table:table-cell office:value-type="float" office:value="8548411" calcext:value-type="float">
            <text:p>854841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08_4</text:p>
          </table:table-cell>
          <table:table-cell office:value-type="float" office:value="9" calcext:value-type="float">
            <text:p>9</text:p>
          </table:table-cell>
          <table:table-cell office:value-type="float" office:value="0.0511484350379231" calcext:value-type="float">
            <text:p>0.051148435037923</text:p>
          </table:table-cell>
          <table:table-cell office:value-type="float" office:value="2327557" calcext:value-type="float">
            <text:p>2327557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10_0</text:p>
          </table:table-cell>
          <table:table-cell office:value-type="float" office:value="17" calcext:value-type="float">
            <text:p>17</text:p>
          </table:table-cell>
          <table:table-cell office:value-type="float" office:value="0.0756542511667711" calcext:value-type="float">
            <text:p>0.075654251166771</text:p>
          </table:table-cell>
          <table:table-cell office:value-type="float" office:value="8460641" calcext:value-type="float">
            <text:p>846064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10_1</text:p>
          </table:table-cell>
          <table:table-cell office:value-type="float" office:value="22" calcext:value-type="float">
            <text:p>22</text:p>
          </table:table-cell>
          <table:table-cell office:value-type="float" office:value="0.108294550855882" calcext:value-type="float">
            <text:p>0.108294550855882</text:p>
          </table:table-cell>
          <table:table-cell office:value-type="float" office:value="13518741" calcext:value-type="float">
            <text:p>1351874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10_2</text:p>
          </table:table-cell>
          <table:table-cell office:value-type="float" office:value="31" calcext:value-type="float">
            <text:p>31</text:p>
          </table:table-cell>
          <table:table-cell office:value-type="float" office:value="0.0302403663226642" calcext:value-type="float">
            <text:p>0.030240366322664</text:p>
          </table:table-cell>
          <table:table-cell office:value-type="float" office:value="26956958" calcext:value-type="float">
            <text:p>26956958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10_3</text:p>
          </table:table-cell>
          <table:table-cell office:value-type="float" office:value="23" calcext:value-type="float">
            <text:p>23</text:p>
          </table:table-cell>
          <table:table-cell office:value-type="float" office:value="0.0135498137765528" calcext:value-type="float">
            <text:p>0.013549813776553</text:p>
          </table:table-cell>
          <table:table-cell office:value-type="float" office:value="14717663" calcext:value-type="float">
            <text:p>1471766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10_4</text:p>
          </table:table-cell>
          <table:table-cell office:value-type="float" office:value="28" calcext:value-type="float">
            <text:p>28</text:p>
          </table:table-cell>
          <table:table-cell office:value-type="float" office:value="0.0566316283135919" calcext:value-type="float">
            <text:p>0.056631628313592</text:p>
          </table:table-cell>
          <table:table-cell office:value-type="float" office:value="22377750" calcext:value-type="float">
            <text:p>2237775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08_0</text:p>
          </table:table-cell>
          <table:table-cell office:value-type="float" office:value="20" calcext:value-type="float">
            <text:p>20</text:p>
          </table:table-cell>
          <table:table-cell office:value-type="float" office:value="0.0956708877926002" calcext:value-type="float">
            <text:p>0.0956708877926</text:p>
          </table:table-cell>
          <table:table-cell office:value-type="float" office:value="11433681" calcext:value-type="float">
            <text:p>1143368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08_1</text:p>
          </table:table-cell>
          <table:table-cell office:value-type="float" office:value="17" calcext:value-type="float">
            <text:p>17</text:p>
          </table:table-cell>
          <table:table-cell office:value-type="float" office:value="0.0190844227521969" calcext:value-type="float">
            <text:p>0.019084422752197</text:p>
          </table:table-cell>
          <table:table-cell office:value-type="float" office:value="7988525" calcext:value-type="float">
            <text:p>798852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08_2</text:p>
          </table:table-cell>
          <table:table-cell office:value-type="float" office:value="7" calcext:value-type="float">
            <text:p>7</text:p>
          </table:table-cell>
          <table:table-cell office:value-type="float" office:value="0.130497547847967" calcext:value-type="float">
            <text:p>0.130497547847967</text:p>
          </table:table-cell>
          <table:table-cell office:value-type="float" office:value="1541043" calcext:value-type="float">
            <text:p>154104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08_3</text:p>
          </table:table-cell>
          <table:table-cell office:value-type="float" office:value="11" calcext:value-type="float">
            <text:p>11</text:p>
          </table:table-cell>
          <table:table-cell office:value-type="float" office:value="0.0144273130900982" calcext:value-type="float">
            <text:p>0.014427313090098</text:p>
          </table:table-cell>
          <table:table-cell office:value-type="float" office:value="3283721" calcext:value-type="float">
            <text:p>328372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08_4</text:p>
          </table:table-cell>
          <table:table-cell office:value-type="float" office:value="16" calcext:value-type="float">
            <text:p>16</text:p>
          </table:table-cell>
          <table:table-cell office:value-type="float" office:value="0.0883921638596226" calcext:value-type="float">
            <text:p>0.088392163859623</text:p>
          </table:table-cell>
          <table:table-cell office:value-type="float" office:value="7318602" calcext:value-type="float">
            <text:p>7318602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10_0</text:p>
          </table:table-cell>
          <table:table-cell office:value-type="float" office:value="22" calcext:value-type="float">
            <text:p>22</text:p>
          </table:table-cell>
          <table:table-cell office:value-type="float" office:value="0.000861564700183626" calcext:value-type="float">
            <text:p>0.000861564700184</text:p>
          </table:table-cell>
          <table:table-cell office:value-type="float" office:value="13771779" calcext:value-type="float">
            <text:p>1377177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10_1</text:p>
          </table:table-cell>
          <table:table-cell office:value-type="float" office:value="33" calcext:value-type="float">
            <text:p>33</text:p>
          </table:table-cell>
          <table:table-cell office:value-type="float" office:value="0.00712450965620037" calcext:value-type="float">
            <text:p>0.0071245096562</text:p>
          </table:table-cell>
          <table:table-cell office:value-type="float" office:value="30693619" calcext:value-type="float">
            <text:p>3069361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10_2</text:p>
          </table:table-cell>
          <table:table-cell office:value-type="float" office:value="16" calcext:value-type="float">
            <text:p>16</text:p>
          </table:table-cell>
          <table:table-cell office:value-type="float" office:value="0.0398838087058087" calcext:value-type="float">
            <text:p>0.039883808705809</text:p>
          </table:table-cell>
          <table:table-cell office:value-type="float" office:value="7304639" calcext:value-type="float">
            <text:p>730463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10_3</text:p>
          </table:table-cell>
          <table:table-cell office:value-type="float" office:value="27" calcext:value-type="float">
            <text:p>27</text:p>
          </table:table-cell>
          <table:table-cell office:value-type="float" office:value="0.034692312985616" calcext:value-type="float">
            <text:p>0.034692312985616</text:p>
          </table:table-cell>
          <table:table-cell office:value-type="float" office:value="20982832" calcext:value-type="float">
            <text:p>20982832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10_4</text:p>
          </table:table-cell>
          <table:table-cell office:value-type="float" office:value="31" calcext:value-type="float">
            <text:p>31</text:p>
          </table:table-cell>
          <table:table-cell office:value-type="float" office:value="0.00324693222438803" calcext:value-type="float">
            <text:p>0.003246932224388</text:p>
          </table:table-cell>
          <table:table-cell office:value-type="float" office:value="28253865" calcext:value-type="float">
            <text:p>2825386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08_0</text:p>
          </table:table-cell>
          <table:table-cell office:value-type="float" office:value="15" calcext:value-type="float">
            <text:p>15</text:p>
          </table:table-cell>
          <table:table-cell office:value-type="float" office:value="0.0095477225053746" calcext:value-type="float">
            <text:p>0.009547722505375</text:p>
          </table:table-cell>
          <table:table-cell office:value-type="float" office:value="6461249" calcext:value-type="float">
            <text:p>646124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08_1</text:p>
          </table:table-cell>
          <table:table-cell office:value-type="float" office:value="17" calcext:value-type="float">
            <text:p>17</text:p>
          </table:table-cell>
          <table:table-cell office:value-type="float" office:value="0.00836173194021169" calcext:value-type="float">
            <text:p>0.008361731940212</text:p>
          </table:table-cell>
          <table:table-cell office:value-type="float" office:value="7933187" calcext:value-type="float">
            <text:p>7933187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08_2</text:p>
          </table:table-cell>
          <table:table-cell office:value-type="float" office:value="6" calcext:value-type="float">
            <text:p>6</text:p>
          </table:table-cell>
          <table:table-cell office:value-type="float" office:value="0.0167425068607684" calcext:value-type="float">
            <text:p>0.016742506860768</text:p>
          </table:table-cell>
          <table:table-cell office:value-type="float" office:value="1101813" calcext:value-type="float">
            <text:p>110181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08_3</text:p>
          </table:table-cell>
          <table:table-cell office:value-type="float" office:value="19" calcext:value-type="float">
            <text:p>19</text:p>
          </table:table-cell>
          <table:table-cell office:value-type="float" office:value="0.0912803532596796" calcext:value-type="float">
            <text:p>0.09128035325968</text:p>
          </table:table-cell>
          <table:table-cell office:value-type="float" office:value="10059015" calcext:value-type="float">
            <text:p>1005901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08_4</text:p>
          </table:table-cell>
          <table:table-cell office:value-type="float" office:value="17" calcext:value-type="float">
            <text:p>17</text:p>
          </table:table-cell>
          <table:table-cell office:value-type="float" office:value="0.0206919077616398" calcext:value-type="float">
            <text:p>0.02069190776164</text:p>
          </table:table-cell>
          <table:table-cell office:value-type="float" office:value="8339326" calcext:value-type="float">
            <text:p>8339326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10_0</text:p>
          </table:table-cell>
          <table:table-cell office:value-type="float" office:value="25" calcext:value-type="float">
            <text:p>25</text:p>
          </table:table-cell>
          <table:table-cell office:value-type="float" office:value="0.00354659980980343" calcext:value-type="float">
            <text:p>0.003546599809803</text:p>
          </table:table-cell>
          <table:table-cell office:value-type="float" office:value="17165983" calcext:value-type="float">
            <text:p>1716598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10_1</text:p>
          </table:table-cell>
          <table:table-cell office:value-type="float" office:value="36" calcext:value-type="float">
            <text:p>36</text:p>
          </table:table-cell>
          <table:table-cell office:value-type="float" office:value="0.0892742924839062" calcext:value-type="float">
            <text:p>0.089274292483906</text:p>
          </table:table-cell>
          <table:table-cell office:value-type="float" office:value="36311963" calcext:value-type="float">
            <text:p>3631196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10_2</text:p>
          </table:table-cell>
          <table:table-cell office:value-type="float" office:value="26" calcext:value-type="float">
            <text:p>26</text:p>
          </table:table-cell>
          <table:table-cell office:value-type="float" office:value="0.0468793030054948" calcext:value-type="float">
            <text:p>0.046879303005495</text:p>
          </table:table-cell>
          <table:table-cell office:value-type="float" office:value="17871066" calcext:value-type="float">
            <text:p>17871066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10_3</text:p>
          </table:table-cell>
          <table:table-cell office:value-type="float" office:value="21" calcext:value-type="float">
            <text:p>21</text:p>
          </table:table-cell>
          <table:table-cell office:value-type="float" office:value="0.0111188676627744" calcext:value-type="float">
            <text:p>0.011118867662774</text:p>
          </table:table-cell>
          <table:table-cell office:value-type="float" office:value="12564348" calcext:value-type="float">
            <text:p>12564348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10_4</text:p>
          </table:table-cell>
          <table:table-cell office:value-type="float" office:value="33" calcext:value-type="float">
            <text:p>33</text:p>
          </table:table-cell>
          <table:table-cell office:value-type="float" office:value="0.0239301788332268" calcext:value-type="float">
            <text:p>0.023930178833227</text:p>
          </table:table-cell>
          <table:table-cell office:value-type="float" office:value="28940748" calcext:value-type="float">
            <text:p>28940748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08_0</text:p>
          </table:table-cell>
          <table:table-cell office:value-type="float" office:value="27" calcext:value-type="float">
            <text:p>27</text:p>
          </table:table-cell>
          <table:table-cell office:value-type="float" office:value="0.000549854222318963" calcext:value-type="float">
            <text:p>0.000549854222319</text:p>
          </table:table-cell>
          <table:table-cell office:value-type="float" office:value="20872703" calcext:value-type="float">
            <text:p>2087270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08_1</text:p>
          </table:table-cell>
          <table:table-cell office:value-type="float" office:value="24" calcext:value-type="float">
            <text:p>24</text:p>
          </table:table-cell>
          <table:table-cell office:value-type="float" office:value="0.0708325420200115" calcext:value-type="float">
            <text:p>0.070832542020012</text:p>
          </table:table-cell>
          <table:table-cell office:value-type="float" office:value="15584683" calcext:value-type="float">
            <text:p>1558468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08_2</text:p>
          </table:table-cell>
          <table:table-cell office:value-type="float" office:value="24" calcext:value-type="float">
            <text:p>24</text:p>
          </table:table-cell>
          <table:table-cell office:value-type="float" office:value="0.0575338142874459" calcext:value-type="float">
            <text:p>0.057533814287446</text:p>
          </table:table-cell>
          <table:table-cell office:value-type="float" office:value="16834575" calcext:value-type="float">
            <text:p>1683457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08_3</text:p>
          </table:table-cell>
          <table:table-cell office:value-type="float" office:value="26" calcext:value-type="float">
            <text:p>26</text:p>
          </table:table-cell>
          <table:table-cell office:value-type="float" office:value="0.0264953385382717" calcext:value-type="float">
            <text:p>0.026495338538272</text:p>
          </table:table-cell>
          <table:table-cell office:value-type="float" office:value="19291040" calcext:value-type="float">
            <text:p>1929104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08_4</text:p>
          </table:table-cell>
          <table:table-cell office:value-type="float" office:value="25" calcext:value-type="float">
            <text:p>25</text:p>
          </table:table-cell>
          <table:table-cell office:value-type="float" office:value="0.00149249213952587" calcext:value-type="float">
            <text:p>0.001492492139526</text:p>
          </table:table-cell>
          <table:table-cell office:value-type="float" office:value="17840945" calcext:value-type="float">
            <text:p>1784094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10_0</text:p>
          </table:table-cell>
          <table:table-cell office:value-type="float" office:value="42" calcext:value-type="float">
            <text:p>42</text:p>
          </table:table-cell>
          <table:table-cell office:value-type="float" office:value="0.0313380727053848" calcext:value-type="float">
            <text:p>0.031338072705385</text:p>
          </table:table-cell>
          <table:table-cell office:value-type="float" office:value="50031620" calcext:value-type="float">
            <text:p>5003162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10_1</text:p>
          </table:table-cell>
          <table:table-cell office:value-type="float" office:value="41" calcext:value-type="float">
            <text:p>41</text:p>
          </table:table-cell>
          <table:table-cell office:value-type="float" office:value="0.137377273043612" calcext:value-type="float">
            <text:p>0.137377273043612</text:p>
          </table:table-cell>
          <table:table-cell office:value-type="float" office:value="48135745" calcext:value-type="float">
            <text:p>4813574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10_2</text:p>
          </table:table-cell>
          <table:table-cell office:value-type="float" office:value="38" calcext:value-type="float">
            <text:p>38</text:p>
          </table:table-cell>
          <table:table-cell office:value-type="float" office:value="0.00993927511415594" calcext:value-type="float">
            <text:p>0.009939275114156</text:p>
          </table:table-cell>
          <table:table-cell office:value-type="float" office:value="39052923" calcext:value-type="float">
            <text:p>3905292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10_3</text:p>
          </table:table-cell>
          <table:table-cell office:value-type="float" office:value="39" calcext:value-type="float">
            <text:p>39</text:p>
          </table:table-cell>
          <table:table-cell office:value-type="float" office:value="0.00700186920217743" calcext:value-type="float">
            <text:p>0.007001869202177</text:p>
          </table:table-cell>
          <table:table-cell office:value-type="float" office:value="43320033" calcext:value-type="float">
            <text:p>4332003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10_4</text:p>
          </table:table-cell>
          <table:table-cell office:value-type="float" office:value="37" calcext:value-type="float">
            <text:p>37</text:p>
          </table:table-cell>
          <table:table-cell office:value-type="float" office:value="0.103325617067913" calcext:value-type="float">
            <text:p>0.103325617067913</text:p>
          </table:table-cell>
          <table:table-cell office:value-type="float" office:value="38387209" calcext:value-type="float">
            <text:p>3838720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08_0</text:p>
          </table:table-cell>
          <table:table-cell office:value-type="float" office:value="20" calcext:value-type="float">
            <text:p>20</text:p>
          </table:table-cell>
          <table:table-cell office:value-type="float" office:value="0.0271156725877226" calcext:value-type="float">
            <text:p>0.027115672587723</text:p>
          </table:table-cell>
          <table:table-cell office:value-type="float" office:value="11181243" calcext:value-type="float">
            <text:p>1118124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08_1</text:p>
          </table:table-cell>
          <table:table-cell office:value-type="float" office:value="21" calcext:value-type="float">
            <text:p>21</text:p>
          </table:table-cell>
          <table:table-cell office:value-type="float" office:value="0.00599438562328117" calcext:value-type="float">
            <text:p>0.005994385623281</text:p>
          </table:table-cell>
          <table:table-cell office:value-type="float" office:value="12568389" calcext:value-type="float">
            <text:p>1256838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08_2</text:p>
          </table:table-cell>
          <table:table-cell office:value-type="float" office:value="19" calcext:value-type="float">
            <text:p>19</text:p>
          </table:table-cell>
          <table:table-cell office:value-type="float" office:value="0.0327449727392459" calcext:value-type="float">
            <text:p>0.032744972739246</text:p>
          </table:table-cell>
          <table:table-cell office:value-type="float" office:value="10041072" calcext:value-type="float">
            <text:p>10041072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08_3</text:p>
          </table:table-cell>
          <table:table-cell office:value-type="float" office:value="18" calcext:value-type="float">
            <text:p>18</text:p>
          </table:table-cell>
          <table:table-cell office:value-type="float" office:value="0.048835353991924" calcext:value-type="float">
            <text:p>0.048835353991924</text:p>
          </table:table-cell>
          <table:table-cell office:value-type="float" office:value="9046275" calcext:value-type="float">
            <text:p>904627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08_4</text:p>
          </table:table-cell>
          <table:table-cell office:value-type="float" office:value="22" calcext:value-type="float">
            <text:p>22</text:p>
          </table:table-cell>
          <table:table-cell office:value-type="float" office:value="0.0252878462795334" calcext:value-type="float">
            <text:p>0.025287846279533</text:p>
          </table:table-cell>
          <table:table-cell office:value-type="float" office:value="13424946" calcext:value-type="float">
            <text:p>13424946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10_0</text:p>
          </table:table-cell>
          <table:table-cell office:value-type="float" office:value="31" calcext:value-type="float">
            <text:p>31</text:p>
          </table:table-cell>
          <table:table-cell office:value-type="float" office:value="0.15596539136933" calcext:value-type="float">
            <text:p>0.15596539136933</text:p>
          </table:table-cell>
          <table:table-cell office:value-type="float" office:value="27033012" calcext:value-type="float">
            <text:p>27033012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10_1</text:p>
          </table:table-cell>
          <table:table-cell office:value-type="float" office:value="36" calcext:value-type="float">
            <text:p>36</text:p>
          </table:table-cell>
          <table:table-cell office:value-type="float" office:value="0.00456744257673619" calcext:value-type="float">
            <text:p>0.004567442576736</text:p>
          </table:table-cell>
          <table:table-cell office:value-type="float" office:value="36728064" calcext:value-type="float">
            <text:p>36728064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10_2</text:p>
          </table:table-cell>
          <table:table-cell office:value-type="float" office:value="30" calcext:value-type="float">
            <text:p>30</text:p>
          </table:table-cell>
          <table:table-cell office:value-type="float" office:value="0.0000212221195772651" calcext:value-type="float">
            <text:p>2.12221195772651E-05</text:p>
          </table:table-cell>
          <table:table-cell office:value-type="float" office:value="25234171" calcext:value-type="float">
            <text:p>2523417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10_3</text:p>
          </table:table-cell>
          <table:table-cell office:value-type="float" office:value="35" calcext:value-type="float">
            <text:p>35</text:p>
          </table:table-cell>
          <table:table-cell office:value-type="float" office:value="0.0130169584392016" calcext:value-type="float">
            <text:p>0.013016958439202</text:p>
          </table:table-cell>
          <table:table-cell office:value-type="float" office:value="34652088" calcext:value-type="float">
            <text:p>34652088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10_4</text:p>
          </table:table-cell>
          <table:table-cell office:value-type="float" office:value="34" calcext:value-type="float">
            <text:p>34</text:p>
          </table:table-cell>
          <table:table-cell office:value-type="float" office:value="0.00759358949116373" calcext:value-type="float">
            <text:p>0.007593589491164</text:p>
          </table:table-cell>
          <table:table-cell office:value-type="float" office:value="33016841" calcext:value-type="float">
            <text:p>3301684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</table:table>
      <table:table table:name="dtv_cms" table:style-name="ta1">
        <table:table-column table:style-name="co10" table:default-cell-style-name="Default"/>
        <table:table-column table:style-name="co6" table:number-columns-repeated="4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4" table:number-rows-spanned="1">
            <text:p>CMSGen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Instances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dtv</text:p>
          </table:table-cell>
          <table:table-cell table:style-name="ce1" office:value-type="string" calcext:value-type="string">
            <text:p>nsamples</text:p>
          </table:table-cell>
          <table:table-cell table:style-name="ce1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avgdeg_3_008_0</text:p>
          </table:table-cell>
          <table:table-cell office:value-type="float" office:value="16" calcext:value-type="float">
            <text:p>16</text:p>
          </table:table-cell>
          <table:table-cell office:value-type="float" office:value="0.160837584338657" calcext:value-type="float">
            <text:p>0.160837584338657</text:p>
          </table:table-cell>
          <table:table-cell office:value-type="float" office:value="6755638" calcext:value-type="float">
            <text:p>6755638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08_1</text:p>
          </table:table-cell>
          <table:table-cell office:value-type="float" office:value="15" calcext:value-type="float">
            <text:p>15</text:p>
          </table:table-cell>
          <table:table-cell office:value-type="float" office:value="0.0965362881893165" calcext:value-type="float">
            <text:p>0.096536288189317</text:p>
          </table:table-cell>
          <table:table-cell office:value-type="float" office:value="6262721" calcext:value-type="float">
            <text:p>6262721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08_2</text:p>
          </table:table-cell>
          <table:table-cell office:value-type="float" office:value="19" calcext:value-type="float">
            <text:p>19</text:p>
          </table:table-cell>
          <table:table-cell office:value-type="float" office:value="0.181047209740052" calcext:value-type="float">
            <text:p>0.181047209740052</text:p>
          </table:table-cell>
          <table:table-cell office:value-type="float" office:value="9914721" calcext:value-type="float">
            <text:p>9914721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08_3</text:p>
          </table:table-cell>
          <table:table-cell office:value-type="float" office:value="3" calcext:value-type="float">
            <text:p>3</text:p>
          </table:table-cell>
          <table:table-cell office:value-type="float" office:value="0.0773762798332531" calcext:value-type="float">
            <text:p>0.077376279833253</text:p>
          </table:table-cell>
          <table:table-cell office:value-type="float" office:value="280819" calcext:value-type="float">
            <text:p>280819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08_4</text:p>
          </table:table-cell>
          <table:table-cell office:value-type="float" office:value="9" calcext:value-type="float">
            <text:p>9</text:p>
          </table:table-cell>
          <table:table-cell office:value-type="float" office:value="0.0973539307963472" calcext:value-type="float">
            <text:p>0.097353930796347</text:p>
          </table:table-cell>
          <table:table-cell office:value-type="float" office:value="2252605" calcext:value-type="float">
            <text:p>2252605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10_0</text:p>
          </table:table-cell>
          <table:table-cell office:value-type="float" office:value="12" calcext:value-type="float">
            <text:p>12</text:p>
          </table:table-cell>
          <table:table-cell office:value-type="float" office:value="0.107368617024865" calcext:value-type="float">
            <text:p>0.107368617024865</text:p>
          </table:table-cell>
          <table:table-cell office:value-type="float" office:value="4197034" calcext:value-type="float">
            <text:p>4197034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10_1</text:p>
          </table:table-cell>
          <table:table-cell office:value-type="float" office:value="16" calcext:value-type="float">
            <text:p>16</text:p>
          </table:table-cell>
          <table:table-cell office:value-type="float" office:value="0.0987419918915508" calcext:value-type="float">
            <text:p>0.098741991891551</text:p>
          </table:table-cell>
          <table:table-cell office:value-type="float" office:value="6943720" calcext:value-type="float">
            <text:p>6943720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10_2</text:p>
          </table:table-cell>
          <table:table-cell office:value-type="float" office:value="30" calcext:value-type="float">
            <text:p>30</text:p>
          </table:table-cell>
          <table:table-cell office:value-type="float" office:value="0.104307261107286" calcext:value-type="float">
            <text:p>0.104307261107286</text:p>
          </table:table-cell>
          <table:table-cell office:value-type="float" office:value="24126731" calcext:value-type="float">
            <text:p>24126731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10_3</text:p>
          </table:table-cell>
          <table:table-cell office:value-type="float" office:value="17" calcext:value-type="float">
            <text:p>17</text:p>
          </table:table-cell>
          <table:table-cell office:value-type="float" office:value="0.190122583062021" calcext:value-type="float">
            <text:p>0.190122583062021</text:p>
          </table:table-cell>
          <table:table-cell office:value-type="float" office:value="8155202" calcext:value-type="float">
            <text:p>8155202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10_4</text:p>
          </table:table-cell>
          <table:table-cell office:value-type="float" office:value="19" calcext:value-type="float">
            <text:p>19</text:p>
          </table:table-cell>
          <table:table-cell office:value-type="float" office:value="0.119329308104144" calcext:value-type="float">
            <text:p>0.119329308104144</text:p>
          </table:table-cell>
          <table:table-cell office:value-type="float" office:value="9408097" calcext:value-type="float">
            <text:p>9408097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5_008_0</text:p>
          </table:table-cell>
          <table:table-cell office:value-type="float" office:value="2" calcext:value-type="float">
            <text:p>2</text:p>
          </table:table-cell>
          <table:table-cell office:value-type="float" office:value="0.0355265190516027" calcext:value-type="float">
            <text:p>0.035526519051603</text:p>
          </table:table-cell>
          <table:table-cell office:value-type="float" office:value="130340" calcext:value-type="float">
            <text:p>130340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5_008_1</text:p>
          </table:table-cell>
          <table:table-cell office:value-type="float" office:value="5" calcext:value-type="float">
            <text:p>5</text:p>
          </table:table-cell>
          <table:table-cell office:value-type="float" office:value="0.0542342552066599" calcext:value-type="float">
            <text:p>0.05423425520666</text:p>
          </table:table-cell>
          <table:table-cell office:value-type="float" office:value="743992" calcext:value-type="float">
            <text:p>743992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5_008_2</text:p>
          </table:table-cell>
          <table:table-cell office:value-type="float" office:value="1" calcext:value-type="float">
            <text:p>1</text:p>
          </table:table-cell>
          <table:table-cell office:value-type="float" office:value="0.0117098566504731" calcext:value-type="float">
            <text:p>0.011709856650473</text:p>
          </table:table-cell>
          <table:table-cell office:value-type="float" office:value="39036" calcext:value-type="float">
            <text:p>39036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5_008_3</text:p>
          </table:table-cell>
          <table:table-cell office:value-type="float" office:value="3" calcext:value-type="float">
            <text:p>3</text:p>
          </table:table-cell>
          <table:table-cell office:value-type="float" office:value="0.0409964345735578" calcext:value-type="float">
            <text:p>0.040996434573558</text:p>
          </table:table-cell>
          <table:table-cell office:value-type="float" office:value="293001" calcext:value-type="float">
            <text:p>293001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5_008_4</text:p>
          </table:table-cell>
          <table:table-cell office:value-type="float" office:value="5" calcext:value-type="float">
            <text:p>5</text:p>
          </table:table-cell>
          <table:table-cell office:value-type="float" office:value="0.0465975953273828" calcext:value-type="float">
            <text:p>0.046597595327383</text:p>
          </table:table-cell>
          <table:table-cell office:value-type="float" office:value="783762" calcext:value-type="float">
            <text:p>783762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5_010_0</text:p>
          </table:table-cell>
          <table:table-cell office:value-type="float" office:value="5" calcext:value-type="float">
            <text:p>5</text:p>
          </table:table-cell>
          <table:table-cell office:value-type="float" office:value="0.029460961596296" calcext:value-type="float">
            <text:p>0.029460961596296</text:p>
          </table:table-cell>
          <table:table-cell office:value-type="float" office:value="705167" calcext:value-type="float">
            <text:p>705167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5_010_1</text:p>
          </table:table-cell>
          <table:table-cell office:value-type="float" office:value="10" calcext:value-type="float">
            <text:p>10</text:p>
          </table:table-cell>
          <table:table-cell office:value-type="float" office:value="0.0750611429486164" calcext:value-type="float">
            <text:p>0.075061142948616</text:p>
          </table:table-cell>
          <table:table-cell office:value-type="float" office:value="2892695" calcext:value-type="float">
            <text:p>2892695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5_010_2</text:p>
          </table:table-cell>
          <table:table-cell office:value-type="float" office:value="10" calcext:value-type="float">
            <text:p>10</text:p>
          </table:table-cell>
          <table:table-cell office:value-type="float" office:value="0.0868507913862776" calcext:value-type="float">
            <text:p>0.086850791386278</text:p>
          </table:table-cell>
          <table:table-cell office:value-type="float" office:value="2926277" calcext:value-type="float">
            <text:p>2926277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5_010_3</text:p>
          </table:table-cell>
          <table:table-cell office:value-type="float" office:value="16" calcext:value-type="float">
            <text:p>16</text:p>
          </table:table-cell>
          <table:table-cell office:value-type="float" office:value="0.0859058629526214" calcext:value-type="float">
            <text:p>0.085905862952621</text:p>
          </table:table-cell>
          <table:table-cell office:value-type="float" office:value="7261255" calcext:value-type="float">
            <text:p>7261255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5_010_4</text:p>
          </table:table-cell>
          <table:table-cell office:value-type="float" office:value="11" calcext:value-type="float">
            <text:p>11</text:p>
          </table:table-cell>
          <table:table-cell office:value-type="float" office:value="0.114716761455256" calcext:value-type="float">
            <text:p>0.114716761455256</text:p>
          </table:table-cell>
          <table:table-cell office:value-type="float" office:value="3412151" calcext:value-type="float">
            <text:p>3412151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andes_008_0</text:p>
          </table:table-cell>
          <table:table-cell office:value-type="float" office:value="9" calcext:value-type="float">
            <text:p>9</text:p>
          </table:table-cell>
          <table:table-cell office:value-type="float" office:value="0.106953912176906" calcext:value-type="float">
            <text:p>0.106953912176906</text:p>
          </table:table-cell>
          <table:table-cell office:value-type="float" office:value="2217610" calcext:value-type="float">
            <text:p>2217610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andes_008_1</text:p>
          </table:table-cell>
          <table:table-cell office:value-type="float" office:value="5" calcext:value-type="float">
            <text:p>5</text:p>
          </table:table-cell>
          <table:table-cell office:value-type="float" office:value="0.0488848650648062" calcext:value-type="float">
            <text:p>0.048884865064806</text:p>
          </table:table-cell>
          <table:table-cell office:value-type="float" office:value="742531" calcext:value-type="float">
            <text:p>742531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andes_008_2</text:p>
          </table:table-cell>
          <table:table-cell office:value-type="float" office:value="17" calcext:value-type="float">
            <text:p>17</text:p>
          </table:table-cell>
          <table:table-cell office:value-type="float" office:value="0.100804274838266" calcext:value-type="float">
            <text:p>0.100804274838266</text:p>
          </table:table-cell>
          <table:table-cell office:value-type="float" office:value="7913759" calcext:value-type="float">
            <text:p>7913759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andes_008_3</text:p>
          </table:table-cell>
          <table:table-cell office:value-type="float" office:value="17" calcext:value-type="float">
            <text:p>17</text:p>
          </table:table-cell>
          <table:table-cell office:value-type="float" office:value="0.161634569172757" calcext:value-type="float">
            <text:p>0.161634569172757</text:p>
          </table:table-cell>
          <table:table-cell office:value-type="float" office:value="7490279" calcext:value-type="float">
            <text:p>7490279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andes_008_4</text:p>
          </table:table-cell>
          <table:table-cell office:value-type="float" office:value="6" calcext:value-type="float">
            <text:p>6</text:p>
          </table:table-cell>
          <table:table-cell office:value-type="float" office:value="0.050378140271603" calcext:value-type="float">
            <text:p>0.050378140271603</text:p>
          </table:table-cell>
          <table:table-cell office:value-type="float" office:value="1109175" calcext:value-type="float">
            <text:p>1109175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andes_010_0</text:p>
          </table:table-cell>
          <table:table-cell office:value-type="float" office:value="31" calcext:value-type="float">
            <text:p>31</text:p>
          </table:table-cell>
          <table:table-cell office:value-type="float" office:value="0.174236980557747" calcext:value-type="float">
            <text:p>0.174236980557747</text:p>
          </table:table-cell>
          <table:table-cell office:value-type="float" office:value="25618332" calcext:value-type="float">
            <text:p>25618332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andes_010_1</text:p>
          </table:table-cell>
          <table:table-cell office:value-type="float" office:value="35" calcext:value-type="float">
            <text:p>35</text:p>
          </table:table-cell>
          <table:table-cell office:value-type="float" office:value="0.159589258978778" calcext:value-type="float">
            <text:p>0.159589258978778</text:p>
          </table:table-cell>
          <table:table-cell office:value-type="float" office:value="33235104" calcext:value-type="float">
            <text:p>33235104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andes_010_2</text:p>
          </table:table-cell>
          <table:table-cell office:value-type="float" office:value="30" calcext:value-type="float">
            <text:p>30</text:p>
          </table:table-cell>
          <table:table-cell office:value-type="float" office:value="0.098469607972403" calcext:value-type="float">
            <text:p>0.098469607972403</text:p>
          </table:table-cell>
          <table:table-cell office:value-type="float" office:value="24027291" calcext:value-type="float">
            <text:p>24027291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andes_010_3</text:p>
          </table:table-cell>
          <table:table-cell office:value-type="float" office:value="22" calcext:value-type="float">
            <text:p>22</text:p>
          </table:table-cell>
          <table:table-cell office:value-type="float" office:value="0.121867716065297" calcext:value-type="float">
            <text:p>0.121867716065297</text:p>
          </table:table-cell>
          <table:table-cell office:value-type="float" office:value="12754238" calcext:value-type="float">
            <text:p>12754238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andes_010_4</text:p>
          </table:table-cell>
          <table:table-cell office:value-type="float" office:value="30" calcext:value-type="float">
            <text:p>30</text:p>
          </table:table-cell>
          <table:table-cell office:value-type="float" office:value="0.140429826423845" calcext:value-type="float">
            <text:p>0.140429826423845</text:p>
          </table:table-cell>
          <table:table-cell office:value-type="float" office:value="23805848" calcext:value-type="float">
            <text:p>23805848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diabetes_008_0</text:p>
          </table:table-cell>
          <table:table-cell office:value-type="float" office:value="5" calcext:value-type="float">
            <text:p>5</text:p>
          </table:table-cell>
          <table:table-cell office:value-type="float" office:value="0.044886466220411" calcext:value-type="float">
            <text:p>0.044886466220411</text:p>
          </table:table-cell>
          <table:table-cell office:value-type="float" office:value="727519" calcext:value-type="float">
            <text:p>727519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diabetes_008_1</text:p>
          </table:table-cell>
          <table:table-cell office:value-type="float" office:value="10" calcext:value-type="float">
            <text:p>10</text:p>
          </table:table-cell>
          <table:table-cell office:value-type="float" office:value="0.0848563091372964" calcext:value-type="float">
            <text:p>0.084856309137296</text:p>
          </table:table-cell>
          <table:table-cell office:value-type="float" office:value="2724153" calcext:value-type="float">
            <text:p>2724153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diabetes_008_2</text:p>
          </table:table-cell>
          <table:table-cell office:value-type="float" office:value="9" calcext:value-type="float">
            <text:p>9</text:p>
          </table:table-cell>
          <table:table-cell office:value-type="float" office:value="0.0483547920301217" calcext:value-type="float">
            <text:p>0.048354792030122</text:p>
          </table:table-cell>
          <table:table-cell office:value-type="float" office:value="2161198" calcext:value-type="float">
            <text:p>2161198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diabetes_008_3</text:p>
          </table:table-cell>
          <table:table-cell office:value-type="float" office:value="11" calcext:value-type="float">
            <text:p>11</text:p>
          </table:table-cell>
          <table:table-cell office:value-type="float" office:value="0.10003270641386" calcext:value-type="float">
            <text:p>0.10003270641386</text:p>
          </table:table-cell>
          <table:table-cell office:value-type="float" office:value="3275040" calcext:value-type="float">
            <text:p>3275040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diabetes_008_4</text:p>
          </table:table-cell>
          <table:table-cell office:value-type="float" office:value="8" calcext:value-type="float">
            <text:p>8</text:p>
          </table:table-cell>
          <table:table-cell office:value-type="float" office:value="0.0753873275773745" calcext:value-type="float">
            <text:p>0.075387327577375</text:p>
          </table:table-cell>
          <table:table-cell office:value-type="float" office:value="1781282" calcext:value-type="float">
            <text:p>1781282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diabetes_010_0</text:p>
          </table:table-cell>
          <table:table-cell office:value-type="float" office:value="4" calcext:value-type="float">
            <text:p>4</text:p>
          </table:table-cell>
          <table:table-cell office:value-type="float" office:value="0.0819906051761165" calcext:value-type="float">
            <text:p>0.081990605176117</text:p>
          </table:table-cell>
          <table:table-cell office:value-type="float" office:value="450749" calcext:value-type="float">
            <text:p>450749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diabetes_010_1</text:p>
          </table:table-cell>
          <table:table-cell office:value-type="float" office:value="9" calcext:value-type="float">
            <text:p>9</text:p>
          </table:table-cell>
          <table:table-cell office:value-type="float" office:value="0.0791556396294885" calcext:value-type="float">
            <text:p>0.079155639629489</text:p>
          </table:table-cell>
          <table:table-cell office:value-type="float" office:value="2207156" calcext:value-type="float">
            <text:p>2207156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diabetes_010_2</text:p>
          </table:table-cell>
          <table:table-cell office:value-type="float" office:value="9" calcext:value-type="float">
            <text:p>9</text:p>
          </table:table-cell>
          <table:table-cell office:value-type="float" office:value="0.125685976618242" calcext:value-type="float">
            <text:p>0.125685976618242</text:p>
          </table:table-cell>
          <table:table-cell office:value-type="float" office:value="2261017" calcext:value-type="float">
            <text:p>2261017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diabetes_010_3</text:p>
          </table:table-cell>
          <table:table-cell office:value-type="float" office:value="26" calcext:value-type="float">
            <text:p>26</text:p>
          </table:table-cell>
          <table:table-cell office:value-type="float" office:value="0.139189252790875" calcext:value-type="float">
            <text:p>0.139189252790875</text:p>
          </table:table-cell>
          <table:table-cell office:value-type="float" office:value="18539480" calcext:value-type="float">
            <text:p>18539480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diabetes_010_4</text:p>
          </table:table-cell>
          <table:table-cell office:value-type="float" office:value="14" calcext:value-type="float">
            <text:p>14</text:p>
          </table:table-cell>
          <table:table-cell office:value-type="float" office:value="0.151791849995404" calcext:value-type="float">
            <text:p>0.151791849995404</text:p>
          </table:table-cell>
          <table:table-cell office:value-type="float" office:value="5422008" calcext:value-type="float">
            <text:p>5422008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link_008_0</text:p>
          </table:table-cell>
          <table:table-cell office:value-type="float" office:value="9" calcext:value-type="float">
            <text:p>9</text:p>
          </table:table-cell>
          <table:table-cell office:value-type="float" office:value="0.0691409372073707" calcext:value-type="float">
            <text:p>0.069140937207371</text:p>
          </table:table-cell>
          <table:table-cell office:value-type="float" office:value="2207517" calcext:value-type="float">
            <text:p>2207517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link_008_1</text:p>
          </table:table-cell>
          <table:table-cell office:value-type="float" office:value="13" calcext:value-type="float">
            <text:p>13</text:p>
          </table:table-cell>
          <table:table-cell office:value-type="float" office:value="0.122015511500101" calcext:value-type="float">
            <text:p>0.122015511500101</text:p>
          </table:table-cell>
          <table:table-cell office:value-type="float" office:value="4770505" calcext:value-type="float">
            <text:p>4770505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link_008_2</text:p>
          </table:table-cell>
          <table:table-cell office:value-type="float" office:value="16" calcext:value-type="float">
            <text:p>16</text:p>
          </table:table-cell>
          <table:table-cell office:value-type="float" office:value="0.105570847292114" calcext:value-type="float">
            <text:p>0.105570847292114</text:p>
          </table:table-cell>
          <table:table-cell office:value-type="float" office:value="6691303" calcext:value-type="float">
            <text:p>6691303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link_008_3</text:p>
          </table:table-cell>
          <table:table-cell office:value-type="float" office:value="18" calcext:value-type="float">
            <text:p>18</text:p>
          </table:table-cell>
          <table:table-cell office:value-type="float" office:value="0.0992257689581989" calcext:value-type="float">
            <text:p>0.099225768958199</text:p>
          </table:table-cell>
          <table:table-cell office:value-type="float" office:value="8753456" calcext:value-type="float">
            <text:p>8753456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link_008_4</text:p>
          </table:table-cell>
          <table:table-cell office:value-type="float" office:value="9" calcext:value-type="float">
            <text:p>9</text:p>
          </table:table-cell>
          <table:table-cell office:value-type="float" office:value="0.0596090232558252" calcext:value-type="float">
            <text:p>0.059609023255825</text:p>
          </table:table-cell>
          <table:table-cell office:value-type="float" office:value="2319283" calcext:value-type="float">
            <text:p>2319283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link_010_0</text:p>
          </table:table-cell>
          <table:table-cell office:value-type="float" office:value="17" calcext:value-type="float">
            <text:p>17</text:p>
          </table:table-cell>
          <table:table-cell office:value-type="float" office:value="0.156562887460126" calcext:value-type="float">
            <text:p>0.156562887460126</text:p>
          </table:table-cell>
          <table:table-cell office:value-type="float" office:value="8139453" calcext:value-type="float">
            <text:p>8139453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link_010_1</text:p>
          </table:table-cell>
          <table:table-cell office:value-type="float" office:value="22" calcext:value-type="float">
            <text:p>22</text:p>
          </table:table-cell>
          <table:table-cell office:value-type="float" office:value="0.139552889084183" calcext:value-type="float">
            <text:p>0.139552889084183</text:p>
          </table:table-cell>
          <table:table-cell office:value-type="float" office:value="13543042" calcext:value-type="float">
            <text:p>13543042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link_010_2</text:p>
          </table:table-cell>
          <table:table-cell office:value-type="float" office:value="31" calcext:value-type="float">
            <text:p>31</text:p>
          </table:table-cell>
          <table:table-cell office:value-type="float" office:value="0.179336156225196" calcext:value-type="float">
            <text:p>0.179336156225196</text:p>
          </table:table-cell>
          <table:table-cell office:value-type="float" office:value="26428380" calcext:value-type="float">
            <text:p>26428380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link_010_3</text:p>
          </table:table-cell>
          <table:table-cell office:value-type="float" office:value="23" calcext:value-type="float">
            <text:p>23</text:p>
          </table:table-cell>
          <table:table-cell office:value-type="float" office:value="0.107349359756453" calcext:value-type="float">
            <text:p>0.107349359756453</text:p>
          </table:table-cell>
          <table:table-cell office:value-type="float" office:value="14582464" calcext:value-type="float">
            <text:p>14582464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link_010_4</text:p>
          </table:table-cell>
          <table:table-cell office:value-type="float" office:value="28" calcext:value-type="float">
            <text:p>28</text:p>
          </table:table-cell>
          <table:table-cell office:value-type="float" office:value="0.175499915464281" calcext:value-type="float">
            <text:p>0.175499915464281</text:p>
          </table:table-cell>
          <table:table-cell office:value-type="float" office:value="21161624" calcext:value-type="float">
            <text:p>21161624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munin_008_0</text:p>
          </table:table-cell>
          <table:table-cell office:value-type="float" office:value="20" calcext:value-type="float">
            <text:p>20</text:p>
          </table:table-cell>
          <table:table-cell office:value-type="float" office:value="0.0806121085913911" calcext:value-type="float">
            <text:p>0.080612108591391</text:p>
          </table:table-cell>
          <table:table-cell office:value-type="float" office:value="11279783" calcext:value-type="float">
            <text:p>11279783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munin_008_1</text:p>
          </table:table-cell>
          <table:table-cell office:value-type="float" office:value="17" calcext:value-type="float">
            <text:p>17</text:p>
          </table:table-cell>
          <table:table-cell office:value-type="float" office:value="0.140552759624902" calcext:value-type="float">
            <text:p>0.140552759624902</text:p>
          </table:table-cell>
          <table:table-cell office:value-type="float" office:value="8073056" calcext:value-type="float">
            <text:p>8073056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munin_008_2</text:p>
          </table:table-cell>
          <table:table-cell office:value-type="float" office:value="7" calcext:value-type="float">
            <text:p>7</text:p>
          </table:table-cell>
          <table:table-cell office:value-type="float" office:value="0.0523836573355545" calcext:value-type="float">
            <text:p>0.052383657335555</text:p>
          </table:table-cell>
          <table:table-cell office:value-type="float" office:value="1538649" calcext:value-type="float">
            <text:p>1538649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munin_008_3</text:p>
          </table:table-cell>
          <table:table-cell office:value-type="float" office:value="11" calcext:value-type="float">
            <text:p>11</text:p>
          </table:table-cell>
          <table:table-cell office:value-type="float" office:value="0.0703436233676111" calcext:value-type="float">
            <text:p>0.070343623367611</text:p>
          </table:table-cell>
          <table:table-cell office:value-type="float" office:value="3169267" calcext:value-type="float">
            <text:p>3169267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munin_008_4</text:p>
          </table:table-cell>
          <table:table-cell office:value-type="float" office:value="16" calcext:value-type="float">
            <text:p>16</text:p>
          </table:table-cell>
          <table:table-cell office:value-type="float" office:value="0.0624914764384248" calcext:value-type="float">
            <text:p>0.062491476438425</text:p>
          </table:table-cell>
          <table:table-cell office:value-type="float" office:value="7366044" calcext:value-type="float">
            <text:p>7366044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munin_010_0</text:p>
          </table:table-cell>
          <table:table-cell office:value-type="float" office:value="22" calcext:value-type="float">
            <text:p>22</text:p>
          </table:table-cell>
          <table:table-cell office:value-type="float" office:value="0.073196012033768" calcext:value-type="float">
            <text:p>0.073196012033768</text:p>
          </table:table-cell>
          <table:table-cell office:value-type="float" office:value="13227172" calcext:value-type="float">
            <text:p>13227172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munin_010_1</text:p>
          </table:table-cell>
          <table:table-cell office:value-type="float" office:value="33" calcext:value-type="float">
            <text:p>33</text:p>
          </table:table-cell>
          <table:table-cell office:value-type="float" office:value="0.0944219740187205" calcext:value-type="float">
            <text:p>0.094421974018721</text:p>
          </table:table-cell>
          <table:table-cell office:value-type="float" office:value="30218998" calcext:value-type="float">
            <text:p>30218998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munin_010_2</text:p>
          </table:table-cell>
          <table:table-cell office:value-type="float" office:value="16" calcext:value-type="float">
            <text:p>16</text:p>
          </table:table-cell>
          <table:table-cell office:value-type="float" office:value="0.0930013383051262" calcext:value-type="float">
            <text:p>0.093001338305126</text:p>
          </table:table-cell>
          <table:table-cell office:value-type="float" office:value="7302971" calcext:value-type="float">
            <text:p>7302971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munin_010_3</text:p>
          </table:table-cell>
          <table:table-cell office:value-type="float" office:value="27" calcext:value-type="float">
            <text:p>27</text:p>
          </table:table-cell>
          <table:table-cell office:value-type="float" office:value="0.115447254040197" calcext:value-type="float">
            <text:p>0.115447254040197</text:p>
          </table:table-cell>
          <table:table-cell office:value-type="float" office:value="20674124" calcext:value-type="float">
            <text:p>20674124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munin_010_4</text:p>
          </table:table-cell>
          <table:table-cell office:value-type="float" office:value="31" calcext:value-type="float">
            <text:p>31</text:p>
          </table:table-cell>
          <table:table-cell office:value-type="float" office:value="0.14204854596287" calcext:value-type="float">
            <text:p>0.14204854596287</text:p>
          </table:table-cell>
          <table:table-cell office:value-type="float" office:value="26738535" calcext:value-type="float">
            <text:p>26738535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pigs_008_0</text:p>
          </table:table-cell>
          <table:table-cell office:value-type="float" office:value="15" calcext:value-type="float">
            <text:p>15</text:p>
          </table:table-cell>
          <table:table-cell office:value-type="float" office:value="0.130722170620875" calcext:value-type="float">
            <text:p>0.130722170620875</text:p>
          </table:table-cell>
          <table:table-cell office:value-type="float" office:value="6396630" calcext:value-type="float">
            <text:p>6396630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pigs_008_1</text:p>
          </table:table-cell>
          <table:table-cell office:value-type="float" office:value="17" calcext:value-type="float">
            <text:p>17</text:p>
          </table:table-cell>
          <table:table-cell office:value-type="float" office:value="0.0774013509598054" calcext:value-type="float">
            <text:p>0.077401350959805</text:p>
          </table:table-cell>
          <table:table-cell office:value-type="float" office:value="7728098" calcext:value-type="float">
            <text:p>7728098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pigs_008_2</text:p>
          </table:table-cell>
          <table:table-cell office:value-type="float" office:value="6" calcext:value-type="float">
            <text:p>6</text:p>
          </table:table-cell>
          <table:table-cell office:value-type="float" office:value="0.0540174321950304" calcext:value-type="float">
            <text:p>0.054017432195031</text:p>
          </table:table-cell>
          <table:table-cell office:value-type="float" office:value="1110811" calcext:value-type="float">
            <text:p>1110811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pigs_008_3</text:p>
          </table:table-cell>
          <table:table-cell office:value-type="float" office:value="19" calcext:value-type="float">
            <text:p>19</text:p>
          </table:table-cell>
          <table:table-cell office:value-type="float" office:value="0.124539868892411" calcext:value-type="float">
            <text:p>0.124539868892411</text:p>
          </table:table-cell>
          <table:table-cell office:value-type="float" office:value="9760731" calcext:value-type="float">
            <text:p>9760731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pigs_008_4</text:p>
          </table:table-cell>
          <table:table-cell office:value-type="float" office:value="17" calcext:value-type="float">
            <text:p>17</text:p>
          </table:table-cell>
          <table:table-cell office:value-type="float" office:value="0.133230286622643" calcext:value-type="float">
            <text:p>0.133230286622643</text:p>
          </table:table-cell>
          <table:table-cell office:value-type="float" office:value="7944301" calcext:value-type="float">
            <text:p>7944301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pigs_010_0</text:p>
          </table:table-cell>
          <table:table-cell office:value-type="float" office:value="25" calcext:value-type="float">
            <text:p>25</text:p>
          </table:table-cell>
          <table:table-cell office:value-type="float" office:value="0.0803507052911321" calcext:value-type="float">
            <text:p>0.080350705291132</text:p>
          </table:table-cell>
          <table:table-cell office:value-type="float" office:value="17177624" calcext:value-type="float">
            <text:p>17177624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pigs_010_1</text:p>
          </table:table-cell>
          <table:table-cell office:value-type="float" office:value="36" calcext:value-type="float">
            <text:p>36</text:p>
          </table:table-cell>
          <table:table-cell office:value-type="float" office:value="0.154751492331292" calcext:value-type="float">
            <text:p>0.154751492331292</text:p>
          </table:table-cell>
          <table:table-cell office:value-type="float" office:value="35978964" calcext:value-type="float">
            <text:p>35978964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pigs_010_2</text:p>
          </table:table-cell>
          <table:table-cell office:value-type="float" office:value="26" calcext:value-type="float">
            <text:p>26</text:p>
          </table:table-cell>
          <table:table-cell office:value-type="float" office:value="0.149448651167009" calcext:value-type="float">
            <text:p>0.149448651167009</text:p>
          </table:table-cell>
          <table:table-cell office:value-type="float" office:value="17918820" calcext:value-type="float">
            <text:p>17918820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pigs_010_3</text:p>
          </table:table-cell>
          <table:table-cell office:value-type="float" office:value="21" calcext:value-type="float">
            <text:p>21</text:p>
          </table:table-cell>
          <table:table-cell office:value-type="float" office:value="0.0766286209305812" calcext:value-type="float">
            <text:p>0.076628620930581</text:p>
          </table:table-cell>
          <table:table-cell office:value-type="float" office:value="12311760" calcext:value-type="float">
            <text:p>12311760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pigs_010_4</text:p>
          </table:table-cell>
          <table:table-cell office:value-type="float" office:value="33" calcext:value-type="float">
            <text:p>33</text:p>
          </table:table-cell>
          <table:table-cell office:value-type="float" office:value="0.126378899274284" calcext:value-type="float">
            <text:p>0.126378899274284</text:p>
          </table:table-cell>
          <table:table-cell office:value-type="float" office:value="29062723" calcext:value-type="float">
            <text:p>29062723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2_008_0</text:p>
          </table:table-cell>
          <table:table-cell office:value-type="float" office:value="27" calcext:value-type="float">
            <text:p>27</text:p>
          </table:table-cell>
          <table:table-cell office:value-type="float" office:value="0.135445178010574" calcext:value-type="float">
            <text:p>0.135445178010574</text:p>
          </table:table-cell>
          <table:table-cell office:value-type="float" office:value="20643211" calcext:value-type="float">
            <text:p>20643211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2_008_1</text:p>
          </table:table-cell>
          <table:table-cell office:value-type="float" office:value="24" calcext:value-type="float">
            <text:p>24</text:p>
          </table:table-cell>
          <table:table-cell office:value-type="float" office:value="0.165294186578584" calcext:value-type="float">
            <text:p>0.165294186578584</text:p>
          </table:table-cell>
          <table:table-cell office:value-type="float" office:value="15744980" calcext:value-type="float">
            <text:p>15744980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2_008_2</text:p>
          </table:table-cell>
          <table:table-cell office:value-type="float" office:value="24" calcext:value-type="float">
            <text:p>24</text:p>
          </table:table-cell>
          <table:table-cell office:value-type="float" office:value="0.103222410797844" calcext:value-type="float">
            <text:p>0.103222410797844</text:p>
          </table:table-cell>
          <table:table-cell office:value-type="float" office:value="16167092" calcext:value-type="float">
            <text:p>16167092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2_008_3</text:p>
          </table:table-cell>
          <table:table-cell office:value-type="float" office:value="26" calcext:value-type="float">
            <text:p>26</text:p>
          </table:table-cell>
          <table:table-cell office:value-type="float" office:value="0.109611603597696" calcext:value-type="float">
            <text:p>0.109611603597696</text:p>
          </table:table-cell>
          <table:table-cell office:value-type="float" office:value="19010387" calcext:value-type="float">
            <text:p>19010387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2_008_4</text:p>
          </table:table-cell>
          <table:table-cell office:value-type="float" office:value="25" calcext:value-type="float">
            <text:p>25</text:p>
          </table:table-cell>
          <table:table-cell office:value-type="float" office:value="0.0850759736451658" calcext:value-type="float">
            <text:p>0.085075973645166</text:p>
          </table:table-cell>
          <table:table-cell office:value-type="float" office:value="17546682" calcext:value-type="float">
            <text:p>17546682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2_010_0</text:p>
          </table:table-cell>
          <table:table-cell office:value-type="float" office:value="42" calcext:value-type="float">
            <text:p>42</text:p>
          </table:table-cell>
          <table:table-cell office:value-type="float" office:value="0.136464640037438" calcext:value-type="float">
            <text:p>0.136464640037438</text:p>
          </table:table-cell>
          <table:table-cell office:value-type="float" office:value="49064133" calcext:value-type="float">
            <text:p>49064133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2_010_1</text:p>
          </table:table-cell>
          <table:table-cell office:value-type="float" office:value="41" calcext:value-type="float">
            <text:p>41</text:p>
          </table:table-cell>
          <table:table-cell office:value-type="float" office:value="0.138038722604788" calcext:value-type="float">
            <text:p>0.138038722604788</text:p>
          </table:table-cell>
          <table:table-cell office:value-type="float" office:value="47003971" calcext:value-type="float">
            <text:p>47003971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2_010_2</text:p>
          </table:table-cell>
          <table:table-cell office:value-type="float" office:value="38" calcext:value-type="float">
            <text:p>38</text:p>
          </table:table-cell>
          <table:table-cell office:value-type="float" office:value="0.153208082029023" calcext:value-type="float">
            <text:p>0.153208082029023</text:p>
          </table:table-cell>
          <table:table-cell office:value-type="float" office:value="39715820" calcext:value-type="float">
            <text:p>39715820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2_010_3</text:p>
          </table:table-cell>
          <table:table-cell office:value-type="float" office:value="39" calcext:value-type="float">
            <text:p>39</text:p>
          </table:table-cell>
          <table:table-cell office:value-type="float" office:value="0.182312476958161" calcext:value-type="float">
            <text:p>0.182312476958161</text:p>
          </table:table-cell>
          <table:table-cell office:value-type="float" office:value="41380532" calcext:value-type="float">
            <text:p>41380532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2_010_4</text:p>
          </table:table-cell>
          <table:table-cell office:value-type="float" office:value="37" calcext:value-type="float">
            <text:p>37</text:p>
          </table:table-cell>
          <table:table-cell office:value-type="float" office:value="0.164506056374529" calcext:value-type="float">
            <text:p>0.164506056374529</text:p>
          </table:table-cell>
          <table:table-cell office:value-type="float" office:value="36703039" calcext:value-type="float">
            <text:p>36703039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5_008_0</text:p>
          </table:table-cell>
          <table:table-cell office:value-type="float" office:value="20" calcext:value-type="float">
            <text:p>20</text:p>
          </table:table-cell>
          <table:table-cell office:value-type="float" office:value="0.103167098489717" calcext:value-type="float">
            <text:p>0.103167098489717</text:p>
          </table:table-cell>
          <table:table-cell office:value-type="float" office:value="11075947" calcext:value-type="float">
            <text:p>11075947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5_008_1</text:p>
          </table:table-cell>
          <table:table-cell office:value-type="float" office:value="21" calcext:value-type="float">
            <text:p>21</text:p>
          </table:table-cell>
          <table:table-cell office:value-type="float" office:value="0.119515603134846" calcext:value-type="float">
            <text:p>0.119515603134846</text:p>
          </table:table-cell>
          <table:table-cell office:value-type="float" office:value="12246222" calcext:value-type="float">
            <text:p>12246222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5_008_2</text:p>
          </table:table-cell>
          <table:table-cell office:value-type="float" office:value="19" calcext:value-type="float">
            <text:p>19</text:p>
          </table:table-cell>
          <table:table-cell office:value-type="float" office:value="0.130808547029721" calcext:value-type="float">
            <text:p>0.130808547029721</text:p>
          </table:table-cell>
          <table:table-cell office:value-type="float" office:value="10061879" calcext:value-type="float">
            <text:p>10061879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5_008_3</text:p>
          </table:table-cell>
          <table:table-cell office:value-type="float" office:value="18" calcext:value-type="float">
            <text:p>18</text:p>
          </table:table-cell>
          <table:table-cell office:value-type="float" office:value="0.115271987337951" calcext:value-type="float">
            <text:p>0.115271987337951</text:p>
          </table:table-cell>
          <table:table-cell office:value-type="float" office:value="9174123" calcext:value-type="float">
            <text:p>9174123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5_008_4</text:p>
          </table:table-cell>
          <table:table-cell office:value-type="float" office:value="22" calcext:value-type="float">
            <text:p>22</text:p>
          </table:table-cell>
          <table:table-cell office:value-type="float" office:value="0.0882647787512798" calcext:value-type="float">
            <text:p>0.08826477875128</text:p>
          </table:table-cell>
          <table:table-cell office:value-type="float" office:value="13317859" calcext:value-type="float">
            <text:p>13317859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5_010_0</text:p>
          </table:table-cell>
          <table:table-cell office:value-type="float" office:value="31" calcext:value-type="float">
            <text:p>31</text:p>
          </table:table-cell>
          <table:table-cell office:value-type="float" office:value="0.150939200883207" calcext:value-type="float">
            <text:p>0.150939200883207</text:p>
          </table:table-cell>
          <table:table-cell office:value-type="float" office:value="26555928" calcext:value-type="float">
            <text:p>26555928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5_010_1</text:p>
          </table:table-cell>
          <table:table-cell office:value-type="float" office:value="36" calcext:value-type="float">
            <text:p>36</text:p>
          </table:table-cell>
          <table:table-cell office:value-type="float" office:value="0.153603925496864" calcext:value-type="float">
            <text:p>0.153603925496864</text:p>
          </table:table-cell>
          <table:table-cell office:value-type="float" office:value="35823878" calcext:value-type="float">
            <text:p>35823878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5_010_2</text:p>
          </table:table-cell>
          <table:table-cell office:value-type="float" office:value="30" calcext:value-type="float">
            <text:p>30</text:p>
          </table:table-cell>
          <table:table-cell office:value-type="float" office:value="0.129108845221964" calcext:value-type="float">
            <text:p>0.129108845221964</text:p>
          </table:table-cell>
          <table:table-cell office:value-type="float" office:value="24946104" calcext:value-type="float">
            <text:p>24946104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5_010_3</text:p>
          </table:table-cell>
          <table:table-cell office:value-type="float" office:value="35" calcext:value-type="float">
            <text:p>35</text:p>
          </table:table-cell>
          <table:table-cell office:value-type="float" office:value="0.17285124749015" calcext:value-type="float">
            <text:p>0.17285124749015</text:p>
          </table:table-cell>
          <table:table-cell office:value-type="float" office:value="33144588" calcext:value-type="float">
            <text:p>33144588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5_010_4</text:p>
          </table:table-cell>
          <table:table-cell office:value-type="float" office:value="34" calcext:value-type="float">
            <text:p>34</text:p>
          </table:table-cell>
          <table:table-cell office:value-type="float" office:value="0.143119827639893" calcext:value-type="float">
            <text:p>0.143119827639893</text:p>
          </table:table-cell>
          <table:table-cell office:value-type="float" office:value="31255277" calcext:value-type="float">
            <text:p>31255277</text:p>
          </table:table-cell>
          <table:table-cell office:value-type="string" calcext:value-type="string">
            <text:p>ACCEPT</text:p>
          </table:table-cell>
        </table:table-row>
      </table:table>
      <table:table table:name="Sheet4" table:style-name="ta1">
        <table:table-column table:style-name="co11" table:default-cell-style-name="Default"/>
        <table:table-column table:style-name="co6" table:default-cell-style-name="Default"/>
        <table:table-column table:style-name="co6" table:default-cell-style-name="ce4"/>
        <table:table-column table:style-name="co6" table:number-columns-repeated="2" table:default-cell-style-name="Default"/>
        <table:table-column table:style-name="co6" table:visibility="collapse" table:number-columns-repeated="2" table:default-cell-style-name="Default"/>
        <table:table-column table:style-name="co6" table:default-cell-style-name="ce4"/>
        <table:table-column table:style-name="co6" table:number-columns-repeated="2" table:default-cell-style-name="Default"/>
        <table:table-column table:style-name="co12" table:visibility="collapse" table:default-cell-style-name="Default"/>
        <table:table-column table:style-name="co6" table:visibility="collapse" table:default-cell-style-name="Default"/>
        <table:table-column table:style-name="co6" table:default-cell-style-name="ce4"/>
        <table:table-column table:style-name="co6" table:number-columns-repeated="2" table:default-cell-style-name="Default"/>
        <table:table-row table:style-name="ro1">
          <table:table-cell table:style-name="ce1"/>
          <table:table-cell/>
          <table:table-cell table:style-name="ce2" office:value-type="string" calcext:value-type="string" table:number-columns-spanned="3" table:number-rows-spanned="1">
            <text:p>QuickSampler</text:p>
          </table:table-cell>
          <table:covered-table-cell table:number-columns-repeated="2" table:style-name="ce1"/>
          <table:table-cell table:style-name="ce1"/>
          <table:table-cell/>
          <table:table-cell table:style-name="ce2" office:value-type="string" calcext:value-type="string" table:number-columns-spanned="3" table:number-rows-spanned="1">
            <text:p>STS</text:p>
          </table:table-cell>
          <table:covered-table-cell table:number-columns-repeated="2" table:style-name="ce1"/>
          <table:table-cell table:number-columns-repeated="2"/>
          <table:table-cell table:style-name="ce2" office:value-type="string" calcext:value-type="string" table:number-columns-spanned="3" table:number-rows-spanned="1">
            <text:p>CMS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Instances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dtv</text:p>
          </table:table-cell>
          <table:table-cell table:style-name="ce1" office:value-type="string" calcext:value-type="string">
            <text:p>#samples</text:p>
          </table:table-cell>
          <table:table-cell table:style-name="ce1" office:value-type="string" calcext:value-type="string">
            <text:p>A/R</text:p>
          </table:table-cell>
          <table:table-cell table:style-name="ce1" office:value-type="string" calcext:value-type="string">
            <text:p>Instances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dtv</text:p>
          </table:table-cell>
          <table:table-cell table:style-name="ce1" office:value-type="string" calcext:value-type="string">
            <text:p>#samples</text:p>
          </table:table-cell>
          <table:table-cell table:style-name="ce1" office:value-type="string" calcext:value-type="string">
            <text:p>A/R</text:p>
          </table:table-cell>
          <table:table-cell table:number-columns-repeated="2"/>
          <table:table-cell table:style-name="ce1" office:value-type="string" calcext:value-type="string">
            <text:p>dtv</text:p>
          </table:table-cell>
          <table:table-cell table:style-name="ce1" office:value-type="string" calcext:value-type="string">
            <text:p>#samples</text:p>
          </table:table-cell>
          <table:table-cell table:style-name="ce1" office:value-type="string" calcext:value-type="string">
            <text:p>A/R</text:p>
          </table:table-cell>
        </table:table-row>
        <table:table-row table:style-name="ro1">
          <table:table-cell office:value-type="string" calcext:value-type="string">
            <table:cell-range-source table:name="CSV_all" xlink:type="simple" xlink:href="../dtv_quick_aaai.out" table:filter-name="Text - txt - csv (StarCalc)" table:filter-options="9/59/44/32,34,76,1,,0,false,false,true,false,false" table:last-column-spanned="5" table:last-row-spanned="90"/>
            <text:p>avgdeg_3_008_0</text:p>
          </table:table-cell>
          <table:table-cell office:value-type="float" office:value="16" calcext:value-type="float">
            <text:p>16</text:p>
          </table:table-cell>
          <table:table-cell office:value-type="float" office:value="0.0770000035541425" calcext:value-type="float">
            <text:p>0.0770</text:p>
          </table:table-cell>
          <table:table-cell office:value-type="float" office:value="6791949" calcext:value-type="float">
            <text:p>67919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able:cell-range-source table:name="CSV_all" xlink:type="simple" xlink:href="../dtv_sts_aaai.out" table:filter-name="Text - txt - csv (StarCalc)" table:filter-options="9/59/44/32,34,76,1,,0,false,false,true,false,false" table:last-column-spanned="5" table:last-row-spanned="112"/>
            <text:p>avgdeg_3_008_0</text:p>
          </table:table-cell>
          <table:table-cell office:value-type="float" office:value="16" calcext:value-type="float">
            <text:p>16</text:p>
          </table:table-cell>
          <table:table-cell office:value-type="float" office:value="0.0396177819901962" calcext:value-type="float">
            <text:p>0.0396</text:p>
          </table:table-cell>
          <table:table-cell office:value-type="float" office:value="6799423" calcext:value-type="float">
            <text:p>67994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able:cell-range-source table:name="CSV_all" xlink:type="simple" xlink:href="../dtv_cms_aaai.out" table:filter-name="Text - txt - csv (StarCalc)" table:filter-options="9/59/44/32,34,76,1,,0,false,false,true,false,false" table:last-column-spanned="5" table:last-row-spanned="90"/>
            <text:p>avgdeg_3_008_0</text:p>
          </table:table-cell>
          <table:table-cell office:value-type="float" office:value="16" calcext:value-type="float">
            <text:p>16</text:p>
          </table:table-cell>
          <table:table-cell office:value-type="float" office:value="0.145920871250328" calcext:value-type="float">
            <text:p>0.1459</text:p>
          </table:table-cell>
          <table:table-cell office:value-type="float" office:value="6755638" calcext:value-type="float">
            <text:p>675563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vgdeg_3_008_1</text:p>
          </table:table-cell>
          <table:table-cell office:value-type="float" office:value="15" calcext:value-type="float">
            <text:p>15</text:p>
          </table:table-cell>
          <table:table-cell office:value-type="float" office:value="0.160319235531529" calcext:value-type="float">
            <text:p>0.1603</text:p>
          </table:table-cell>
          <table:table-cell office:value-type="float" office:value="6235899" calcext:value-type="float">
            <text:p>62358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3_008_1</text:p>
          </table:table-cell>
          <table:table-cell office:value-type="float" office:value="15" calcext:value-type="float">
            <text:p>15</text:p>
          </table:table-cell>
          <table:table-cell office:value-type="float" office:value="0.0987193796637881" calcext:value-type="float">
            <text:p>0.0987</text:p>
          </table:table-cell>
          <table:table-cell office:value-type="float" office:value="6384883" calcext:value-type="float">
            <text:p>63848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3_008_1</text:p>
          </table:table-cell>
          <table:table-cell office:value-type="float" office:value="15" calcext:value-type="float">
            <text:p>15</text:p>
          </table:table-cell>
          <table:table-cell office:value-type="float" office:value="0.0916462756978251" calcext:value-type="float">
            <text:p>0.0916</text:p>
          </table:table-cell>
          <table:table-cell office:value-type="float" office:value="6262721" calcext:value-type="float">
            <text:p>626272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vgdeg_3_008_2</text:p>
          </table:table-cell>
          <table:table-cell office:value-type="float" office:value="19" calcext:value-type="float">
            <text:p>19</text:p>
          </table:table-cell>
          <table:table-cell office:value-type="float" office:value="0.185362750489897" calcext:value-type="float">
            <text:p>0.1854</text:p>
          </table:table-cell>
          <table:table-cell office:value-type="float" office:value="9986426" calcext:value-type="float">
            <text:p>99864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3_008_2</text:p>
          </table:table-cell>
          <table:table-cell office:value-type="float" office:value="19" calcext:value-type="float">
            <text:p>19</text:p>
          </table:table-cell>
          <table:table-cell office:value-type="float" office:value="0.0204725724544849" calcext:value-type="float">
            <text:p>0.0205</text:p>
          </table:table-cell>
          <table:table-cell office:value-type="float" office:value="11013078" calcext:value-type="float">
            <text:p>110130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3_008_2</text:p>
          </table:table-cell>
          <table:table-cell office:value-type="float" office:value="19" calcext:value-type="float">
            <text:p>19</text:p>
          </table:table-cell>
          <table:table-cell office:value-type="float" office:value="0.177205322058529" calcext:value-type="float">
            <text:p>0.1772</text:p>
          </table:table-cell>
          <table:table-cell office:value-type="float" office:value="9914721" calcext:value-type="float">
            <text:p>991472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vgdeg_3_008_3</text:p>
          </table:table-cell>
          <table:table-cell office:value-type="float" office:value="3" calcext:value-type="float">
            <text:p>3</text:p>
          </table:table-cell>
          <table:table-cell office:value-type="float" office:value="0.0240715425103107" calcext:value-type="float">
            <text:p>0.0241</text:p>
          </table:table-cell>
          <table:table-cell office:value-type="float" office:value="287465" calcext:value-type="float">
            <text:p>287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3_008_3</text:p>
          </table:table-cell>
          <table:table-cell office:value-type="float" office:value="3" calcext:value-type="float">
            <text:p>3</text:p>
          </table:table-cell>
          <table:table-cell office:value-type="float" office:value="0.0195272529587779" calcext:value-type="float">
            <text:p>0.0195</text:p>
          </table:table-cell>
          <table:table-cell office:value-type="float" office:value="285416" calcext:value-type="float">
            <text:p>2854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3_008_3</text:p>
          </table:table-cell>
          <table:table-cell office:value-type="float" office:value="3" calcext:value-type="float">
            <text:p>3</text:p>
          </table:table-cell>
          <table:table-cell office:value-type="float" office:value="0.0773762798332531" calcext:value-type="float">
            <text:p>0.0774</text:p>
          </table:table-cell>
          <table:table-cell office:value-type="float" office:value="280819" calcext:value-type="float">
            <text:p>28081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vgdeg_3_008_4</text:p>
          </table:table-cell>
          <table:table-cell office:value-type="float" office:value="9" calcext:value-type="float">
            <text:p>9</text:p>
          </table:table-cell>
          <table:table-cell office:value-type="float" office:value="0.047398672158808" calcext:value-type="float">
            <text:p>0.0474</text:p>
          </table:table-cell>
          <table:table-cell office:value-type="float" office:value="2283299" calcext:value-type="float">
            <text:p>22832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3_008_4</text:p>
          </table:table-cell>
          <table:table-cell office:value-type="float" office:value="9" calcext:value-type="float">
            <text:p>9</text:p>
          </table:table-cell>
          <table:table-cell office:value-type="float" office:value="0.117439465170555" calcext:value-type="float">
            <text:p>0.1174</text:p>
          </table:table-cell>
          <table:table-cell office:value-type="float" office:value="2315199" calcext:value-type="float">
            <text:p>2315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3_008_4</text:p>
          </table:table-cell>
          <table:table-cell office:value-type="float" office:value="9" calcext:value-type="float">
            <text:p>9</text:p>
          </table:table-cell>
          <table:table-cell office:value-type="float" office:value="0.0973539307963472" calcext:value-type="float">
            <text:p>0.0974</text:p>
          </table:table-cell>
          <table:table-cell office:value-type="float" office:value="2252605" calcext:value-type="float">
            <text:p>225260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vgdeg_3_010_0</text:p>
          </table:table-cell>
          <table:table-cell office:value-type="float" office:value="12" calcext:value-type="float">
            <text:p>12</text:p>
          </table:table-cell>
          <table:table-cell office:value-type="float" office:value="0.126275083853256" calcext:value-type="float">
            <text:p>0.1263</text:p>
          </table:table-cell>
          <table:table-cell office:value-type="float" office:value="4181412" calcext:value-type="float">
            <text:p>41814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3_010_0</text:p>
          </table:table-cell>
          <table:table-cell office:value-type="float" office:value="12" calcext:value-type="float">
            <text:p>12</text:p>
          </table:table-cell>
          <table:table-cell office:value-type="float" office:value="0.0130390304121167" calcext:value-type="float">
            <text:p>0.0130</text:p>
          </table:table-cell>
          <table:table-cell office:value-type="float" office:value="4201404" calcext:value-type="float">
            <text:p>42014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3_010_0</text:p>
          </table:table-cell>
          <table:table-cell office:value-type="float" office:value="12" calcext:value-type="float">
            <text:p>12</text:p>
          </table:table-cell>
          <table:table-cell office:value-type="float" office:value="0.1195317270388" calcext:value-type="float">
            <text:p>0.1195</text:p>
          </table:table-cell>
          <table:table-cell office:value-type="float" office:value="4197034" calcext:value-type="float">
            <text:p>419703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vgdeg_3_010_1</text:p>
          </table:table-cell>
          <table:table-cell office:value-type="float" office:value="16" calcext:value-type="float">
            <text:p>16</text:p>
          </table:table-cell>
          <table:table-cell office:value-type="float" office:value="0.136171906762701" calcext:value-type="float">
            <text:p>0.1362</text:p>
          </table:table-cell>
          <table:table-cell office:value-type="float" office:value="7158366" calcext:value-type="float">
            <text:p>71583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3_010_1</text:p>
          </table:table-cell>
          <table:table-cell office:value-type="float" office:value="16" calcext:value-type="float">
            <text:p>16</text:p>
          </table:table-cell>
          <table:table-cell office:value-type="float" office:value="0.00957956227850615" calcext:value-type="float">
            <text:p>0.0096</text:p>
          </table:table-cell>
          <table:table-cell office:value-type="float" office:value="7127196" calcext:value-type="float">
            <text:p>71271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3_010_1</text:p>
          </table:table-cell>
          <table:table-cell office:value-type="float" office:value="16" calcext:value-type="float">
            <text:p>16</text:p>
          </table:table-cell>
          <table:table-cell office:value-type="float" office:value="0.105024686829802" calcext:value-type="float">
            <text:p>0.1050</text:p>
          </table:table-cell>
          <table:table-cell office:value-type="float" office:value="6943720" calcext:value-type="float">
            <text:p>69437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vgdeg_3_010_2</text:p>
          </table:table-cell>
          <table:table-cell office:value-type="float" office:value="30" calcext:value-type="float">
            <text:p>30</text:p>
          </table:table-cell>
          <table:table-cell office:value-type="float" office:value="0.155102426038558" calcext:value-type="float">
            <text:p>0.1551</text:p>
          </table:table-cell>
          <table:table-cell office:value-type="float" office:value="24537279" calcext:value-type="float">
            <text:p>245372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3_010_2</text:p>
          </table:table-cell>
          <table:table-cell office:value-type="float" office:value="30" calcext:value-type="float">
            <text:p>30</text:p>
          </table:table-cell>
          <table:table-cell office:value-type="float" office:value="0.0155150752037443" calcext:value-type="float">
            <text:p>0.0155</text:p>
          </table:table-cell>
          <table:table-cell office:value-type="float" office:value="24758147" calcext:value-type="float">
            <text:p>247581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3_010_2</text:p>
          </table:table-cell>
          <table:table-cell office:value-type="float" office:value="30" calcext:value-type="float">
            <text:p>30</text:p>
          </table:table-cell>
          <table:table-cell office:value-type="float" office:value="0.126747894848158" calcext:value-type="float">
            <text:p>0.1267</text:p>
          </table:table-cell>
          <table:table-cell office:value-type="float" office:value="24126731" calcext:value-type="float">
            <text:p>2412673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vgdeg_3_010_3</text:p>
          </table:table-cell>
          <table:table-cell office:value-type="float" office:value="17" calcext:value-type="float">
            <text:p>17</text:p>
          </table:table-cell>
          <table:table-cell office:value-type="float" office:value="0.109581205267396" calcext:value-type="float">
            <text:p>0.1096</text:p>
          </table:table-cell>
          <table:table-cell office:value-type="float" office:value="8640869" calcext:value-type="float">
            <text:p>86408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3_010_3</text:p>
          </table:table-cell>
          <table:table-cell office:value-type="float" office:value="17" calcext:value-type="float">
            <text:p>17</text:p>
          </table:table-cell>
          <table:table-cell office:value-type="float" office:value="0.122910877023852" calcext:value-type="float">
            <text:p>0.1229</text:p>
          </table:table-cell>
          <table:table-cell office:value-type="float" office:value="8130097" calcext:value-type="float">
            <text:p>81300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3_010_3</text:p>
          </table:table-cell>
          <table:table-cell office:value-type="float" office:value="17" calcext:value-type="float">
            <text:p>17</text:p>
          </table:table-cell>
          <table:table-cell office:value-type="float" office:value="0.200165118613402" calcext:value-type="float">
            <text:p>0.2002</text:p>
          </table:table-cell>
          <table:table-cell office:value-type="float" office:value="8155202" calcext:value-type="float">
            <text:p>81552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vgdeg_3_010_4</text:p>
          </table:table-cell>
          <table:table-cell office:value-type="float" office:value="19" calcext:value-type="float">
            <text:p>19</text:p>
          </table:table-cell>
          <table:table-cell office:value-type="float" office:value="0.0821229439001826" calcext:value-type="float">
            <text:p>0.0821</text:p>
          </table:table-cell>
          <table:table-cell office:value-type="float" office:value="9790010" calcext:value-type="float">
            <text:p>97900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3_010_4</text:p>
          </table:table-cell>
          <table:table-cell office:value-type="float" office:value="19" calcext:value-type="float">
            <text:p>19</text:p>
          </table:table-cell>
          <table:table-cell office:value-type="float" office:value="0.0595091782567019" calcext:value-type="float">
            <text:p>0.0595</text:p>
          </table:table-cell>
          <table:table-cell office:value-type="float" office:value="9473764" calcext:value-type="float">
            <text:p>94737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3_010_4</text:p>
          </table:table-cell>
          <table:table-cell office:value-type="float" office:value="19" calcext:value-type="float">
            <text:p>19</text:p>
          </table:table-cell>
          <table:table-cell office:value-type="float" office:value="0.0784309952826202" calcext:value-type="float">
            <text:p>0.0784</text:p>
          </table:table-cell>
          <table:table-cell office:value-type="float" office:value="9408097" calcext:value-type="float">
            <text:p>940809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vgdeg_5_008_0</text:p>
          </table:table-cell>
          <table:table-cell office:value-type="float" office:value="2" calcext:value-type="float">
            <text:p>2</text:p>
          </table:table-cell>
          <table:table-cell office:value-type="float" office:value="0.0199210192503041" calcext:value-type="float">
            <text:p>0.0199</text:p>
          </table:table-cell>
          <table:table-cell office:value-type="float" office:value="130108" calcext:value-type="float">
            <text:p>1301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5_008_0</text:p>
          </table:table-cell>
          <table:table-cell office:value-type="float" office:value="2" calcext:value-type="float">
            <text:p>2</text:p>
          </table:table-cell>
          <table:table-cell office:value-type="float" office:value="0.282228915286337" calcext:value-type="float">
            <text:p>0.2822</text:p>
          </table:table-cell>
          <table:table-cell office:value-type="float" office:value="108589" calcext:value-type="float">
            <text:p>1085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5_008_0</text:p>
          </table:table-cell>
          <table:table-cell office:value-type="float" office:value="2" calcext:value-type="float">
            <text:p>2</text:p>
          </table:table-cell>
          <table:table-cell office:value-type="float" office:value="0.0355265190516027" calcext:value-type="float">
            <text:p>0.0355</text:p>
          </table:table-cell>
          <table:table-cell office:value-type="float" office:value="130340" calcext:value-type="float">
            <text:p>13034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vgdeg_5_008_1</text:p>
          </table:table-cell>
          <table:table-cell office:value-type="float" office:value="5" calcext:value-type="float">
            <text:p>5</text:p>
          </table:table-cell>
          <table:table-cell office:value-type="float" office:value="0.0651819392633782" calcext:value-type="float">
            <text:p>0.0652</text:p>
          </table:table-cell>
          <table:table-cell office:value-type="float" office:value="754244" calcext:value-type="float">
            <text:p>7542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5_008_1</text:p>
          </table:table-cell>
          <table:table-cell office:value-type="float" office:value="5" calcext:value-type="float">
            <text:p>5</text:p>
          </table:table-cell>
          <table:table-cell office:value-type="float" office:value="0.0692987690202835" calcext:value-type="float">
            <text:p>0.0693</text:p>
          </table:table-cell>
          <table:table-cell office:value-type="float" office:value="758299" calcext:value-type="float">
            <text:p>7582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5_008_1</text:p>
          </table:table-cell>
          <table:table-cell office:value-type="float" office:value="5" calcext:value-type="float">
            <text:p>5</text:p>
          </table:table-cell>
          <table:table-cell office:value-type="float" office:value="0.0542342552066599" calcext:value-type="float">
            <text:p>0.0542</text:p>
          </table:table-cell>
          <table:table-cell office:value-type="float" office:value="743992" calcext:value-type="float">
            <text:p>74399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vgdeg_5_008_2</text:p>
          </table:table-cell>
          <table:table-cell office:value-type="float" office:value="1" calcext:value-type="float">
            <text:p>1</text:p>
          </table:table-cell>
          <table:table-cell office:value-type="float" office:value="0.0257651839989199" calcext:value-type="float">
            <text:p>0.0258</text:p>
          </table:table-cell>
          <table:table-cell office:value-type="float" office:value="38595" calcext:value-type="float">
            <text:p>38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5_008_2</text:p>
          </table:table-cell>
          <table:table-cell office:value-type="float" office:value="1" calcext:value-type="float">
            <text:p>1</text:p>
          </table:table-cell>
          <table:table-cell office:value-type="float" office:value="0.0831619798051194" calcext:value-type="float">
            <text:p>0.0832</text:p>
          </table:table-cell>
          <table:table-cell office:value-type="float" office:value="35811" calcext:value-type="float">
            <text:p>358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5_008_2</text:p>
          </table:table-cell>
          <table:table-cell office:value-type="float" office:value="1" calcext:value-type="float">
            <text:p>1</text:p>
          </table:table-cell>
          <table:table-cell office:value-type="float" office:value="0.0117098566504731" calcext:value-type="float">
            <text:p>0.0117</text:p>
          </table:table-cell>
          <table:table-cell office:value-type="float" office:value="39036" calcext:value-type="float">
            <text:p>3903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vgdeg_5_008_3</text:p>
          </table:table-cell>
          <table:table-cell office:value-type="float" office:value="3" calcext:value-type="float">
            <text:p>3</text:p>
          </table:table-cell>
          <table:table-cell office:value-type="float" office:value="0.100608023355164" calcext:value-type="float">
            <text:p>0.1006</text:p>
          </table:table-cell>
          <table:table-cell office:value-type="float" office:value="288833" calcext:value-type="float">
            <text:p>2888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5_008_3</text:p>
          </table:table-cell>
          <table:table-cell office:value-type="float" office:value="3" calcext:value-type="float">
            <text:p>3</text:p>
          </table:table-cell>
          <table:table-cell office:value-type="float" office:value="0.309834250716739" calcext:value-type="float">
            <text:p>0.3098</text:p>
          </table:table-cell>
          <table:table-cell office:value-type="float" office:value="265599" calcext:value-type="float">
            <text:p>26559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gdeg_5_008_3</text:p>
          </table:table-cell>
          <table:table-cell office:value-type="float" office:value="3" calcext:value-type="float">
            <text:p>3</text:p>
          </table:table-cell>
          <table:table-cell office:value-type="float" office:value="0.0409964345735578" calcext:value-type="float">
            <text:p>0.0410</text:p>
          </table:table-cell>
          <table:table-cell office:value-type="float" office:value="293001" calcext:value-type="float">
            <text:p>29300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vgdeg_5_008_4</text:p>
          </table:table-cell>
          <table:table-cell office:value-type="float" office:value="5" calcext:value-type="float">
            <text:p>5</text:p>
          </table:table-cell>
          <table:table-cell office:value-type="float" office:value="0.0573881798629" calcext:value-type="float">
            <text:p>0.0574</text:p>
          </table:table-cell>
          <table:table-cell office:value-type="float" office:value="791503" calcext:value-type="float">
            <text:p>7915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5_008_4</text:p>
          </table:table-cell>
          <table:table-cell office:value-type="float" office:value="5" calcext:value-type="float">
            <text:p>5</text:p>
          </table:table-cell>
          <table:table-cell office:value-type="float" office:value="0.0577736059076756" calcext:value-type="float">
            <text:p>0.0578</text:p>
          </table:table-cell>
          <table:table-cell office:value-type="float" office:value="808043" calcext:value-type="float">
            <text:p>8080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5_008_4</text:p>
          </table:table-cell>
          <table:table-cell office:value-type="float" office:value="5" calcext:value-type="float">
            <text:p>5</text:p>
          </table:table-cell>
          <table:table-cell office:value-type="float" office:value="0.0465975953273828" calcext:value-type="float">
            <text:p>0.0466</text:p>
          </table:table-cell>
          <table:table-cell office:value-type="float" office:value="783762" calcext:value-type="float">
            <text:p>78376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vgdeg_5_010_0</text:p>
          </table:table-cell>
          <table:table-cell office:value-type="float" office:value="5" calcext:value-type="float">
            <text:p>5</text:p>
          </table:table-cell>
          <table:table-cell office:value-type="float" office:value="0.0171983948616669" calcext:value-type="float">
            <text:p>0.0172</text:p>
          </table:table-cell>
          <table:table-cell office:value-type="float" office:value="712465" calcext:value-type="float">
            <text:p>712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5_010_0</text:p>
          </table:table-cell>
          <table:table-cell office:value-type="float" office:value="5" calcext:value-type="float">
            <text:p>5</text:p>
          </table:table-cell>
          <table:table-cell office:value-type="float" office:value="0.163710635013256" calcext:value-type="float">
            <text:p>0.1637</text:p>
          </table:table-cell>
          <table:table-cell office:value-type="float" office:value="676270" calcext:value-type="float">
            <text:p>6762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5_010_0</text:p>
          </table:table-cell>
          <table:table-cell office:value-type="float" office:value="5" calcext:value-type="float">
            <text:p>5</text:p>
          </table:table-cell>
          <table:table-cell office:value-type="float" office:value="0.029460961596296" calcext:value-type="float">
            <text:p>0.0295</text:p>
          </table:table-cell>
          <table:table-cell office:value-type="float" office:value="705167" calcext:value-type="float">
            <text:p>70516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vgdeg_5_010_1</text:p>
          </table:table-cell>
          <table:table-cell office:value-type="float" office:value="10" calcext:value-type="float">
            <text:p>10</text:p>
          </table:table-cell>
          <table:table-cell office:value-type="float" office:value="0.0913253554592742" calcext:value-type="float">
            <text:p>0.0913</text:p>
          </table:table-cell>
          <table:table-cell office:value-type="float" office:value="2911946" calcext:value-type="float">
            <text:p>29119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5_010_1</text:p>
          </table:table-cell>
          <table:table-cell office:value-type="float" office:value="10" calcext:value-type="float">
            <text:p>10</text:p>
          </table:table-cell>
          <table:table-cell office:value-type="float" office:value="0.00292941284263025" calcext:value-type="float">
            <text:p>0.0029</text:p>
          </table:table-cell>
          <table:table-cell office:value-type="float" office:value="3002641" calcext:value-type="float">
            <text:p>30026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5_010_1</text:p>
          </table:table-cell>
          <table:table-cell office:value-type="float" office:value="10" calcext:value-type="float">
            <text:p>10</text:p>
          </table:table-cell>
          <table:table-cell office:value-type="float" office:value="0.0750611429486164" calcext:value-type="float">
            <text:p>0.0751</text:p>
          </table:table-cell>
          <table:table-cell office:value-type="float" office:value="2892695" calcext:value-type="float">
            <text:p>28926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vgdeg_5_010_2</text:p>
          </table:table-cell>
          <table:table-cell office:value-type="float" office:value="10" calcext:value-type="float">
            <text:p>10</text:p>
          </table:table-cell>
          <table:table-cell office:value-type="float" office:value="0.0646980100938557" calcext:value-type="float">
            <text:p>0.0647</text:p>
          </table:table-cell>
          <table:table-cell office:value-type="float" office:value="2989504" calcext:value-type="float">
            <text:p>29895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5_010_2</text:p>
          </table:table-cell>
          <table:table-cell office:value-type="float" office:value="10" calcext:value-type="float">
            <text:p>10</text:p>
          </table:table-cell>
          <table:table-cell office:value-type="float" office:value="0.0116899239756859" calcext:value-type="float">
            <text:p>0.0117</text:p>
          </table:table-cell>
          <table:table-cell office:value-type="float" office:value="3126246" calcext:value-type="float">
            <text:p>31262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5_010_2</text:p>
          </table:table-cell>
          <table:table-cell office:value-type="float" office:value="10" calcext:value-type="float">
            <text:p>10</text:p>
          </table:table-cell>
          <table:table-cell office:value-type="float" office:value="0.0868507913862776" calcext:value-type="float">
            <text:p>0.0869</text:p>
          </table:table-cell>
          <table:table-cell office:value-type="float" office:value="2926277" calcext:value-type="float">
            <text:p>292627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vgdeg_5_010_3</text:p>
          </table:table-cell>
          <table:table-cell office:value-type="float" office:value="16" calcext:value-type="float">
            <text:p>16</text:p>
          </table:table-cell>
          <table:table-cell office:value-type="float" office:value="0.0976433182062053" calcext:value-type="float">
            <text:p>0.0976</text:p>
          </table:table-cell>
          <table:table-cell office:value-type="float" office:value="7593533" calcext:value-type="float">
            <text:p>75935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5_010_3</text:p>
          </table:table-cell>
          <table:table-cell office:value-type="float" office:value="16" calcext:value-type="float">
            <text:p>16</text:p>
          </table:table-cell>
          <table:table-cell office:value-type="float" office:value="0.0338267099838385" calcext:value-type="float">
            <text:p>0.0338</text:p>
          </table:table-cell>
          <table:table-cell office:value-type="float" office:value="7338508" calcext:value-type="float">
            <text:p>73385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5_010_3</text:p>
          </table:table-cell>
          <table:table-cell office:value-type="float" office:value="16" calcext:value-type="float">
            <text:p>16</text:p>
          </table:table-cell>
          <table:table-cell office:value-type="float" office:value="0.113547051644863" calcext:value-type="float">
            <text:p>0.1135</text:p>
          </table:table-cell>
          <table:table-cell office:value-type="float" office:value="7261255" calcext:value-type="float">
            <text:p>726125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vgdeg_5_010_4</text:p>
          </table:table-cell>
          <table:table-cell office:value-type="float" office:value="11" calcext:value-type="float">
            <text:p>11</text:p>
          </table:table-cell>
          <table:table-cell office:value-type="float" office:value="0.0502899426779855" calcext:value-type="float">
            <text:p>0.0503</text:p>
          </table:table-cell>
          <table:table-cell office:value-type="float" office:value="3486025" calcext:value-type="float">
            <text:p>3486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5_010_4</text:p>
          </table:table-cell>
          <table:table-cell office:value-type="float" office:value="11" calcext:value-type="float">
            <text:p>11</text:p>
          </table:table-cell>
          <table:table-cell office:value-type="float" office:value="0.0386624420904181" calcext:value-type="float">
            <text:p>0.0387</text:p>
          </table:table-cell>
          <table:table-cell office:value-type="float" office:value="3475635" calcext:value-type="float">
            <text:p>34756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5_010_4</text:p>
          </table:table-cell>
          <table:table-cell office:value-type="float" office:value="11" calcext:value-type="float">
            <text:p>11</text:p>
          </table:table-cell>
          <table:table-cell office:value-type="float" office:value="0.114716761455256" calcext:value-type="float">
            <text:p>0.1147</text:p>
          </table:table-cell>
          <table:table-cell office:value-type="float" office:value="3412151" calcext:value-type="float">
            <text:p>341215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andes_008_0</text:p>
          </table:table-cell>
          <table:table-cell office:value-type="float" office:value="9" calcext:value-type="float">
            <text:p>9</text:p>
          </table:table-cell>
          <table:table-cell office:value-type="float" office:value="0.0546011739755181" calcext:value-type="float">
            <text:p>0.0546</text:p>
          </table:table-cell>
          <table:table-cell office:value-type="float" office:value="2286676" calcext:value-type="float">
            <text:p>22866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andes_008_0</text:p>
          </table:table-cell>
          <table:table-cell office:value-type="float" office:value="9" calcext:value-type="float">
            <text:p>9</text:p>
          </table:table-cell>
          <table:table-cell office:value-type="float" office:value="0.0580989844257651" calcext:value-type="float">
            <text:p>0.0581</text:p>
          </table:table-cell>
          <table:table-cell office:value-type="float" office:value="2170358" calcext:value-type="float">
            <text:p>21703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andes_008_0</text:p>
          </table:table-cell>
          <table:table-cell office:value-type="float" office:value="9" calcext:value-type="float">
            <text:p>9</text:p>
          </table:table-cell>
          <table:table-cell office:value-type="float" office:value="0.106953912176906" calcext:value-type="float">
            <text:p>0.1070</text:p>
          </table:table-cell>
          <table:table-cell office:value-type="float" office:value="2217610" calcext:value-type="float">
            <text:p>22176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andes_008_1</text:p>
          </table:table-cell>
          <table:table-cell office:value-type="float" office:value="5" calcext:value-type="float">
            <text:p>5</text:p>
          </table:table-cell>
          <table:table-cell office:value-type="float" office:value="0.0272465058880011" calcext:value-type="float">
            <text:p>0.0272</text:p>
          </table:table-cell>
          <table:table-cell office:value-type="float" office:value="745159" calcext:value-type="float">
            <text:p>7451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andes_008_1</text:p>
          </table:table-cell>
          <table:table-cell office:value-type="float" office:value="5" calcext:value-type="float">
            <text:p>5</text:p>
          </table:table-cell>
          <table:table-cell office:value-type="float" office:value="0.126447579814411" calcext:value-type="float">
            <text:p>0.1264</text:p>
          </table:table-cell>
          <table:table-cell office:value-type="float" office:value="716324" calcext:value-type="float">
            <text:p>7163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andes_008_1</text:p>
          </table:table-cell>
          <table:table-cell office:value-type="float" office:value="5" calcext:value-type="float">
            <text:p>5</text:p>
          </table:table-cell>
          <table:table-cell office:value-type="float" office:value="0.0488848650648062" calcext:value-type="float">
            <text:p>0.0489</text:p>
          </table:table-cell>
          <table:table-cell office:value-type="float" office:value="742531" calcext:value-type="float">
            <text:p>74253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andes_008_2</text:p>
          </table:table-cell>
          <table:table-cell office:value-type="float" office:value="17" calcext:value-type="float">
            <text:p>17</text:p>
          </table:table-cell>
          <table:table-cell office:value-type="float" office:value="0.132287343185864" calcext:value-type="float">
            <text:p>0.1323</text:p>
          </table:table-cell>
          <table:table-cell office:value-type="float" office:value="8109742" calcext:value-type="float">
            <text:p>81097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andes_008_2</text:p>
          </table:table-cell>
          <table:table-cell office:value-type="float" office:value="17" calcext:value-type="float">
            <text:p>17</text:p>
          </table:table-cell>
          <table:table-cell office:value-type="float" office:value="0.00519479389661053" calcext:value-type="float">
            <text:p>0.0052</text:p>
          </table:table-cell>
          <table:table-cell office:value-type="float" office:value="8160580" calcext:value-type="float">
            <text:p>816058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andes_008_2</text:p>
          </table:table-cell>
          <table:table-cell office:value-type="float" office:value="17" calcext:value-type="float">
            <text:p>17</text:p>
          </table:table-cell>
          <table:table-cell office:value-type="float" office:value="0.089823849481871" calcext:value-type="float">
            <text:p>0.0898</text:p>
          </table:table-cell>
          <table:table-cell office:value-type="float" office:value="7913759" calcext:value-type="float">
            <text:p>79137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andes_008_3</text:p>
          </table:table-cell>
          <table:table-cell office:value-type="float" office:value="17" calcext:value-type="float">
            <text:p>17</text:p>
          </table:table-cell>
          <table:table-cell office:value-type="float" office:value="0.102718702623951" calcext:value-type="float">
            <text:p>0.1027</text:p>
          </table:table-cell>
          <table:table-cell office:value-type="float" office:value="7550199" calcext:value-type="float">
            <text:p>7550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andes_008_3</text:p>
          </table:table-cell>
          <table:table-cell office:value-type="float" office:value="17" calcext:value-type="float">
            <text:p>17</text:p>
          </table:table-cell>
          <table:table-cell office:value-type="float" office:value="0.0795833947493459" calcext:value-type="float">
            <text:p>0.0796</text:p>
          </table:table-cell>
          <table:table-cell office:value-type="float" office:value="7545288" calcext:value-type="float">
            <text:p>75452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andes_008_3</text:p>
          </table:table-cell>
          <table:table-cell office:value-type="float" office:value="17" calcext:value-type="float">
            <text:p>17</text:p>
          </table:table-cell>
          <table:table-cell office:value-type="float" office:value="0.17069573566188" calcext:value-type="float">
            <text:p>0.1707</text:p>
          </table:table-cell>
          <table:table-cell office:value-type="float" office:value="7490279" calcext:value-type="float">
            <text:p>749027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andes_008_4</text:p>
          </table:table-cell>
          <table:table-cell office:value-type="float" office:value="6" calcext:value-type="float">
            <text:p>6</text:p>
          </table:table-cell>
          <table:table-cell office:value-type="float" office:value="0.0887911173709318" calcext:value-type="float">
            <text:p>0.0888</text:p>
          </table:table-cell>
          <table:table-cell office:value-type="float" office:value="1118383" calcext:value-type="float">
            <text:p>11183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andes_008_4</text:p>
          </table:table-cell>
          <table:table-cell office:value-type="float" office:value="6" calcext:value-type="float">
            <text:p>6</text:p>
          </table:table-cell>
          <table:table-cell office:value-type="float" office:value="0.0000191111754925169" calcext:value-type="float">
            <text:p>0.0000</text:p>
          </table:table-cell>
          <table:table-cell office:value-type="float" office:value="1142299" calcext:value-type="float">
            <text:p>11422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andes_008_4</text:p>
          </table:table-cell>
          <table:table-cell office:value-type="float" office:value="6" calcext:value-type="float">
            <text:p>6</text:p>
          </table:table-cell>
          <table:table-cell office:value-type="float" office:value="0.050378140271603" calcext:value-type="float">
            <text:p>0.0504</text:p>
          </table:table-cell>
          <table:table-cell office:value-type="float" office:value="1109175" calcext:value-type="float">
            <text:p>11091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andes_010_0</text:p>
          </table:table-cell>
          <table:table-cell office:value-type="float" office:value="31" calcext:value-type="float">
            <text:p>31</text:p>
          </table:table-cell>
          <table:table-cell office:value-type="float" office:value="0.137312355623979" calcext:value-type="float">
            <text:p>0.1373</text:p>
          </table:table-cell>
          <table:table-cell office:value-type="float" office:value="26115828" calcext:value-type="float">
            <text:p>261158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andes_010_0</text:p>
          </table:table-cell>
          <table:table-cell office:value-type="float" office:value="31" calcext:value-type="float">
            <text:p>31</text:p>
          </table:table-cell>
          <table:table-cell office:value-type="float" office:value="0.0257683633596695" calcext:value-type="float">
            <text:p>0.0258</text:p>
          </table:table-cell>
          <table:table-cell office:value-type="float" office:value="25906414" calcext:value-type="float">
            <text:p>259064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andes_010_0</text:p>
          </table:table-cell>
          <table:table-cell office:value-type="float" office:value="31" calcext:value-type="float">
            <text:p>31</text:p>
          </table:table-cell>
          <table:table-cell office:value-type="float" office:value="0.144084605706057" calcext:value-type="float">
            <text:p>0.1441</text:p>
          </table:table-cell>
          <table:table-cell office:value-type="float" office:value="25618332" calcext:value-type="float">
            <text:p>2561833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andes_010_1</text:p>
          </table:table-cell>
          <table:table-cell office:value-type="float" office:value="35" calcext:value-type="float">
            <text:p>35</text:p>
          </table:table-cell>
          <table:table-cell office:value-type="float" office:value="0.274188918751429" calcext:value-type="float">
            <text:p>0.2742</text:p>
          </table:table-cell>
          <table:table-cell office:value-type="float" office:value="33557190" calcext:value-type="float">
            <text:p>335571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andes_010_1</text:p>
          </table:table-cell>
          <table:table-cell office:value-type="float" office:value="35" calcext:value-type="float">
            <text:p>35</text:p>
          </table:table-cell>
          <table:table-cell office:value-type="float" office:value="0.0396135380172737" calcext:value-type="float">
            <text:p>0.0396</text:p>
          </table:table-cell>
          <table:table-cell office:value-type="float" office:value="33536595" calcext:value-type="float">
            <text:p>33536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andes_010_1</text:p>
          </table:table-cell>
          <table:table-cell office:value-type="float" office:value="35" calcext:value-type="float">
            <text:p>35</text:p>
          </table:table-cell>
          <table:table-cell office:value-type="float" office:value="0.160142034178309" calcext:value-type="float">
            <text:p>0.1601</text:p>
          </table:table-cell>
          <table:table-cell office:value-type="float" office:value="33235104" calcext:value-type="float">
            <text:p>3323510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andes_010_2</text:p>
          </table:table-cell>
          <table:table-cell office:value-type="float" office:value="30" calcext:value-type="float">
            <text:p>30</text:p>
          </table:table-cell>
          <table:table-cell office:value-type="float" office:value="0.161479639288837" calcext:value-type="float">
            <text:p>0.1615</text:p>
          </table:table-cell>
          <table:table-cell office:value-type="float" office:value="23482099" calcext:value-type="float">
            <text:p>234820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andes_010_2</text:p>
          </table:table-cell>
          <table:table-cell office:value-type="float" office:value="30" calcext:value-type="float">
            <text:p>30</text:p>
          </table:table-cell>
          <table:table-cell office:value-type="float" office:value="0.0320666726620882" calcext:value-type="float">
            <text:p>0.0321</text:p>
          </table:table-cell>
          <table:table-cell office:value-type="float" office:value="24970138" calcext:value-type="float">
            <text:p>249701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andes_010_2</text:p>
          </table:table-cell>
          <table:table-cell office:value-type="float" office:value="30" calcext:value-type="float">
            <text:p>30</text:p>
          </table:table-cell>
          <table:table-cell office:value-type="float" office:value="0.108217580281045" calcext:value-type="float">
            <text:p>0.1082</text:p>
          </table:table-cell>
          <table:table-cell office:value-type="float" office:value="24027291" calcext:value-type="float">
            <text:p>2402729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andes_010_3</text:p>
          </table:table-cell>
          <table:table-cell office:value-type="float" office:value="22" calcext:value-type="float">
            <text:p>22</text:p>
          </table:table-cell>
          <table:table-cell office:value-type="float" office:value="0.116209643303412" calcext:value-type="float">
            <text:p>0.1162</text:p>
          </table:table-cell>
          <table:table-cell office:value-type="float" office:value="13214113" calcext:value-type="float">
            <text:p>132141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andes_010_3</text:p>
          </table:table-cell>
          <table:table-cell office:value-type="float" office:value="22" calcext:value-type="float">
            <text:p>22</text:p>
          </table:table-cell>
          <table:table-cell office:value-type="float" office:value="0.0323123095662565" calcext:value-type="float">
            <text:p>0.0323</text:p>
          </table:table-cell>
          <table:table-cell office:value-type="float" office:value="12519139" calcext:value-type="float">
            <text:p>125191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andes_010_3</text:p>
          </table:table-cell>
          <table:table-cell office:value-type="float" office:value="22" calcext:value-type="float">
            <text:p>22</text:p>
          </table:table-cell>
          <table:table-cell office:value-type="float" office:value="0.113217514681461" calcext:value-type="float">
            <text:p>0.1132</text:p>
          </table:table-cell>
          <table:table-cell office:value-type="float" office:value="12754238" calcext:value-type="float">
            <text:p>1275423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andes_010_4</text:p>
          </table:table-cell>
          <table:table-cell office:value-type="float" office:value="30" calcext:value-type="float">
            <text:p>30</text:p>
          </table:table-cell>
          <table:table-cell office:value-type="float" office:value="0.147928057178496" calcext:value-type="float">
            <text:p>0.1479</text:p>
          </table:table-cell>
          <table:table-cell office:value-type="float" office:value="24040660" calcext:value-type="float">
            <text:p>240406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andes_010_4</text:p>
          </table:table-cell>
          <table:table-cell office:value-type="float" office:value="30" calcext:value-type="float">
            <text:p>30</text:p>
          </table:table-cell>
          <table:table-cell office:value-type="float" office:value="0.000990937393192387" calcext:value-type="float">
            <text:p>0.0010</text:p>
          </table:table-cell>
          <table:table-cell office:value-type="float" office:value="23654061" calcext:value-type="float">
            <text:p>236540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andes_010_4</text:p>
          </table:table-cell>
          <table:table-cell office:value-type="float" office:value="30" calcext:value-type="float">
            <text:p>30</text:p>
          </table:table-cell>
          <table:table-cell office:value-type="float" office:value="0.134350939439981" calcext:value-type="float">
            <text:p>0.1344</text:p>
          </table:table-cell>
          <table:table-cell office:value-type="float" office:value="23805848" calcext:value-type="float">
            <text:p>2380584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diabetes_008_0</text:p>
          </table:table-cell>
          <table:table-cell office:value-type="float" office:value="5" calcext:value-type="float">
            <text:p>5</text:p>
          </table:table-cell>
          <table:table-cell office:value-type="float" office:value="0.054903135906357" calcext:value-type="float">
            <text:p>0.0549</text:p>
          </table:table-cell>
          <table:table-cell office:value-type="float" office:value="746520" calcext:value-type="float">
            <text:p>7465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diabetes_008_0</text:p>
          </table:table-cell>
          <table:table-cell office:value-type="float" office:value="5" calcext:value-type="float">
            <text:p>5</text:p>
          </table:table-cell>
          <table:table-cell office:value-type="float" office:value="0.0561730068099967" calcext:value-type="float">
            <text:p>0.0562</text:p>
          </table:table-cell>
          <table:table-cell office:value-type="float" office:value="767293" calcext:value-type="float">
            <text:p>7672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diabetes_008_0</text:p>
          </table:table-cell>
          <table:table-cell office:value-type="float" office:value="5" calcext:value-type="float">
            <text:p>5</text:p>
          </table:table-cell>
          <table:table-cell office:value-type="float" office:value="0.044886466220411" calcext:value-type="float">
            <text:p>0.0449</text:p>
          </table:table-cell>
          <table:table-cell office:value-type="float" office:value="727519" calcext:value-type="float">
            <text:p>72751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diabetes_008_1</text:p>
          </table:table-cell>
          <table:table-cell office:value-type="float" office:value="10" calcext:value-type="float">
            <text:p>10</text:p>
          </table:table-cell>
          <table:table-cell office:value-type="float" office:value="0.0401870834126252" calcext:value-type="float">
            <text:p>0.0402</text:p>
          </table:table-cell>
          <table:table-cell office:value-type="float" office:value="2776787" calcext:value-type="float">
            <text:p>27767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diabetes_008_1</text:p>
          </table:table-cell>
          <table:table-cell office:value-type="float" office:value="10" calcext:value-type="float">
            <text:p>10</text:p>
          </table:table-cell>
          <table:table-cell office:value-type="float" office:value="0.0277778297270678" calcext:value-type="float">
            <text:p>0.0278</text:p>
          </table:table-cell>
          <table:table-cell office:value-type="float" office:value="2693513" calcext:value-type="float">
            <text:p>26935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diabetes_008_1</text:p>
          </table:table-cell>
          <table:table-cell office:value-type="float" office:value="10" calcext:value-type="float">
            <text:p>10</text:p>
          </table:table-cell>
          <table:table-cell office:value-type="float" office:value="0.0848563091372964" calcext:value-type="float">
            <text:p>0.0849</text:p>
          </table:table-cell>
          <table:table-cell office:value-type="float" office:value="2724153" calcext:value-type="float">
            <text:p>272415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diabetes_008_2</text:p>
          </table:table-cell>
          <table:table-cell office:value-type="float" office:value="9" calcext:value-type="float">
            <text:p>9</text:p>
          </table:table-cell>
          <table:table-cell office:value-type="float" office:value="0.023307969558536" calcext:value-type="float">
            <text:p>0.0233</text:p>
          </table:table-cell>
          <table:table-cell office:value-type="float" office:value="2184696" calcext:value-type="float">
            <text:p>21846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diabetes_008_2</text:p>
          </table:table-cell>
          <table:table-cell office:value-type="float" office:value="9" calcext:value-type="float">
            <text:p>9</text:p>
          </table:table-cell>
          <table:table-cell office:value-type="float" office:value="0.0357962082490432" calcext:value-type="float">
            <text:p>0.0358</text:p>
          </table:table-cell>
          <table:table-cell office:value-type="float" office:value="2272086" calcext:value-type="float">
            <text:p>22720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diabetes_008_2</text:p>
          </table:table-cell>
          <table:table-cell office:value-type="float" office:value="9" calcext:value-type="float">
            <text:p>9</text:p>
          </table:table-cell>
          <table:table-cell office:value-type="float" office:value="0.0483547920301217" calcext:value-type="float">
            <text:p>0.0484</text:p>
          </table:table-cell>
          <table:table-cell office:value-type="float" office:value="2161198" calcext:value-type="float">
            <text:p>216119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diabetes_008_3</text:p>
          </table:table-cell>
          <table:table-cell office:value-type="float" office:value="11" calcext:value-type="float">
            <text:p>11</text:p>
          </table:table-cell>
          <table:table-cell office:value-type="float" office:value="0.064981377174501" calcext:value-type="float">
            <text:p>0.0650</text:p>
          </table:table-cell>
          <table:table-cell office:value-type="float" office:value="3328170" calcext:value-type="float">
            <text:p>33281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diabetes_008_3</text:p>
          </table:table-cell>
          <table:table-cell office:value-type="float" office:value="11" calcext:value-type="float">
            <text:p>11</text:p>
          </table:table-cell>
          <table:table-cell office:value-type="float" office:value="0.00136308068857186" calcext:value-type="float">
            <text:p>0.0014</text:p>
          </table:table-cell>
          <table:table-cell office:value-type="float" office:value="3497447" calcext:value-type="float">
            <text:p>34974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diabetes_008_3</text:p>
          </table:table-cell>
          <table:table-cell office:value-type="float" office:value="11" calcext:value-type="float">
            <text:p>11</text:p>
          </table:table-cell>
          <table:table-cell office:value-type="float" office:value="0.10003270641386" calcext:value-type="float">
            <text:p>0.1000</text:p>
          </table:table-cell>
          <table:table-cell office:value-type="float" office:value="3275040" calcext:value-type="float">
            <text:p>327504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diabetes_008_4</text:p>
          </table:table-cell>
          <table:table-cell office:value-type="float" office:value="8" calcext:value-type="float">
            <text:p>8</text:p>
          </table:table-cell>
          <table:table-cell office:value-type="float" office:value="0.0356904930969399" calcext:value-type="float">
            <text:p>0.0357</text:p>
          </table:table-cell>
          <table:table-cell office:value-type="float" office:value="1839552" calcext:value-type="float">
            <text:p>18395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diabetes_008_4</text:p>
          </table:table-cell>
          <table:table-cell office:value-type="float" office:value="8" calcext:value-type="float">
            <text:p>8</text:p>
          </table:table-cell>
          <table:table-cell office:value-type="float" office:value="0.0529914026292412" calcext:value-type="float">
            <text:p>0.0530</text:p>
          </table:table-cell>
          <table:table-cell office:value-type="float" office:value="1850440" calcext:value-type="float">
            <text:p>18504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diabetes_008_4</text:p>
          </table:table-cell>
          <table:table-cell office:value-type="float" office:value="8" calcext:value-type="float">
            <text:p>8</text:p>
          </table:table-cell>
          <table:table-cell office:value-type="float" office:value="0.0753873275773745" calcext:value-type="float">
            <text:p>0.0754</text:p>
          </table:table-cell>
          <table:table-cell office:value-type="float" office:value="1781282" calcext:value-type="float">
            <text:p>178128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diabetes_010_0</text:p>
          </table:table-cell>
          <table:table-cell office:value-type="float" office:value="4" calcext:value-type="float">
            <text:p>4</text:p>
          </table:table-cell>
          <table:table-cell office:value-type="float" office:value="0.0228106563087957" calcext:value-type="float">
            <text:p>0.0228</text:p>
          </table:table-cell>
          <table:table-cell office:value-type="float" office:value="465532" calcext:value-type="float">
            <text:p>4655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diabetes_010_0</text:p>
          </table:table-cell>
          <table:table-cell office:value-type="float" office:value="4" calcext:value-type="float">
            <text:p>4</text:p>
          </table:table-cell>
          <table:table-cell office:value-type="float" office:value="0.0898289984903033" calcext:value-type="float">
            <text:p>0.0898</text:p>
          </table:table-cell>
          <table:table-cell office:value-type="float" office:value="451759" calcext:value-type="float">
            <text:p>4517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diabetes_010_0</text:p>
          </table:table-cell>
          <table:table-cell office:value-type="float" office:value="4" calcext:value-type="float">
            <text:p>4</text:p>
          </table:table-cell>
          <table:table-cell office:value-type="float" office:value="0.0819906051761165" calcext:value-type="float">
            <text:p>0.0820</text:p>
          </table:table-cell>
          <table:table-cell office:value-type="float" office:value="450749" calcext:value-type="float">
            <text:p>45074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diabetes_010_1</text:p>
          </table:table-cell>
          <table:table-cell office:value-type="float" office:value="9" calcext:value-type="float">
            <text:p>9</text:p>
          </table:table-cell>
          <table:table-cell office:value-type="float" office:value="0.0221602997606286" calcext:value-type="float">
            <text:p>0.0222</text:p>
          </table:table-cell>
          <table:table-cell office:value-type="float" office:value="2245072" calcext:value-type="float">
            <text:p>22450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diabetes_010_1</text:p>
          </table:table-cell>
          <table:table-cell office:value-type="float" office:value="9" calcext:value-type="float">
            <text:p>9</text:p>
          </table:table-cell>
          <table:table-cell office:value-type="float" office:value="0.00804839858995738" calcext:value-type="float">
            <text:p>0.0080</text:p>
          </table:table-cell>
          <table:table-cell office:value-type="float" office:value="2242919" calcext:value-type="float">
            <text:p>22429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diabetes_010_1</text:p>
          </table:table-cell>
          <table:table-cell office:value-type="float" office:value="9" calcext:value-type="float">
            <text:p>9</text:p>
          </table:table-cell>
          <table:table-cell office:value-type="float" office:value="0.0791556396294885" calcext:value-type="float">
            <text:p>0.0792</text:p>
          </table:table-cell>
          <table:table-cell office:value-type="float" office:value="2207156" calcext:value-type="float">
            <text:p>220715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diabetes_010_2</text:p>
          </table:table-cell>
          <table:table-cell office:value-type="float" office:value="9" calcext:value-type="float">
            <text:p>9</text:p>
          </table:table-cell>
          <table:table-cell office:value-type="float" office:value="0.053599967509532" calcext:value-type="float">
            <text:p>0.0536</text:p>
          </table:table-cell>
          <table:table-cell office:value-type="float" office:value="2378066" calcext:value-type="float">
            <text:p>23780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diabetes_010_2</text:p>
          </table:table-cell>
          <table:table-cell office:value-type="float" office:value="9" calcext:value-type="float">
            <text:p>9</text:p>
          </table:table-cell>
          <table:table-cell office:value-type="float" office:value="0.0291419650769677" calcext:value-type="float">
            <text:p>0.0291</text:p>
          </table:table-cell>
          <table:table-cell office:value-type="float" office:value="2368284" calcext:value-type="float">
            <text:p>23682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diabetes_010_2</text:p>
          </table:table-cell>
          <table:table-cell office:value-type="float" office:value="9" calcext:value-type="float">
            <text:p>9</text:p>
          </table:table-cell>
          <table:table-cell office:value-type="float" office:value="0.125685976618242" calcext:value-type="float">
            <text:p>0.1257</text:p>
          </table:table-cell>
          <table:table-cell office:value-type="float" office:value="2261017" calcext:value-type="float">
            <text:p>226101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diabetes_010_3</text:p>
          </table:table-cell>
          <table:table-cell office:value-type="float" office:value="26" calcext:value-type="float">
            <text:p>26</text:p>
          </table:table-cell>
          <table:table-cell office:value-type="float" office:value="0.19548309337401" calcext:value-type="float">
            <text:p>0.1955</text:p>
          </table:table-cell>
          <table:table-cell office:value-type="float" office:value="19211200" calcext:value-type="float">
            <text:p>19211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diabetes_010_3</text:p>
          </table:table-cell>
          <table:table-cell office:value-type="float" office:value="26" calcext:value-type="float">
            <text:p>26</text:p>
          </table:table-cell>
          <table:table-cell office:value-type="float" office:value="0.000939840048314045" calcext:value-type="float">
            <text:p>0.0009</text:p>
          </table:table-cell>
          <table:table-cell office:value-type="float" office:value="18847561" calcext:value-type="float">
            <text:p>188475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diabetes_010_3</text:p>
          </table:table-cell>
          <table:table-cell office:value-type="float" office:value="26" calcext:value-type="float">
            <text:p>26</text:p>
          </table:table-cell>
          <table:table-cell office:value-type="float" office:value="0.147759271122317" calcext:value-type="float">
            <text:p>0.1478</text:p>
          </table:table-cell>
          <table:table-cell office:value-type="float" office:value="18539480" calcext:value-type="float">
            <text:p>185394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diabetes_010_4</text:p>
          </table:table-cell>
          <table:table-cell office:value-type="float" office:value="14" calcext:value-type="float">
            <text:p>14</text:p>
          </table:table-cell>
          <table:table-cell office:value-type="float" office:value="0.0859966339729703" calcext:value-type="float">
            <text:p>0.0860</text:p>
          </table:table-cell>
          <table:table-cell office:value-type="float" office:value="5649464" calcext:value-type="float">
            <text:p>56494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diabetes_010_4</text:p>
          </table:table-cell>
          <table:table-cell office:value-type="float" office:value="14" calcext:value-type="float">
            <text:p>14</text:p>
          </table:table-cell>
          <table:table-cell office:value-type="float" office:value="0.0524319431622529" calcext:value-type="float">
            <text:p>0.0524</text:p>
          </table:table-cell>
          <table:table-cell office:value-type="float" office:value="5691881" calcext:value-type="float">
            <text:p>56918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diabetes_010_4</text:p>
          </table:table-cell>
          <table:table-cell office:value-type="float" office:value="14" calcext:value-type="float">
            <text:p>14</text:p>
          </table:table-cell>
          <table:table-cell office:value-type="float" office:value="0.163893394780199" calcext:value-type="float">
            <text:p>0.1639</text:p>
          </table:table-cell>
          <table:table-cell office:value-type="float" office:value="5422008" calcext:value-type="float">
            <text:p>542200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link_008_0</text:p>
          </table:table-cell>
          <table:table-cell office:value-type="float" office:value="9" calcext:value-type="float">
            <text:p>9</text:p>
          </table:table-cell>
          <table:table-cell office:value-type="float" office:value="0.0842210505993038" calcext:value-type="float">
            <text:p>0.0842</text:p>
          </table:table-cell>
          <table:table-cell office:value-type="float" office:value="2226961" calcext:value-type="float">
            <text:p>22269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link_008_0</text:p>
          </table:table-cell>
          <table:table-cell office:value-type="float" office:value="9" calcext:value-type="float">
            <text:p>9</text:p>
          </table:table-cell>
          <table:table-cell office:value-type="float" office:value="0.0453442045494192" calcext:value-type="float">
            <text:p>0.0453</text:p>
          </table:table-cell>
          <table:table-cell office:value-type="float" office:value="2277521" calcext:value-type="float">
            <text:p>22775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link_008_0</text:p>
          </table:table-cell>
          <table:table-cell office:value-type="float" office:value="9" calcext:value-type="float">
            <text:p>9</text:p>
          </table:table-cell>
          <table:table-cell office:value-type="float" office:value="0.0691409372073707" calcext:value-type="float">
            <text:p>0.0691</text:p>
          </table:table-cell>
          <table:table-cell office:value-type="float" office:value="2207517" calcext:value-type="float">
            <text:p>220751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link_008_1</text:p>
          </table:table-cell>
          <table:table-cell office:value-type="float" office:value="13" calcext:value-type="float">
            <text:p>13</text:p>
          </table:table-cell>
          <table:table-cell office:value-type="float" office:value="0.105706305654989" calcext:value-type="float">
            <text:p>0.1057</text:p>
          </table:table-cell>
          <table:table-cell office:value-type="float" office:value="4797656" calcext:value-type="float">
            <text:p>47976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link_008_1</text:p>
          </table:table-cell>
          <table:table-cell office:value-type="float" office:value="13" calcext:value-type="float">
            <text:p>13</text:p>
          </table:table-cell>
          <table:table-cell office:value-type="float" office:value="0.169509672041813" calcext:value-type="float">
            <text:p>0.1695</text:p>
          </table:table-cell>
          <table:table-cell office:value-type="float" office:value="4703993" calcext:value-type="float">
            <text:p>47039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link_008_1</text:p>
          </table:table-cell>
          <table:table-cell office:value-type="float" office:value="13" calcext:value-type="float">
            <text:p>13</text:p>
          </table:table-cell>
          <table:table-cell office:value-type="float" office:value="0.0921333573185825" calcext:value-type="float">
            <text:p>0.0921</text:p>
          </table:table-cell>
          <table:table-cell office:value-type="float" office:value="4770505" calcext:value-type="float">
            <text:p>477050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link_008_2</text:p>
          </table:table-cell>
          <table:table-cell office:value-type="float" office:value="16" calcext:value-type="float">
            <text:p>16</text:p>
          </table:table-cell>
          <table:table-cell office:value-type="float" office:value="0.0477180038605191" calcext:value-type="float">
            <text:p>0.0477</text:p>
          </table:table-cell>
          <table:table-cell office:value-type="float" office:value="6743323" calcext:value-type="float">
            <text:p>67433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link_008_2</text:p>
          </table:table-cell>
          <table:table-cell office:value-type="float" office:value="16" calcext:value-type="float">
            <text:p>16</text:p>
          </table:table-cell>
          <table:table-cell office:value-type="float" office:value="0.165647410487527" calcext:value-type="float">
            <text:p>0.1656</text:p>
          </table:table-cell>
          <table:table-cell office:value-type="float" office:value="6598629" calcext:value-type="float">
            <text:p>65986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link_008_2</text:p>
          </table:table-cell>
          <table:table-cell office:value-type="float" office:value="16" calcext:value-type="float">
            <text:p>16</text:p>
          </table:table-cell>
          <table:table-cell office:value-type="float" office:value="0.103011592898017" calcext:value-type="float">
            <text:p>0.1030</text:p>
          </table:table-cell>
          <table:table-cell office:value-type="float" office:value="6691303" calcext:value-type="float">
            <text:p>669130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link_008_3</text:p>
          </table:table-cell>
          <table:table-cell office:value-type="float" office:value="18" calcext:value-type="float">
            <text:p>18</text:p>
          </table:table-cell>
          <table:table-cell office:value-type="float" office:value="0.0897395562495455" calcext:value-type="float">
            <text:p>0.0897</text:p>
          </table:table-cell>
          <table:table-cell office:value-type="float" office:value="9022112" calcext:value-type="float">
            <text:p>90221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link_008_3</text:p>
          </table:table-cell>
          <table:table-cell office:value-type="float" office:value="18" calcext:value-type="float">
            <text:p>18</text:p>
          </table:table-cell>
          <table:table-cell office:value-type="float" office:value="0.0502562461941873" calcext:value-type="float">
            <text:p>0.0503</text:p>
          </table:table-cell>
          <table:table-cell office:value-type="float" office:value="8548411" calcext:value-type="float">
            <text:p>85484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link_008_3</text:p>
          </table:table-cell>
          <table:table-cell office:value-type="float" office:value="18" calcext:value-type="float">
            <text:p>18</text:p>
          </table:table-cell>
          <table:table-cell office:value-type="float" office:value="0.096610817377985" calcext:value-type="float">
            <text:p>0.0966</text:p>
          </table:table-cell>
          <table:table-cell office:value-type="float" office:value="8753456" calcext:value-type="float">
            <text:p>875345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link_008_4</text:p>
          </table:table-cell>
          <table:table-cell office:value-type="float" office:value="9" calcext:value-type="float">
            <text:p>9</text:p>
          </table:table-cell>
          <table:table-cell office:value-type="float" office:value="0.0590984611426402" calcext:value-type="float">
            <text:p>0.0591</text:p>
          </table:table-cell>
          <table:table-cell office:value-type="float" office:value="2373720" calcext:value-type="float">
            <text:p>23737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link_008_4</text:p>
          </table:table-cell>
          <table:table-cell office:value-type="float" office:value="9" calcext:value-type="float">
            <text:p>9</text:p>
          </table:table-cell>
          <table:table-cell office:value-type="float" office:value="0.0511484350379231" calcext:value-type="float">
            <text:p>0.0511</text:p>
          </table:table-cell>
          <table:table-cell office:value-type="float" office:value="2327557" calcext:value-type="float">
            <text:p>23275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link_008_4</text:p>
          </table:table-cell>
          <table:table-cell office:value-type="float" office:value="9" calcext:value-type="float">
            <text:p>9</text:p>
          </table:table-cell>
          <table:table-cell office:value-type="float" office:value="0.0596090232558252" calcext:value-type="float">
            <text:p>0.0596</text:p>
          </table:table-cell>
          <table:table-cell office:value-type="float" office:value="2319283" calcext:value-type="float">
            <text:p>231928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link_010_0</text:p>
          </table:table-cell>
          <table:table-cell office:value-type="float" office:value="17" calcext:value-type="float">
            <text:p>17</text:p>
          </table:table-cell>
          <table:table-cell office:value-type="float" office:value="0.15703121410874" calcext:value-type="float">
            <text:p>0.1570</text:p>
          </table:table-cell>
          <table:table-cell office:value-type="float" office:value="8390237" calcext:value-type="float">
            <text:p>83902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link_010_0</text:p>
          </table:table-cell>
          <table:table-cell office:value-type="float" office:value="17" calcext:value-type="float">
            <text:p>17</text:p>
          </table:table-cell>
          <table:table-cell office:value-type="float" office:value="0.0860339648213572" calcext:value-type="float">
            <text:p>0.0860</text:p>
          </table:table-cell>
          <table:table-cell office:value-type="float" office:value="8460641" calcext:value-type="float">
            <text:p>84606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link_010_0</text:p>
          </table:table-cell>
          <table:table-cell office:value-type="float" office:value="17" calcext:value-type="float">
            <text:p>17</text:p>
          </table:table-cell>
          <table:table-cell office:value-type="float" office:value="0.165658398112459" calcext:value-type="float">
            <text:p>0.1657</text:p>
          </table:table-cell>
          <table:table-cell office:value-type="float" office:value="8139453" calcext:value-type="float">
            <text:p>813945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link_010_1</text:p>
          </table:table-cell>
          <table:table-cell office:value-type="float" office:value="22" calcext:value-type="float">
            <text:p>22</text:p>
          </table:table-cell>
          <table:table-cell office:value-type="float" office:value="0.0990040313069632" calcext:value-type="float">
            <text:p>0.0990</text:p>
          </table:table-cell>
          <table:table-cell office:value-type="float" office:value="14164767" calcext:value-type="float">
            <text:p>141647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link_010_1</text:p>
          </table:table-cell>
          <table:table-cell office:value-type="float" office:value="22" calcext:value-type="float">
            <text:p>22</text:p>
          </table:table-cell>
          <table:table-cell office:value-type="float" office:value="0.082723362905718" calcext:value-type="float">
            <text:p>0.0827</text:p>
          </table:table-cell>
          <table:table-cell office:value-type="float" office:value="13518741" calcext:value-type="float">
            <text:p>135187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link_010_1</text:p>
          </table:table-cell>
          <table:table-cell office:value-type="float" office:value="22" calcext:value-type="float">
            <text:p>22</text:p>
          </table:table-cell>
          <table:table-cell office:value-type="float" office:value="0.121336770512311" calcext:value-type="float">
            <text:p>0.1213</text:p>
          </table:table-cell>
          <table:table-cell office:value-type="float" office:value="13543042" calcext:value-type="float">
            <text:p>1354304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link_010_2</text:p>
          </table:table-cell>
          <table:table-cell office:value-type="float" office:value="31" calcext:value-type="float">
            <text:p>31</text:p>
          </table:table-cell>
          <table:table-cell office:value-type="float" office:value="0.262200155100187" calcext:value-type="float">
            <text:p>0.2622</text:p>
          </table:table-cell>
          <table:table-cell office:value-type="float" office:value="27296306" calcext:value-type="float">
            <text:p>272963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link_010_2</text:p>
          </table:table-cell>
          <table:table-cell office:value-type="float" office:value="31" calcext:value-type="float">
            <text:p>31</text:p>
          </table:table-cell>
          <table:table-cell office:value-type="float" office:value="0.0392087121858193" calcext:value-type="float">
            <text:p>0.0392</text:p>
          </table:table-cell>
          <table:table-cell office:value-type="float" office:value="26956958" calcext:value-type="float">
            <text:p>269569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link_010_2</text:p>
          </table:table-cell>
          <table:table-cell office:value-type="float" office:value="31" calcext:value-type="float">
            <text:p>31</text:p>
          </table:table-cell>
          <table:table-cell office:value-type="float" office:value="0.18701837780993" calcext:value-type="float">
            <text:p>0.1870</text:p>
          </table:table-cell>
          <table:table-cell office:value-type="float" office:value="26428380" calcext:value-type="float">
            <text:p>264283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link_010_3</text:p>
          </table:table-cell>
          <table:table-cell office:value-type="float" office:value="23" calcext:value-type="float">
            <text:p>23</text:p>
          </table:table-cell>
          <table:table-cell office:value-type="float" office:value="0.13068273074731" calcext:value-type="float">
            <text:p>0.1307</text:p>
          </table:table-cell>
          <table:table-cell office:value-type="float" office:value="14754743" calcext:value-type="float">
            <text:p>147547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link_010_3</text:p>
          </table:table-cell>
          <table:table-cell office:value-type="float" office:value="23" calcext:value-type="float">
            <text:p>23</text:p>
          </table:table-cell>
          <table:table-cell office:value-type="float" office:value="0.0121697344647867" calcext:value-type="float">
            <text:p>0.0122</text:p>
          </table:table-cell>
          <table:table-cell office:value-type="float" office:value="14717663" calcext:value-type="float">
            <text:p>14717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link_010_3</text:p>
          </table:table-cell>
          <table:table-cell office:value-type="float" office:value="23" calcext:value-type="float">
            <text:p>23</text:p>
          </table:table-cell>
          <table:table-cell office:value-type="float" office:value="0.105709263542587" calcext:value-type="float">
            <text:p>0.1057</text:p>
          </table:table-cell>
          <table:table-cell office:value-type="float" office:value="14582464" calcext:value-type="float">
            <text:p>1458246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link_010_4</text:p>
          </table:table-cell>
          <table:table-cell office:value-type="float" office:value="28" calcext:value-type="float">
            <text:p>28</text:p>
          </table:table-cell>
          <table:table-cell office:value-type="float" office:value="0.202431380145343" calcext:value-type="float">
            <text:p>0.2024</text:p>
          </table:table-cell>
          <table:table-cell office:value-type="float" office:value="21482230" calcext:value-type="float">
            <text:p>214822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link_010_4</text:p>
          </table:table-cell>
          <table:table-cell office:value-type="float" office:value="28" calcext:value-type="float">
            <text:p>28</text:p>
          </table:table-cell>
          <table:table-cell office:value-type="float" office:value="0.0345933418555487" calcext:value-type="float">
            <text:p>0.0346</text:p>
          </table:table-cell>
          <table:table-cell office:value-type="float" office:value="22377750" calcext:value-type="float">
            <text:p>22377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link_010_4</text:p>
          </table:table-cell>
          <table:table-cell office:value-type="float" office:value="28" calcext:value-type="float">
            <text:p>28</text:p>
          </table:table-cell>
          <table:table-cell office:value-type="float" office:value="0.163513656272261" calcext:value-type="float">
            <text:p>0.1635</text:p>
          </table:table-cell>
          <table:table-cell office:value-type="float" office:value="21161624" calcext:value-type="float">
            <text:p>2116162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munin_008_0</text:p>
          </table:table-cell>
          <table:table-cell office:value-type="float" office:value="20" calcext:value-type="float">
            <text:p>20</text:p>
          </table:table-cell>
          <table:table-cell office:value-type="float" office:value="0.17724027146864" calcext:value-type="float">
            <text:p>0.1772</text:p>
          </table:table-cell>
          <table:table-cell office:value-type="float" office:value="11426488" calcext:value-type="float">
            <text:p>114264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munin_008_0</text:p>
          </table:table-cell>
          <table:table-cell office:value-type="float" office:value="20" calcext:value-type="float">
            <text:p>20</text:p>
          </table:table-cell>
          <table:table-cell office:value-type="float" office:value="0.0830535034580142" calcext:value-type="float">
            <text:p>0.0831</text:p>
          </table:table-cell>
          <table:table-cell office:value-type="float" office:value="11433681" calcext:value-type="float">
            <text:p>114336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munin_008_0</text:p>
          </table:table-cell>
          <table:table-cell office:value-type="float" office:value="20" calcext:value-type="float">
            <text:p>20</text:p>
          </table:table-cell>
          <table:table-cell office:value-type="float" office:value="0.0740994785501146" calcext:value-type="float">
            <text:p>0.0741</text:p>
          </table:table-cell>
          <table:table-cell office:value-type="float" office:value="11279783" calcext:value-type="float">
            <text:p>1127978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munin_008_1</text:p>
          </table:table-cell>
          <table:table-cell office:value-type="float" office:value="17" calcext:value-type="float">
            <text:p>17</text:p>
          </table:table-cell>
          <table:table-cell office:value-type="float" office:value="0.14338678679859" calcext:value-type="float">
            <text:p>0.1434</text:p>
          </table:table-cell>
          <table:table-cell office:value-type="float" office:value="8322983" calcext:value-type="float">
            <text:p>83229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munin_008_1</text:p>
          </table:table-cell>
          <table:table-cell office:value-type="float" office:value="17" calcext:value-type="float">
            <text:p>17</text:p>
          </table:table-cell>
          <table:table-cell office:value-type="float" office:value="0.0222771730230889" calcext:value-type="float">
            <text:p>0.0223</text:p>
          </table:table-cell>
          <table:table-cell office:value-type="float" office:value="7988525" calcext:value-type="float">
            <text:p>79885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munin_008_1</text:p>
          </table:table-cell>
          <table:table-cell office:value-type="float" office:value="17" calcext:value-type="float">
            <text:p>17</text:p>
          </table:table-cell>
          <table:table-cell office:value-type="float" office:value="0.143058837253136" calcext:value-type="float">
            <text:p>0.1431</text:p>
          </table:table-cell>
          <table:table-cell office:value-type="float" office:value="8073056" calcext:value-type="float">
            <text:p>807305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munin_008_2</text:p>
          </table:table-cell>
          <table:table-cell office:value-type="float" office:value="7" calcext:value-type="float">
            <text:p>7</text:p>
          </table:table-cell>
          <table:table-cell office:value-type="float" office:value="0.103712365371939" calcext:value-type="float">
            <text:p>0.1037</text:p>
          </table:table-cell>
          <table:table-cell office:value-type="float" office:value="1541062" calcext:value-type="float">
            <text:p>15410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munin_008_2</text:p>
          </table:table-cell>
          <table:table-cell office:value-type="float" office:value="7" calcext:value-type="float">
            <text:p>7</text:p>
          </table:table-cell>
          <table:table-cell office:value-type="float" office:value="0.130497547847967" calcext:value-type="float">
            <text:p>0.1305</text:p>
          </table:table-cell>
          <table:table-cell office:value-type="float" office:value="1541043" calcext:value-type="float">
            <text:p>15410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munin_008_2</text:p>
          </table:table-cell>
          <table:table-cell office:value-type="float" office:value="7" calcext:value-type="float">
            <text:p>7</text:p>
          </table:table-cell>
          <table:table-cell office:value-type="float" office:value="0.0523836573355545" calcext:value-type="float">
            <text:p>0.0524</text:p>
          </table:table-cell>
          <table:table-cell office:value-type="float" office:value="1538649" calcext:value-type="float">
            <text:p>153864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munin_008_3</text:p>
          </table:table-cell>
          <table:table-cell office:value-type="float" office:value="11" calcext:value-type="float">
            <text:p>11</text:p>
          </table:table-cell>
          <table:table-cell office:value-type="float" office:value="0.0295137760127698" calcext:value-type="float">
            <text:p>0.0295</text:p>
          </table:table-cell>
          <table:table-cell office:value-type="float" office:value="3218909" calcext:value-type="float">
            <text:p>32189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munin_008_3</text:p>
          </table:table-cell>
          <table:table-cell office:value-type="float" office:value="11" calcext:value-type="float">
            <text:p>11</text:p>
          </table:table-cell>
          <table:table-cell office:value-type="float" office:value="0.0144273130900982" calcext:value-type="float">
            <text:p>0.0144</text:p>
          </table:table-cell>
          <table:table-cell office:value-type="float" office:value="3283721" calcext:value-type="float">
            <text:p>32837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munin_008_3</text:p>
          </table:table-cell>
          <table:table-cell office:value-type="float" office:value="11" calcext:value-type="float">
            <text:p>11</text:p>
          </table:table-cell>
          <table:table-cell office:value-type="float" office:value="0.0703436233676111" calcext:value-type="float">
            <text:p>0.0703</text:p>
          </table:table-cell>
          <table:table-cell office:value-type="float" office:value="3169267" calcext:value-type="float">
            <text:p>316926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munin_008_4</text:p>
          </table:table-cell>
          <table:table-cell office:value-type="float" office:value="16" calcext:value-type="float">
            <text:p>16</text:p>
          </table:table-cell>
          <table:table-cell office:value-type="float" office:value="0.104566688972641" calcext:value-type="float">
            <text:p>0.1046</text:p>
          </table:table-cell>
          <table:table-cell office:value-type="float" office:value="7542041" calcext:value-type="float">
            <text:p>75420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munin_008_4</text:p>
          </table:table-cell>
          <table:table-cell office:value-type="float" office:value="16" calcext:value-type="float">
            <text:p>16</text:p>
          </table:table-cell>
          <table:table-cell office:value-type="float" office:value="0.0758327880831868" calcext:value-type="float">
            <text:p>0.0758</text:p>
          </table:table-cell>
          <table:table-cell office:value-type="float" office:value="7318602" calcext:value-type="float">
            <text:p>73186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munin_008_4</text:p>
          </table:table-cell>
          <table:table-cell office:value-type="float" office:value="16" calcext:value-type="float">
            <text:p>16</text:p>
          </table:table-cell>
          <table:table-cell office:value-type="float" office:value="0.0550500741900619" calcext:value-type="float">
            <text:p>0.0551</text:p>
          </table:table-cell>
          <table:table-cell office:value-type="float" office:value="7366044" calcext:value-type="float">
            <text:p>736604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munin_010_0</text:p>
          </table:table-cell>
          <table:table-cell office:value-type="float" office:value="22" calcext:value-type="float">
            <text:p>22</text:p>
          </table:table-cell>
          <table:table-cell office:value-type="float" office:value="0.101449389044832" calcext:value-type="float">
            <text:p>0.1014</text:p>
          </table:table-cell>
          <table:table-cell office:value-type="float" office:value="13317551" calcext:value-type="float">
            <text:p>133175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munin_010_0</text:p>
          </table:table-cell>
          <table:table-cell office:value-type="float" office:value="22" calcext:value-type="float">
            <text:p>22</text:p>
          </table:table-cell>
          <table:table-cell office:value-type="float" office:value="0.0031445487803101" calcext:value-type="float">
            <text:p>0.0031</text:p>
          </table:table-cell>
          <table:table-cell office:value-type="float" office:value="13771779" calcext:value-type="float">
            <text:p>137717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munin_010_0</text:p>
          </table:table-cell>
          <table:table-cell office:value-type="float" office:value="22" calcext:value-type="float">
            <text:p>22</text:p>
          </table:table-cell>
          <table:table-cell office:value-type="float" office:value="0.0866433576423416" calcext:value-type="float">
            <text:p>0.0866</text:p>
          </table:table-cell>
          <table:table-cell office:value-type="float" office:value="13227172" calcext:value-type="float">
            <text:p>1322717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munin_010_1</text:p>
          </table:table-cell>
          <table:table-cell office:value-type="float" office:value="33" calcext:value-type="float">
            <text:p>33</text:p>
          </table:table-cell>
          <table:table-cell office:value-type="float" office:value="0.241437610959388" calcext:value-type="float">
            <text:p>0.2414</text:p>
          </table:table-cell>
          <table:table-cell office:value-type="float" office:value="30348931" calcext:value-type="float">
            <text:p>303489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munin_010_1</text:p>
          </table:table-cell>
          <table:table-cell office:value-type="float" office:value="33" calcext:value-type="float">
            <text:p>33</text:p>
          </table:table-cell>
          <table:table-cell office:value-type="float" office:value="0.0447528756455516" calcext:value-type="float">
            <text:p>0.0448</text:p>
          </table:table-cell>
          <table:table-cell office:value-type="float" office:value="30693619" calcext:value-type="float">
            <text:p>306936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munin_010_1</text:p>
          </table:table-cell>
          <table:table-cell office:value-type="float" office:value="33" calcext:value-type="float">
            <text:p>33</text:p>
          </table:table-cell>
          <table:table-cell office:value-type="float" office:value="0.122959547317081" calcext:value-type="float">
            <text:p>0.1230</text:p>
          </table:table-cell>
          <table:table-cell office:value-type="float" office:value="30218998" calcext:value-type="float">
            <text:p>3021899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munin_010_2</text:p>
          </table:table-cell>
          <table:table-cell office:value-type="float" office:value="16" calcext:value-type="float">
            <text:p>16</text:p>
          </table:table-cell>
          <table:table-cell office:value-type="float" office:value="0.0997777064989776" calcext:value-type="float">
            <text:p>0.0998</text:p>
          </table:table-cell>
          <table:table-cell office:value-type="float" office:value="7467635" calcext:value-type="float">
            <text:p>74676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munin_010_2</text:p>
          </table:table-cell>
          <table:table-cell office:value-type="float" office:value="16" calcext:value-type="float">
            <text:p>16</text:p>
          </table:table-cell>
          <table:table-cell office:value-type="float" office:value="0.0349218737956936" calcext:value-type="float">
            <text:p>0.0349</text:p>
          </table:table-cell>
          <table:table-cell office:value-type="float" office:value="7304639" calcext:value-type="float">
            <text:p>73046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munin_010_2</text:p>
          </table:table-cell>
          <table:table-cell office:value-type="float" office:value="16" calcext:value-type="float">
            <text:p>16</text:p>
          </table:table-cell>
          <table:table-cell office:value-type="float" office:value="0.0883573869704543" calcext:value-type="float">
            <text:p>0.0884</text:p>
          </table:table-cell>
          <table:table-cell office:value-type="float" office:value="7302971" calcext:value-type="float">
            <text:p>730297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munin_010_3</text:p>
          </table:table-cell>
          <table:table-cell office:value-type="float" office:value="27" calcext:value-type="float">
            <text:p>27</text:p>
          </table:table-cell>
          <table:table-cell office:value-type="float" office:value="0.103532955557042" calcext:value-type="float">
            <text:p>0.1035</text:p>
          </table:table-cell>
          <table:table-cell office:value-type="float" office:value="21146390" calcext:value-type="float">
            <text:p>211463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munin_010_3</text:p>
          </table:table-cell>
          <table:table-cell office:value-type="float" office:value="27" calcext:value-type="float">
            <text:p>27</text:p>
          </table:table-cell>
          <table:table-cell office:value-type="float" office:value="0.0385201930363231" calcext:value-type="float">
            <text:p>0.0385</text:p>
          </table:table-cell>
          <table:table-cell office:value-type="float" office:value="20982832" calcext:value-type="float">
            <text:p>209828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munin_010_3</text:p>
          </table:table-cell>
          <table:table-cell office:value-type="float" office:value="27" calcext:value-type="float">
            <text:p>27</text:p>
          </table:table-cell>
          <table:table-cell office:value-type="float" office:value="0.119713282874958" calcext:value-type="float">
            <text:p>0.1197</text:p>
          </table:table-cell>
          <table:table-cell office:value-type="float" office:value="20674124" calcext:value-type="float">
            <text:p>2067412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munin_010_4</text:p>
          </table:table-cell>
          <table:table-cell office:value-type="float" office:value="31" calcext:value-type="float">
            <text:p>31</text:p>
          </table:table-cell>
          <table:table-cell office:value-type="float" office:value="0.2308522844808" calcext:value-type="float">
            <text:p>0.2309</text:p>
          </table:table-cell>
          <table:table-cell office:value-type="float" office:value="26817254" calcext:value-type="float">
            <text:p>268172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munin_010_4</text:p>
          </table:table-cell>
          <table:table-cell office:value-type="float" office:value="31" calcext:value-type="float">
            <text:p>31</text:p>
          </table:table-cell>
          <table:table-cell office:value-type="float" office:value="0.00682120835940704" calcext:value-type="float">
            <text:p>0.0068</text:p>
          </table:table-cell>
          <table:table-cell office:value-type="float" office:value="28253865" calcext:value-type="float">
            <text:p>282538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munin_010_4</text:p>
          </table:table-cell>
          <table:table-cell office:value-type="float" office:value="31" calcext:value-type="float">
            <text:p>31</text:p>
          </table:table-cell>
          <table:table-cell office:value-type="float" office:value="0.150143980181887" calcext:value-type="float">
            <text:p>0.1501</text:p>
          </table:table-cell>
          <table:table-cell office:value-type="float" office:value="26738535" calcext:value-type="float">
            <text:p>267385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pigs_008_0</text:p>
          </table:table-cell>
          <table:table-cell office:value-type="float" office:value="15" calcext:value-type="float">
            <text:p>15</text:p>
          </table:table-cell>
          <table:table-cell office:value-type="float" office:value="0.0679670382909454" calcext:value-type="float">
            <text:p>0.0680</text:p>
          </table:table-cell>
          <table:table-cell office:value-type="float" office:value="6441942" calcext:value-type="float">
            <text:p>64419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pigs_008_0</text:p>
          </table:table-cell>
          <table:table-cell office:value-type="float" office:value="15" calcext:value-type="float">
            <text:p>15</text:p>
          </table:table-cell>
          <table:table-cell office:value-type="float" office:value="0.0095477225053746" calcext:value-type="float">
            <text:p>0.0095</text:p>
          </table:table-cell>
          <table:table-cell office:value-type="float" office:value="6461249" calcext:value-type="float">
            <text:p>64612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pigs_008_0</text:p>
          </table:table-cell>
          <table:table-cell office:value-type="float" office:value="15" calcext:value-type="float">
            <text:p>15</text:p>
          </table:table-cell>
          <table:table-cell office:value-type="float" office:value="0.130722170620875" calcext:value-type="float">
            <text:p>0.1307</text:p>
          </table:table-cell>
          <table:table-cell office:value-type="float" office:value="6396630" calcext:value-type="float">
            <text:p>639663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pigs_008_1</text:p>
          </table:table-cell>
          <table:table-cell office:value-type="float" office:value="17" calcext:value-type="float">
            <text:p>17</text:p>
          </table:table-cell>
          <table:table-cell office:value-type="float" office:value="0.128106290666037" calcext:value-type="float">
            <text:p>0.1281</text:p>
          </table:table-cell>
          <table:table-cell office:value-type="float" office:value="7774163" calcext:value-type="float">
            <text:p>77741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pigs_008_1</text:p>
          </table:table-cell>
          <table:table-cell office:value-type="float" office:value="17" calcext:value-type="float">
            <text:p>17</text:p>
          </table:table-cell>
          <table:table-cell office:value-type="float" office:value="0.0190965018152762" calcext:value-type="float">
            <text:p>0.0191</text:p>
          </table:table-cell>
          <table:table-cell office:value-type="float" office:value="7933187" calcext:value-type="float">
            <text:p>79331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pigs_008_1</text:p>
          </table:table-cell>
          <table:table-cell office:value-type="float" office:value="17" calcext:value-type="float">
            <text:p>17</text:p>
          </table:table-cell>
          <table:table-cell office:value-type="float" office:value="0.0984626805777049" calcext:value-type="float">
            <text:p>0.0985</text:p>
          </table:table-cell>
          <table:table-cell office:value-type="float" office:value="7728098" calcext:value-type="float">
            <text:p>772809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pigs_008_2</text:p>
          </table:table-cell>
          <table:table-cell office:value-type="float" office:value="6" calcext:value-type="float">
            <text:p>6</text:p>
          </table:table-cell>
          <table:table-cell office:value-type="float" office:value="0.0587041152628851" calcext:value-type="float">
            <text:p>0.0587</text:p>
          </table:table-cell>
          <table:table-cell office:value-type="float" office:value="1123099" calcext:value-type="float">
            <text:p>11230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pigs_008_2</text:p>
          </table:table-cell>
          <table:table-cell office:value-type="float" office:value="6" calcext:value-type="float">
            <text:p>6</text:p>
          </table:table-cell>
          <table:table-cell office:value-type="float" office:value="0.0167425068607684" calcext:value-type="float">
            <text:p>0.0167</text:p>
          </table:table-cell>
          <table:table-cell office:value-type="float" office:value="1101813" calcext:value-type="float">
            <text:p>11018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pigs_008_2</text:p>
          </table:table-cell>
          <table:table-cell office:value-type="float" office:value="6" calcext:value-type="float">
            <text:p>6</text:p>
          </table:table-cell>
          <table:table-cell office:value-type="float" office:value="0.0540174321950304" calcext:value-type="float">
            <text:p>0.0540</text:p>
          </table:table-cell>
          <table:table-cell office:value-type="float" office:value="1110811" calcext:value-type="float">
            <text:p>111081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pigs_008_3</text:p>
          </table:table-cell>
          <table:table-cell office:value-type="float" office:value="19" calcext:value-type="float">
            <text:p>19</text:p>
          </table:table-cell>
          <table:table-cell office:value-type="float" office:value="0.0991891585030719" calcext:value-type="float">
            <text:p>0.0992</text:p>
          </table:table-cell>
          <table:table-cell office:value-type="float" office:value="9948699" calcext:value-type="float">
            <text:p>9948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pigs_008_3</text:p>
          </table:table-cell>
          <table:table-cell office:value-type="float" office:value="19" calcext:value-type="float">
            <text:p>19</text:p>
          </table:table-cell>
          <table:table-cell office:value-type="float" office:value="0.0617980582545739" calcext:value-type="float">
            <text:p>0.0618</text:p>
          </table:table-cell>
          <table:table-cell office:value-type="float" office:value="10059015" calcext:value-type="float">
            <text:p>100590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pigs_008_3</text:p>
          </table:table-cell>
          <table:table-cell office:value-type="float" office:value="19" calcext:value-type="float">
            <text:p>19</text:p>
          </table:table-cell>
          <table:table-cell office:value-type="float" office:value="0.107202654471048" calcext:value-type="float">
            <text:p>0.1072</text:p>
          </table:table-cell>
          <table:table-cell office:value-type="float" office:value="9760731" calcext:value-type="float">
            <text:p>976073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pigs_008_4</text:p>
          </table:table-cell>
          <table:table-cell office:value-type="float" office:value="17" calcext:value-type="float">
            <text:p>17</text:p>
          </table:table-cell>
          <table:table-cell office:value-type="float" office:value="0.107528585652443" calcext:value-type="float">
            <text:p>0.1075</text:p>
          </table:table-cell>
          <table:table-cell office:value-type="float" office:value="7925545" calcext:value-type="float">
            <text:p>79255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pigs_008_4</text:p>
          </table:table-cell>
          <table:table-cell office:value-type="float" office:value="17" calcext:value-type="float">
            <text:p>17</text:p>
          </table:table-cell>
          <table:table-cell office:value-type="float" office:value="0.012411016568211" calcext:value-type="float">
            <text:p>0.0124</text:p>
          </table:table-cell>
          <table:table-cell office:value-type="float" office:value="8339326" calcext:value-type="float">
            <text:p>83393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pigs_008_4</text:p>
          </table:table-cell>
          <table:table-cell office:value-type="float" office:value="17" calcext:value-type="float">
            <text:p>17</text:p>
          </table:table-cell>
          <table:table-cell office:value-type="float" office:value="0.122809670462567" calcext:value-type="float">
            <text:p>0.1228</text:p>
          </table:table-cell>
          <table:table-cell office:value-type="float" office:value="7944301" calcext:value-type="float">
            <text:p>794430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pigs_010_0</text:p>
          </table:table-cell>
          <table:table-cell office:value-type="float" office:value="25" calcext:value-type="float">
            <text:p>25</text:p>
          </table:table-cell>
          <table:table-cell office:value-type="float" office:value="0.152182876098182" calcext:value-type="float">
            <text:p>0.1522</text:p>
          </table:table-cell>
          <table:table-cell office:value-type="float" office:value="17232391" calcext:value-type="float">
            <text:p>172323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pigs_010_0</text:p>
          </table:table-cell>
          <table:table-cell office:value-type="float" office:value="25" calcext:value-type="float">
            <text:p>25</text:p>
          </table:table-cell>
          <table:table-cell office:value-type="float" office:value="0.0194030429740688" calcext:value-type="float">
            <text:p>0.0194</text:p>
          </table:table-cell>
          <table:table-cell office:value-type="float" office:value="17165983" calcext:value-type="float">
            <text:p>171659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pigs_010_0</text:p>
          </table:table-cell>
          <table:table-cell office:value-type="float" office:value="25" calcext:value-type="float">
            <text:p>25</text:p>
          </table:table-cell>
          <table:table-cell office:value-type="float" office:value="0.107924598351229" calcext:value-type="float">
            <text:p>0.1079</text:p>
          </table:table-cell>
          <table:table-cell office:value-type="float" office:value="17177624" calcext:value-type="float">
            <text:p>1717762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pigs_010_1</text:p>
          </table:table-cell>
          <table:table-cell office:value-type="float" office:value="36" calcext:value-type="float">
            <text:p>36</text:p>
          </table:table-cell>
          <table:table-cell office:value-type="float" office:value="0.310615371532716" calcext:value-type="float">
            <text:p>0.3106</text:p>
          </table:table-cell>
          <table:table-cell office:value-type="float" office:value="36917129" calcext:value-type="float">
            <text:p>369171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n_pigs_010_1</text:p>
          </table:table-cell>
          <table:table-cell office:value-type="float" office:value="36" calcext:value-type="float">
            <text:p>36</text:p>
          </table:table-cell>
          <table:table-cell office:value-type="float" office:value="0.0568633771913227" calcext:value-type="float">
            <text:p>0.0569</text:p>
          </table:table-cell>
          <table:table-cell office:value-type="float" office:value="36311963" calcext:value-type="float">
            <text:p>363119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pigs_010_1</text:p>
          </table:table-cell>
          <table:table-cell office:value-type="float" office:value="36" calcext:value-type="float">
            <text:p>36</text:p>
          </table:table-cell>
          <table:table-cell office:value-type="float" office:value="0.135276302187251" calcext:value-type="float">
            <text:p>0.1353</text:p>
          </table:table-cell>
          <table:table-cell office:value-type="float" office:value="35978964" calcext:value-type="float">
            <text:p>3597896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pigs_010_2</text:p>
          </table:table-cell>
          <table:table-cell office:value-type="float" office:value="26" calcext:value-type="float">
            <text:p>26</text:p>
          </table:table-cell>
          <table:table-cell office:value-type="float" office:value="0.083962264578274" calcext:value-type="float">
            <text:p>0.0840</text:p>
          </table:table-cell>
          <table:table-cell office:value-type="float" office:value="18271388" calcext:value-type="float">
            <text:p>182713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pigs_010_2</text:p>
          </table:table-cell>
          <table:table-cell office:value-type="float" office:value="26" calcext:value-type="float">
            <text:p>26</text:p>
          </table:table-cell>
          <table:table-cell office:value-type="float" office:value="0.0378778330478223" calcext:value-type="float">
            <text:p>0.0379</text:p>
          </table:table-cell>
          <table:table-cell office:value-type="float" office:value="17871066" calcext:value-type="float">
            <text:p>178710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pigs_010_2</text:p>
          </table:table-cell>
          <table:table-cell office:value-type="float" office:value="26" calcext:value-type="float">
            <text:p>26</text:p>
          </table:table-cell>
          <table:table-cell office:value-type="float" office:value="0.141645869496766" calcext:value-type="float">
            <text:p>0.1416</text:p>
          </table:table-cell>
          <table:table-cell office:value-type="float" office:value="17918820" calcext:value-type="float">
            <text:p>179188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pigs_010_3</text:p>
          </table:table-cell>
          <table:table-cell office:value-type="float" office:value="21" calcext:value-type="float">
            <text:p>21</text:p>
          </table:table-cell>
          <table:table-cell office:value-type="float" office:value="0.179715938431053" calcext:value-type="float">
            <text:p>0.1797</text:p>
          </table:table-cell>
          <table:table-cell office:value-type="float" office:value="12416175" calcext:value-type="float">
            <text:p>124161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pigs_010_3</text:p>
          </table:table-cell>
          <table:table-cell office:value-type="float" office:value="21" calcext:value-type="float">
            <text:p>21</text:p>
          </table:table-cell>
          <table:table-cell office:value-type="float" office:value="0.0236657005294233" calcext:value-type="float">
            <text:p>0.0237</text:p>
          </table:table-cell>
          <table:table-cell office:value-type="float" office:value="12564348" calcext:value-type="float">
            <text:p>125643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pigs_010_3</text:p>
          </table:table-cell>
          <table:table-cell office:value-type="float" office:value="21" calcext:value-type="float">
            <text:p>21</text:p>
          </table:table-cell>
          <table:table-cell office:value-type="float" office:value="0.0900316930647497" calcext:value-type="float">
            <text:p>0.0900</text:p>
          </table:table-cell>
          <table:table-cell office:value-type="float" office:value="12311760" calcext:value-type="float">
            <text:p>1231176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pigs_010_4</text:p>
          </table:table-cell>
          <table:table-cell office:value-type="float" office:value="33" calcext:value-type="float">
            <text:p>33</text:p>
          </table:table-cell>
          <table:table-cell office:value-type="float" office:value="0.180090024994439" calcext:value-type="float">
            <text:p>0.1801</text:p>
          </table:table-cell>
          <table:table-cell office:value-type="float" office:value="29035557" calcext:value-type="float">
            <text:p>290355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pigs_010_4</text:p>
          </table:table-cell>
          <table:table-cell office:value-type="float" office:value="33" calcext:value-type="float">
            <text:p>33</text:p>
          </table:table-cell>
          <table:table-cell office:value-type="float" office:value="0.042484737987586" calcext:value-type="float">
            <text:p>0.0425</text:p>
          </table:table-cell>
          <table:table-cell office:value-type="float" office:value="28940748" calcext:value-type="float">
            <text:p>289407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pigs_010_4</text:p>
          </table:table-cell>
          <table:table-cell office:value-type="float" office:value="33" calcext:value-type="float">
            <text:p>33</text:p>
          </table:table-cell>
          <table:table-cell office:value-type="float" office:value="0.13971362015009" calcext:value-type="float">
            <text:p>0.1397</text:p>
          </table:table-cell>
          <table:table-cell office:value-type="float" office:value="29062723" calcext:value-type="float">
            <text:p>2906272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ipartite_0.2_008_0</text:p>
          </table:table-cell>
          <table:table-cell office:value-type="float" office:value="27" calcext:value-type="float">
            <text:p>27</text:p>
          </table:table-cell>
          <table:table-cell office:value-type="float" office:value="0.149442831059281" calcext:value-type="float">
            <text:p>0.1494</text:p>
          </table:table-cell>
          <table:table-cell office:value-type="float" office:value="21251509" calcext:value-type="float">
            <text:p>212515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2_008_0</text:p>
          </table:table-cell>
          <table:table-cell office:value-type="float" office:value="27" calcext:value-type="float">
            <text:p>27</text:p>
          </table:table-cell>
          <table:table-cell office:value-type="float" office:value="0.00092932213081424" calcext:value-type="float">
            <text:p>0.0009</text:p>
          </table:table-cell>
          <table:table-cell office:value-type="float" office:value="20872703" calcext:value-type="float">
            <text:p>208727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2_008_0</text:p>
          </table:table-cell>
          <table:table-cell office:value-type="float" office:value="27" calcext:value-type="float">
            <text:p>27</text:p>
          </table:table-cell>
          <table:table-cell office:value-type="float" office:value="0.139216593695139" calcext:value-type="float">
            <text:p>0.1392</text:p>
          </table:table-cell>
          <table:table-cell office:value-type="float" office:value="20643211" calcext:value-type="float">
            <text:p>2064321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ipartite_0.2_008_1</text:p>
          </table:table-cell>
          <table:table-cell office:value-type="float" office:value="24" calcext:value-type="float">
            <text:p>24</text:p>
          </table:table-cell>
          <table:table-cell office:value-type="float" office:value="0.171779950812786" calcext:value-type="float">
            <text:p>0.1718</text:p>
          </table:table-cell>
          <table:table-cell office:value-type="float" office:value="15831995" calcext:value-type="float">
            <text:p>158319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2_008_1</text:p>
          </table:table-cell>
          <table:table-cell office:value-type="float" office:value="24" calcext:value-type="float">
            <text:p>24</text:p>
          </table:table-cell>
          <table:table-cell office:value-type="float" office:value="0.077267268984006" calcext:value-type="float">
            <text:p>0.0773</text:p>
          </table:table-cell>
          <table:table-cell office:value-type="float" office:value="15584683" calcext:value-type="float">
            <text:p>155846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2_008_1</text:p>
          </table:table-cell>
          <table:table-cell office:value-type="float" office:value="24" calcext:value-type="float">
            <text:p>24</text:p>
          </table:table-cell>
          <table:table-cell office:value-type="float" office:value="0.168681692445807" calcext:value-type="float">
            <text:p>0.1687</text:p>
          </table:table-cell>
          <table:table-cell office:value-type="float" office:value="15744980" calcext:value-type="float">
            <text:p>157449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ipartite_0.2_008_2</text:p>
          </table:table-cell>
          <table:table-cell office:value-type="float" office:value="24" calcext:value-type="float">
            <text:p>24</text:p>
          </table:table-cell>
          <table:table-cell office:value-type="float" office:value="0.233863128280995" calcext:value-type="float">
            <text:p>0.2339</text:p>
          </table:table-cell>
          <table:table-cell office:value-type="float" office:value="16551565" calcext:value-type="float">
            <text:p>165515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2_008_2</text:p>
          </table:table-cell>
          <table:table-cell office:value-type="float" office:value="24" calcext:value-type="float">
            <text:p>24</text:p>
          </table:table-cell>
          <table:table-cell office:value-type="float" office:value="0.052424771854104" calcext:value-type="float">
            <text:p>0.0524</text:p>
          </table:table-cell>
          <table:table-cell office:value-type="float" office:value="16834575" calcext:value-type="float">
            <text:p>168345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2_008_2</text:p>
          </table:table-cell>
          <table:table-cell office:value-type="float" office:value="24" calcext:value-type="float">
            <text:p>24</text:p>
          </table:table-cell>
          <table:table-cell office:value-type="float" office:value="0.0983775172513752" calcext:value-type="float">
            <text:p>0.0984</text:p>
          </table:table-cell>
          <table:table-cell office:value-type="float" office:value="16167092" calcext:value-type="float">
            <text:p>1616709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ipartite_0.2_008_3</text:p>
          </table:table-cell>
          <table:table-cell office:value-type="float" office:value="26" calcext:value-type="float">
            <text:p>26</text:p>
          </table:table-cell>
          <table:table-cell office:value-type="float" office:value="0.262355469790551" calcext:value-type="float">
            <text:p>0.2624</text:p>
          </table:table-cell>
          <table:table-cell office:value-type="float" office:value="19225000" calcext:value-type="float">
            <text:p>1922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2_008_3</text:p>
          </table:table-cell>
          <table:table-cell office:value-type="float" office:value="26" calcext:value-type="float">
            <text:p>26</text:p>
          </table:table-cell>
          <table:table-cell office:value-type="float" office:value="0.0490480488786196" calcext:value-type="float">
            <text:p>0.0490</text:p>
          </table:table-cell>
          <table:table-cell office:value-type="float" office:value="19291040" calcext:value-type="float">
            <text:p>192910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2_008_3</text:p>
          </table:table-cell>
          <table:table-cell office:value-type="float" office:value="26" calcext:value-type="float">
            <text:p>26</text:p>
          </table:table-cell>
          <table:table-cell office:value-type="float" office:value="0.129224416128091" calcext:value-type="float">
            <text:p>0.1292</text:p>
          </table:table-cell>
          <table:table-cell office:value-type="float" office:value="19010387" calcext:value-type="float">
            <text:p>1901038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ipartite_0.2_008_4</text:p>
          </table:table-cell>
          <table:table-cell office:value-type="float" office:value="25" calcext:value-type="float">
            <text:p>25</text:p>
          </table:table-cell>
          <table:table-cell office:value-type="float" office:value="0.320383185102536" calcext:value-type="float">
            <text:p>0.3204</text:p>
          </table:table-cell>
          <table:table-cell office:value-type="float" office:value="17761820" calcext:value-type="float">
            <text:p>177618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ipartite_0.2_008_4</text:p>
          </table:table-cell>
          <table:table-cell office:value-type="float" office:value="25" calcext:value-type="float">
            <text:p>25</text:p>
          </table:table-cell>
          <table:table-cell office:value-type="float" office:value="0.00725077151373352" calcext:value-type="float">
            <text:p>0.0073</text:p>
          </table:table-cell>
          <table:table-cell office:value-type="float" office:value="17840945" calcext:value-type="float">
            <text:p>178409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2_008_4</text:p>
          </table:table-cell>
          <table:table-cell office:value-type="float" office:value="25" calcext:value-type="float">
            <text:p>25</text:p>
          </table:table-cell>
          <table:table-cell office:value-type="float" office:value="0.115343636743134" calcext:value-type="float">
            <text:p>0.1153</text:p>
          </table:table-cell>
          <table:table-cell office:value-type="float" office:value="17546682" calcext:value-type="float">
            <text:p>1754668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ipartite_0.2_010_0</text:p>
          </table:table-cell>
          <table:table-cell office:value-type="float" office:value="42" calcext:value-type="float">
            <text:p>42</text:p>
          </table:table-cell>
          <table:table-cell office:value-type="float" office:value="0.196994131063116" calcext:value-type="float">
            <text:p>0.1970</text:p>
          </table:table-cell>
          <table:table-cell office:value-type="float" office:value="49798327" calcext:value-type="float">
            <text:p>497983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2_010_0</text:p>
          </table:table-cell>
          <table:table-cell office:value-type="float" office:value="42" calcext:value-type="float">
            <text:p>42</text:p>
          </table:table-cell>
          <table:table-cell office:value-type="float" office:value="0.0326140662032334" calcext:value-type="float">
            <text:p>0.0326</text:p>
          </table:table-cell>
          <table:table-cell office:value-type="float" office:value="50031620" calcext:value-type="float">
            <text:p>500316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2_010_0</text:p>
          </table:table-cell>
          <table:table-cell office:value-type="float" office:value="42" calcext:value-type="float">
            <text:p>42</text:p>
          </table:table-cell>
          <table:table-cell office:value-type="float" office:value="0.13734858296653" calcext:value-type="float">
            <text:p>0.1373</text:p>
          </table:table-cell>
          <table:table-cell office:value-type="float" office:value="49064133" calcext:value-type="float">
            <text:p>4906413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ipartite_0.2_010_1</text:p>
          </table:table-cell>
          <table:table-cell office:value-type="float" office:value="41" calcext:value-type="float">
            <text:p>41</text:p>
          </table:table-cell>
          <table:table-cell office:value-type="float" office:value="0.329889094695445" calcext:value-type="float">
            <text:p>0.3299</text:p>
          </table:table-cell>
          <table:table-cell office:value-type="float" office:value="46244946" calcext:value-type="float">
            <text:p>4624494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ipartite_0.2_010_1</text:p>
          </table:table-cell>
          <table:table-cell office:value-type="float" office:value="41" calcext:value-type="float">
            <text:p>41</text:p>
          </table:table-cell>
          <table:table-cell office:value-type="float" office:value="0.152770951192459" calcext:value-type="float">
            <text:p>0.1528</text:p>
          </table:table-cell>
          <table:table-cell office:value-type="float" office:value="48135745" calcext:value-type="float">
            <text:p>481357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2_010_1</text:p>
          </table:table-cell>
          <table:table-cell office:value-type="float" office:value="41" calcext:value-type="float">
            <text:p>41</text:p>
          </table:table-cell>
          <table:table-cell office:value-type="float" office:value="0.146065254435419" calcext:value-type="float">
            <text:p>0.1461</text:p>
          </table:table-cell>
          <table:table-cell office:value-type="float" office:value="47003971" calcext:value-type="float">
            <text:p>4700397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ipartite_0.2_010_2</text:p>
          </table:table-cell>
          <table:table-cell office:value-type="float" office:value="38" calcext:value-type="float">
            <text:p>38</text:p>
          </table:table-cell>
          <table:table-cell office:value-type="float" office:value="0.262763623634938" calcext:value-type="float">
            <text:p>0.2628</text:p>
          </table:table-cell>
          <table:table-cell office:value-type="float" office:value="40290722" calcext:value-type="float">
            <text:p>402907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2_010_2</text:p>
          </table:table-cell>
          <table:table-cell office:value-type="float" office:value="38" calcext:value-type="float">
            <text:p>38</text:p>
          </table:table-cell>
          <table:table-cell office:value-type="float" office:value="0.00500417518931284" calcext:value-type="float">
            <text:p>0.0050</text:p>
          </table:table-cell>
          <table:table-cell office:value-type="float" office:value="39052923" calcext:value-type="float">
            <text:p>390529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2_010_2</text:p>
          </table:table-cell>
          <table:table-cell office:value-type="float" office:value="38" calcext:value-type="float">
            <text:p>38</text:p>
          </table:table-cell>
          <table:table-cell office:value-type="float" office:value="0.140982216143359" calcext:value-type="float">
            <text:p>0.1410</text:p>
          </table:table-cell>
          <table:table-cell office:value-type="float" office:value="39715820" calcext:value-type="float">
            <text:p>397158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ipartite_0.2_010_3</text:p>
          </table:table-cell>
          <table:table-cell office:value-type="float" office:value="39" calcext:value-type="float">
            <text:p>39</text:p>
          </table:table-cell>
          <table:table-cell office:value-type="float" office:value="0.122946564029342" calcext:value-type="float">
            <text:p>0.1229</text:p>
          </table:table-cell>
          <table:table-cell office:value-type="float" office:value="41908526" calcext:value-type="float">
            <text:p>419085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2_010_3</text:p>
          </table:table-cell>
          <table:table-cell office:value-type="float" office:value="39" calcext:value-type="float">
            <text:p>39</text:p>
          </table:table-cell>
          <table:table-cell office:value-type="float" office:value="0.00894408056023274" calcext:value-type="float">
            <text:p>0.0089</text:p>
          </table:table-cell>
          <table:table-cell office:value-type="float" office:value="43320033" calcext:value-type="float">
            <text:p>433200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2_010_3</text:p>
          </table:table-cell>
          <table:table-cell office:value-type="float" office:value="39" calcext:value-type="float">
            <text:p>39</text:p>
          </table:table-cell>
          <table:table-cell office:value-type="float" office:value="0.18538919886341" calcext:value-type="float">
            <text:p>0.1854</text:p>
          </table:table-cell>
          <table:table-cell office:value-type="float" office:value="41380532" calcext:value-type="float">
            <text:p>4138053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ipartite_0.2_010_4</text:p>
          </table:table-cell>
          <table:table-cell office:value-type="float" office:value="37" calcext:value-type="float">
            <text:p>37</text:p>
          </table:table-cell>
          <table:table-cell office:value-type="float" office:value="0.290571108626043" calcext:value-type="float">
            <text:p>0.2906</text:p>
          </table:table-cell>
          <table:table-cell office:value-type="float" office:value="36887531" calcext:value-type="float">
            <text:p>368875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2_010_4</text:p>
          </table:table-cell>
          <table:table-cell office:value-type="float" office:value="37" calcext:value-type="float">
            <text:p>37</text:p>
          </table:table-cell>
          <table:table-cell office:value-type="float" office:value="0.114434131253031" calcext:value-type="float">
            <text:p>0.1144</text:p>
          </table:table-cell>
          <table:table-cell office:value-type="float" office:value="38387209" calcext:value-type="float">
            <text:p>383872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2_010_4</text:p>
          </table:table-cell>
          <table:table-cell office:value-type="float" office:value="37" calcext:value-type="float">
            <text:p>37</text:p>
          </table:table-cell>
          <table:table-cell office:value-type="float" office:value="0.17188376541179" calcext:value-type="float">
            <text:p>0.1719</text:p>
          </table:table-cell>
          <table:table-cell office:value-type="float" office:value="36703039" calcext:value-type="float">
            <text:p>3670303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ipartite_0.5_008_0</text:p>
          </table:table-cell>
          <table:table-cell office:value-type="float" office:value="20" calcext:value-type="float">
            <text:p>20</text:p>
          </table:table-cell>
          <table:table-cell office:value-type="float" office:value="0.266119488487693" calcext:value-type="float">
            <text:p>0.2661</text:p>
          </table:table-cell>
          <table:table-cell office:value-type="float" office:value="11163495" calcext:value-type="float">
            <text:p>111634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5_008_0</text:p>
          </table:table-cell>
          <table:table-cell office:value-type="float" office:value="20" calcext:value-type="float">
            <text:p>20</text:p>
          </table:table-cell>
          <table:table-cell office:value-type="float" office:value="0.0466109142074769" calcext:value-type="float">
            <text:p>0.0466</text:p>
          </table:table-cell>
          <table:table-cell office:value-type="float" office:value="11181243" calcext:value-type="float">
            <text:p>111812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5_008_0</text:p>
          </table:table-cell>
          <table:table-cell office:value-type="float" office:value="20" calcext:value-type="float">
            <text:p>20</text:p>
          </table:table-cell>
          <table:table-cell office:value-type="float" office:value="0.129549142005381" calcext:value-type="float">
            <text:p>0.1295</text:p>
          </table:table-cell>
          <table:table-cell office:value-type="float" office:value="11075947" calcext:value-type="float">
            <text:p>1107594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ipartite_0.5_008_1</text:p>
          </table:table-cell>
          <table:table-cell office:value-type="float" office:value="21" calcext:value-type="float">
            <text:p>21</text:p>
          </table:table-cell>
          <table:table-cell office:value-type="float" office:value="0.222383116560479" calcext:value-type="float">
            <text:p>0.2224</text:p>
          </table:table-cell>
          <table:table-cell office:value-type="float" office:value="12195197" calcext:value-type="float">
            <text:p>121951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5_008_1</text:p>
          </table:table-cell>
          <table:table-cell office:value-type="float" office:value="21" calcext:value-type="float">
            <text:p>21</text:p>
          </table:table-cell>
          <table:table-cell office:value-type="float" office:value="0.00895374924575358" calcext:value-type="float">
            <text:p>0.0090</text:p>
          </table:table-cell>
          <table:table-cell office:value-type="float" office:value="12568389" calcext:value-type="float">
            <text:p>125683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5_008_1</text:p>
          </table:table-cell>
          <table:table-cell office:value-type="float" office:value="21" calcext:value-type="float">
            <text:p>21</text:p>
          </table:table-cell>
          <table:table-cell office:value-type="float" office:value="0.125832702656896" calcext:value-type="float">
            <text:p>0.1258</text:p>
          </table:table-cell>
          <table:table-cell office:value-type="float" office:value="12246222" calcext:value-type="float">
            <text:p>1224622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ipartite_0.5_008_2</text:p>
          </table:table-cell>
          <table:table-cell office:value-type="float" office:value="19" calcext:value-type="float">
            <text:p>19</text:p>
          </table:table-cell>
          <table:table-cell office:value-type="float" office:value="0.177831387658363" calcext:value-type="float">
            <text:p>0.1778</text:p>
          </table:table-cell>
          <table:table-cell office:value-type="float" office:value="10323613" calcext:value-type="float">
            <text:p>103236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5_008_2</text:p>
          </table:table-cell>
          <table:table-cell office:value-type="float" office:value="19" calcext:value-type="float">
            <text:p>19</text:p>
          </table:table-cell>
          <table:table-cell office:value-type="float" office:value="0.0327449727392459" calcext:value-type="float">
            <text:p>0.0327</text:p>
          </table:table-cell>
          <table:table-cell office:value-type="float" office:value="10041072" calcext:value-type="float">
            <text:p>100410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5_008_2</text:p>
          </table:table-cell>
          <table:table-cell office:value-type="float" office:value="19" calcext:value-type="float">
            <text:p>19</text:p>
          </table:table-cell>
          <table:table-cell office:value-type="float" office:value="0.130808547029721" calcext:value-type="float">
            <text:p>0.1308</text:p>
          </table:table-cell>
          <table:table-cell office:value-type="float" office:value="10061879" calcext:value-type="float">
            <text:p>1006187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ipartite_0.5_008_3</text:p>
          </table:table-cell>
          <table:table-cell office:value-type="float" office:value="18" calcext:value-type="float">
            <text:p>18</text:p>
          </table:table-cell>
          <table:table-cell office:value-type="float" office:value="0.192935691423586" calcext:value-type="float">
            <text:p>0.1929</text:p>
          </table:table-cell>
          <table:table-cell office:value-type="float" office:value="9157458" calcext:value-type="float">
            <text:p>91574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5_008_3</text:p>
          </table:table-cell>
          <table:table-cell office:value-type="float" office:value="18" calcext:value-type="float">
            <text:p>18</text:p>
          </table:table-cell>
          <table:table-cell office:value-type="float" office:value="0.025292869998841" calcext:value-type="float">
            <text:p>0.0253</text:p>
          </table:table-cell>
          <table:table-cell office:value-type="float" office:value="9046275" calcext:value-type="float">
            <text:p>90462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5_008_3</text:p>
          </table:table-cell>
          <table:table-cell office:value-type="float" office:value="18" calcext:value-type="float">
            <text:p>18</text:p>
          </table:table-cell>
          <table:table-cell office:value-type="float" office:value="0.0983086803522314" calcext:value-type="float">
            <text:p>0.0983</text:p>
          </table:table-cell>
          <table:table-cell office:value-type="float" office:value="9174123" calcext:value-type="float">
            <text:p>917412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ipartite_0.5_008_4</text:p>
          </table:table-cell>
          <table:table-cell office:value-type="float" office:value="22" calcext:value-type="float">
            <text:p>22</text:p>
          </table:table-cell>
          <table:table-cell office:value-type="float" office:value="0.297675141682866" calcext:value-type="float">
            <text:p>0.2977</text:p>
          </table:table-cell>
          <table:table-cell office:value-type="float" office:value="13144132" calcext:value-type="float">
            <text:p>131441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5_008_4</text:p>
          </table:table-cell>
          <table:table-cell office:value-type="float" office:value="22" calcext:value-type="float">
            <text:p>22</text:p>
          </table:table-cell>
          <table:table-cell office:value-type="float" office:value="0.0528181765154169" calcext:value-type="float">
            <text:p>0.0528</text:p>
          </table:table-cell>
          <table:table-cell office:value-type="float" office:value="13424946" calcext:value-type="float">
            <text:p>134249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5_008_4</text:p>
          </table:table-cell>
          <table:table-cell office:value-type="float" office:value="22" calcext:value-type="float">
            <text:p>22</text:p>
          </table:table-cell>
          <table:table-cell office:value-type="float" office:value="0.105860219976806" calcext:value-type="float">
            <text:p>0.1059</text:p>
          </table:table-cell>
          <table:table-cell office:value-type="float" office:value="13317859" calcext:value-type="float">
            <text:p>133178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ipartite_0.5_010_0</text:p>
          </table:table-cell>
          <table:table-cell office:value-type="float" office:value="31" calcext:value-type="float">
            <text:p>31</text:p>
          </table:table-cell>
          <table:table-cell office:value-type="float" office:value="0.27522120658215" calcext:value-type="float">
            <text:p>0.2752</text:p>
          </table:table-cell>
          <table:table-cell office:value-type="float" office:value="26488712" calcext:value-type="float">
            <text:p>264887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5_010_0</text:p>
          </table:table-cell>
          <table:table-cell office:value-type="float" office:value="31" calcext:value-type="float">
            <text:p>31</text:p>
          </table:table-cell>
          <table:table-cell office:value-type="float" office:value="0.139559213543438" calcext:value-type="float">
            <text:p>0.1396</text:p>
          </table:table-cell>
          <table:table-cell office:value-type="float" office:value="27033012" calcext:value-type="float">
            <text:p>270330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5_010_0</text:p>
          </table:table-cell>
          <table:table-cell office:value-type="float" office:value="31" calcext:value-type="float">
            <text:p>31</text:p>
          </table:table-cell>
          <table:table-cell office:value-type="float" office:value="0.137850853668857" calcext:value-type="float">
            <text:p>0.1379</text:p>
          </table:table-cell>
          <table:table-cell office:value-type="float" office:value="26555928" calcext:value-type="float">
            <text:p>2655592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ipartite_0.5_010_1</text:p>
          </table:table-cell>
          <table:table-cell office:value-type="float" office:value="36" calcext:value-type="float">
            <text:p>36</text:p>
          </table:table-cell>
          <table:table-cell office:value-type="float" office:value="0.308209685716182" calcext:value-type="float">
            <text:p>0.3082</text:p>
          </table:table-cell>
          <table:table-cell office:value-type="float" office:value="35875122" calcext:value-type="float">
            <text:p>358751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ipartite_0.5_010_1</text:p>
          </table:table-cell>
          <table:table-cell office:value-type="float" office:value="36" calcext:value-type="float">
            <text:p>36</text:p>
          </table:table-cell>
          <table:table-cell office:value-type="float" office:value="0.00366298980589895" calcext:value-type="float">
            <text:p>0.0037</text:p>
          </table:table-cell>
          <table:table-cell office:value-type="float" office:value="36728064" calcext:value-type="float">
            <text:p>367280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5_010_1</text:p>
          </table:table-cell>
          <table:table-cell office:value-type="float" office:value="36" calcext:value-type="float">
            <text:p>36</text:p>
          </table:table-cell>
          <table:table-cell office:value-type="float" office:value="0.147179899974006" calcext:value-type="float">
            <text:p>0.1472</text:p>
          </table:table-cell>
          <table:table-cell office:value-type="float" office:value="35823878" calcext:value-type="float">
            <text:p>3582387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ipartite_0.5_010_2</text:p>
          </table:table-cell>
          <table:table-cell office:value-type="float" office:value="30" calcext:value-type="float">
            <text:p>30</text:p>
          </table:table-cell>
          <table:table-cell office:value-type="float" office:value="0.294986383698273" calcext:value-type="float">
            <text:p>0.2950</text:p>
          </table:table-cell>
          <table:table-cell office:value-type="float" office:value="24656885" calcext:value-type="float">
            <text:p>246568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5_010_2</text:p>
          </table:table-cell>
          <table:table-cell office:value-type="float" office:value="30" calcext:value-type="float">
            <text:p>30</text:p>
          </table:table-cell>
          <table:table-cell office:value-type="float" office:value="0.0318370532727919" calcext:value-type="float">
            <text:p>0.0318</text:p>
          </table:table-cell>
          <table:table-cell office:value-type="float" office:value="25234171" calcext:value-type="float">
            <text:p>252341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5_010_2</text:p>
          </table:table-cell>
          <table:table-cell office:value-type="float" office:value="30" calcext:value-type="float">
            <text:p>30</text:p>
          </table:table-cell>
          <table:table-cell office:value-type="float" office:value="0.176285554490512" calcext:value-type="float">
            <text:p>0.1763</text:p>
          </table:table-cell>
          <table:table-cell office:value-type="float" office:value="24946104" calcext:value-type="float">
            <text:p>2494610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ipartite_0.5_010_3</text:p>
          </table:table-cell>
          <table:table-cell office:value-type="float" office:value="35" calcext:value-type="float">
            <text:p>35</text:p>
          </table:table-cell>
          <table:table-cell office:value-type="float" office:value="0.289908224834816" calcext:value-type="float">
            <text:p>0.2899</text:p>
          </table:table-cell>
          <table:table-cell office:value-type="float" office:value="33364949" calcext:value-type="float">
            <text:p>333649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5_010_3</text:p>
          </table:table-cell>
          <table:table-cell office:value-type="float" office:value="35" calcext:value-type="float">
            <text:p>35</text:p>
          </table:table-cell>
          <table:table-cell office:value-type="float" office:value="0.0041426857021571" calcext:value-type="float">
            <text:p>0.0041</text:p>
          </table:table-cell>
          <table:table-cell office:value-type="float" office:value="34652088" calcext:value-type="float">
            <text:p>346520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5_010_3</text:p>
          </table:table-cell>
          <table:table-cell office:value-type="float" office:value="35" calcext:value-type="float">
            <text:p>35</text:p>
          </table:table-cell>
          <table:table-cell office:value-type="float" office:value="0.149491299040111" calcext:value-type="float">
            <text:p>0.1495</text:p>
          </table:table-cell>
          <table:table-cell office:value-type="float" office:value="33144588" calcext:value-type="float">
            <text:p>3314458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ipartite_0.5_010_4</text:p>
          </table:table-cell>
          <table:table-cell office:value-type="float" office:value="34" calcext:value-type="float">
            <text:p>34</text:p>
          </table:table-cell>
          <table:table-cell office:value-type="float" office:value="0.287215410287201" calcext:value-type="float">
            <text:p>0.2872</text:p>
          </table:table-cell>
          <table:table-cell office:value-type="float" office:value="31701978" calcext:value-type="float">
            <text:p>317019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5_010_4</text:p>
          </table:table-cell>
          <table:table-cell office:value-type="float" office:value="34" calcext:value-type="float">
            <text:p>34</text:p>
          </table:table-cell>
          <table:table-cell office:value-type="float" office:value="0.013612935121675" calcext:value-type="float">
            <text:p>0.0136</text:p>
          </table:table-cell>
          <table:table-cell office:value-type="float" office:value="33016841" calcext:value-type="float">
            <text:p>330168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5_010_4</text:p>
          </table:table-cell>
          <table:table-cell office:value-type="float" office:value="34" calcext:value-type="float">
            <text:p>34</text:p>
          </table:table-cell>
          <table:table-cell office:value-type="float" office:value="0.162115588197712" calcext:value-type="float">
            <text:p>0.1621</text:p>
          </table:table-cell>
          <table:table-cell office:value-type="float" office:value="31255277" calcext:value-type="float">
            <text:p>31255277</text:p>
          </table:table-cell>
          <table:table-cell office:value-type="string" calcext:value-type="string">
            <text:p>A</text:p>
          </table:table-cell>
        </table:table-row>
        <table:table-row table:style-name="ro1" table:number-rows-repeated="9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/>
          <table:table-cell/>
          <table:table-cell table:style-name="ce2" office:value-type="string" calcext:value-type="string" table:number-columns-spanned="3" table:number-rows-spanned="1">
            <text:p>QuickSampler</text:p>
          </table:table-cell>
          <table:covered-table-cell table:number-columns-repeated="2" table:style-name="ce1"/>
          <table:table-cell table:style-name="ce1"/>
          <table:table-cell/>
          <table:table-cell table:style-name="ce2" office:value-type="string" calcext:value-type="string" table:number-columns-spanned="3" table:number-rows-spanned="1">
            <text:p>STS</text:p>
          </table:table-cell>
          <table:covered-table-cell table:number-columns-repeated="2" table:style-name="ce1"/>
          <table:table-cell table:number-columns-repeated="2"/>
          <table:table-cell table:style-name="ce2" office:value-type="string" calcext:value-type="string" table:number-columns-spanned="3" table:number-rows-spanned="1">
            <text:p>CMS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Instances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dtv</text:p>
          </table:table-cell>
          <table:table-cell table:style-name="ce1" office:value-type="string" calcext:value-type="string">
            <text:p>#samples</text:p>
          </table:table-cell>
          <table:table-cell table:style-name="ce1" office:value-type="string" calcext:value-type="string">
            <text:p>A/R</text:p>
          </table:table-cell>
          <table:table-cell table:style-name="ce1" office:value-type="string" calcext:value-type="string">
            <text:p>Instances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dtv</text:p>
          </table:table-cell>
          <table:table-cell table:style-name="ce1" office:value-type="string" calcext:value-type="string">
            <text:p>#samples</text:p>
          </table:table-cell>
          <table:table-cell table:style-name="ce1" office:value-type="string" calcext:value-type="string">
            <text:p>A/R</text:p>
          </table:table-cell>
          <table:table-cell table:number-columns-repeated="2"/>
          <table:table-cell table:style-name="ce1" office:value-type="string" calcext:value-type="string">
            <text:p>dtv</text:p>
          </table:table-cell>
          <table:table-cell table:style-name="ce1" office:value-type="string" calcext:value-type="string">
            <text:p>#samples</text:p>
          </table:table-cell>
          <table:table-cell table:style-name="ce1" office:value-type="string" calcext:value-type="string">
            <text:p>A/R</text:p>
          </table:table-cell>
        </table:table-row>
        <table:table-row table:style-name="ro1">
          <table:table-cell office:value-type="string" calcext:value-type="string">
            <text:p>avgdeg_3_008_2</text:p>
          </table:table-cell>
          <table:table-cell office:value-type="float" office:value="19" calcext:value-type="float">
            <text:p>19</text:p>
          </table:table-cell>
          <table:table-cell office:value-type="float" office:value="0.185362750489897" calcext:value-type="float">
            <text:p>0.1854</text:p>
          </table:table-cell>
          <table:table-cell office:value-type="float" office:value="9986426" calcext:value-type="float">
            <text:p>99864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3_008_2</text:p>
          </table:table-cell>
          <table:table-cell office:value-type="float" office:value="19" calcext:value-type="float">
            <text:p>19</text:p>
          </table:table-cell>
          <table:table-cell office:value-type="float" office:value="0.0204725724544849" calcext:value-type="float">
            <text:p>0.0205</text:p>
          </table:table-cell>
          <table:table-cell office:value-type="float" office:value="11013078" calcext:value-type="float">
            <text:p>110130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3_008_2</text:p>
          </table:table-cell>
          <table:table-cell office:value-type="float" office:value="19" calcext:value-type="float">
            <text:p>19</text:p>
          </table:table-cell>
          <table:table-cell office:value-type="float" office:value="0.177205322058529" calcext:value-type="float">
            <text:p>0.1772</text:p>
          </table:table-cell>
          <table:table-cell office:value-type="float" office:value="9914721" calcext:value-type="float">
            <text:p>991472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vgdeg_3_010_2</text:p>
          </table:table-cell>
          <table:table-cell office:value-type="float" office:value="30" calcext:value-type="float">
            <text:p>30</text:p>
          </table:table-cell>
          <table:table-cell office:value-type="float" office:value="0.155102426038558" calcext:value-type="float">
            <text:p>0.1551</text:p>
          </table:table-cell>
          <table:table-cell office:value-type="float" office:value="24537279" calcext:value-type="float">
            <text:p>245372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3_010_2</text:p>
          </table:table-cell>
          <table:table-cell office:value-type="float" office:value="30" calcext:value-type="float">
            <text:p>30</text:p>
          </table:table-cell>
          <table:table-cell office:value-type="float" office:value="0.0155150752037443" calcext:value-type="float">
            <text:p>0.0155</text:p>
          </table:table-cell>
          <table:table-cell office:value-type="float" office:value="24758147" calcext:value-type="float">
            <text:p>247581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3_010_2</text:p>
          </table:table-cell>
          <table:table-cell office:value-type="float" office:value="30" calcext:value-type="float">
            <text:p>30</text:p>
          </table:table-cell>
          <table:table-cell office:value-type="float" office:value="0.126747894848158" calcext:value-type="float">
            <text:p>0.1267</text:p>
          </table:table-cell>
          <table:table-cell office:value-type="float" office:value="24126731" calcext:value-type="float">
            <text:p>2412673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vgdeg_5_010_3</text:p>
          </table:table-cell>
          <table:table-cell office:value-type="float" office:value="16" calcext:value-type="float">
            <text:p>16</text:p>
          </table:table-cell>
          <table:table-cell office:value-type="float" office:value="0.0976433182062053" calcext:value-type="float">
            <text:p>0.0976</text:p>
          </table:table-cell>
          <table:table-cell office:value-type="float" office:value="7593533" calcext:value-type="float">
            <text:p>75935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5_010_3</text:p>
          </table:table-cell>
          <table:table-cell office:value-type="float" office:value="16" calcext:value-type="float">
            <text:p>16</text:p>
          </table:table-cell>
          <table:table-cell office:value-type="float" office:value="0.0338267099838385" calcext:value-type="float">
            <text:p>0.0338</text:p>
          </table:table-cell>
          <table:table-cell office:value-type="float" office:value="7338508" calcext:value-type="float">
            <text:p>73385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5_010_3</text:p>
          </table:table-cell>
          <table:table-cell office:value-type="float" office:value="16" calcext:value-type="float">
            <text:p>16</text:p>
          </table:table-cell>
          <table:table-cell office:value-type="float" office:value="0.113547051644863" calcext:value-type="float">
            <text:p>0.1135</text:p>
          </table:table-cell>
          <table:table-cell office:value-type="float" office:value="7261255" calcext:value-type="float">
            <text:p>726125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vgdeg_5_010_4</text:p>
          </table:table-cell>
          <table:table-cell office:value-type="float" office:value="11" calcext:value-type="float">
            <text:p>11</text:p>
          </table:table-cell>
          <table:table-cell office:value-type="float" office:value="0.0502899426779855" calcext:value-type="float">
            <text:p>0.0503</text:p>
          </table:table-cell>
          <table:table-cell office:value-type="float" office:value="3486025" calcext:value-type="float">
            <text:p>3486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5_010_4</text:p>
          </table:table-cell>
          <table:table-cell office:value-type="float" office:value="11" calcext:value-type="float">
            <text:p>11</text:p>
          </table:table-cell>
          <table:table-cell office:value-type="float" office:value="0.0386624420904181" calcext:value-type="float">
            <text:p>0.0387</text:p>
          </table:table-cell>
          <table:table-cell office:value-type="float" office:value="3475635" calcext:value-type="float">
            <text:p>34756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deg_5_010_4</text:p>
          </table:table-cell>
          <table:table-cell office:value-type="float" office:value="11" calcext:value-type="float">
            <text:p>11</text:p>
          </table:table-cell>
          <table:table-cell office:value-type="float" office:value="0.114716761455256" calcext:value-type="float">
            <text:p>0.1147</text:p>
          </table:table-cell>
          <table:table-cell office:value-type="float" office:value="3412151" calcext:value-type="float">
            <text:p>341215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andes_010_1</text:p>
          </table:table-cell>
          <table:table-cell office:value-type="float" office:value="35" calcext:value-type="float">
            <text:p>35</text:p>
          </table:table-cell>
          <table:table-cell office:value-type="float" office:value="0.274188918751429" calcext:value-type="float">
            <text:p>0.2742</text:p>
          </table:table-cell>
          <table:table-cell office:value-type="float" office:value="33557190" calcext:value-type="float">
            <text:p>335571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andes_010_1</text:p>
          </table:table-cell>
          <table:table-cell office:value-type="float" office:value="35" calcext:value-type="float">
            <text:p>35</text:p>
          </table:table-cell>
          <table:table-cell office:value-type="float" office:value="0.0396135380172737" calcext:value-type="float">
            <text:p>0.0396</text:p>
          </table:table-cell>
          <table:table-cell office:value-type="float" office:value="33536595" calcext:value-type="float">
            <text:p>33536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andes_010_1</text:p>
          </table:table-cell>
          <table:table-cell office:value-type="float" office:value="35" calcext:value-type="float">
            <text:p>35</text:p>
          </table:table-cell>
          <table:table-cell office:value-type="float" office:value="0.160142034178309" calcext:value-type="float">
            <text:p>0.1601</text:p>
          </table:table-cell>
          <table:table-cell office:value-type="float" office:value="33235104" calcext:value-type="float">
            <text:p>3323510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diabetes_010_3</text:p>
          </table:table-cell>
          <table:table-cell office:value-type="float" office:value="26" calcext:value-type="float">
            <text:p>26</text:p>
          </table:table-cell>
          <table:table-cell office:value-type="float" office:value="0.19548309337401" calcext:value-type="float">
            <text:p>0.1955</text:p>
          </table:table-cell>
          <table:table-cell office:value-type="float" office:value="19211200" calcext:value-type="float">
            <text:p>19211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diabetes_010_3</text:p>
          </table:table-cell>
          <table:table-cell office:value-type="float" office:value="26" calcext:value-type="float">
            <text:p>26</text:p>
          </table:table-cell>
          <table:table-cell office:value-type="float" office:value="0.000939840048314045" calcext:value-type="float">
            <text:p>0.0009</text:p>
          </table:table-cell>
          <table:table-cell office:value-type="float" office:value="18847561" calcext:value-type="float">
            <text:p>188475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diabetes_010_3</text:p>
          </table:table-cell>
          <table:table-cell office:value-type="float" office:value="26" calcext:value-type="float">
            <text:p>26</text:p>
          </table:table-cell>
          <table:table-cell office:value-type="float" office:value="0.147759271122317" calcext:value-type="float">
            <text:p>0.1478</text:p>
          </table:table-cell>
          <table:table-cell office:value-type="float" office:value="18539480" calcext:value-type="float">
            <text:p>185394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link_010_4</text:p>
          </table:table-cell>
          <table:table-cell office:value-type="float" office:value="28" calcext:value-type="float">
            <text:p>28</text:p>
          </table:table-cell>
          <table:table-cell office:value-type="float" office:value="0.202431380145343" calcext:value-type="float">
            <text:p>0.2024</text:p>
          </table:table-cell>
          <table:table-cell office:value-type="float" office:value="21482230" calcext:value-type="float">
            <text:p>214822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link_010_4</text:p>
          </table:table-cell>
          <table:table-cell office:value-type="float" office:value="28" calcext:value-type="float">
            <text:p>28</text:p>
          </table:table-cell>
          <table:table-cell office:value-type="float" office:value="0.0345933418555487" calcext:value-type="float">
            <text:p>0.0346</text:p>
          </table:table-cell>
          <table:table-cell office:value-type="float" office:value="22377750" calcext:value-type="float">
            <text:p>22377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link_010_4</text:p>
          </table:table-cell>
          <table:table-cell office:value-type="float" office:value="28" calcext:value-type="float">
            <text:p>28</text:p>
          </table:table-cell>
          <table:table-cell office:value-type="float" office:value="0.163513656272261" calcext:value-type="float">
            <text:p>0.1635</text:p>
          </table:table-cell>
          <table:table-cell office:value-type="float" office:value="21161624" calcext:value-type="float">
            <text:p>2116162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munin_010_1</text:p>
          </table:table-cell>
          <table:table-cell office:value-type="float" office:value="33" calcext:value-type="float">
            <text:p>33</text:p>
          </table:table-cell>
          <table:table-cell office:value-type="float" office:value="0.241437610959388" calcext:value-type="float">
            <text:p>0.2414</text:p>
          </table:table-cell>
          <table:table-cell office:value-type="float" office:value="30348931" calcext:value-type="float">
            <text:p>303489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munin_010_1</text:p>
          </table:table-cell>
          <table:table-cell office:value-type="float" office:value="33" calcext:value-type="float">
            <text:p>33</text:p>
          </table:table-cell>
          <table:table-cell office:value-type="float" office:value="0.0447528756455516" calcext:value-type="float">
            <text:p>0.0448</text:p>
          </table:table-cell>
          <table:table-cell office:value-type="float" office:value="30693619" calcext:value-type="float">
            <text:p>306936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munin_010_1</text:p>
          </table:table-cell>
          <table:table-cell office:value-type="float" office:value="33" calcext:value-type="float">
            <text:p>33</text:p>
          </table:table-cell>
          <table:table-cell office:value-type="float" office:value="0.122959547317081" calcext:value-type="float">
            <text:p>0.1230</text:p>
          </table:table-cell>
          <table:table-cell office:value-type="float" office:value="30218998" calcext:value-type="float">
            <text:p>3021899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n_pigs_010_1</text:p>
          </table:table-cell>
          <table:table-cell office:value-type="float" office:value="36" calcext:value-type="float">
            <text:p>36</text:p>
          </table:table-cell>
          <table:table-cell office:value-type="float" office:value="0.310615371532716" calcext:value-type="float">
            <text:p>0.3106</text:p>
          </table:table-cell>
          <table:table-cell office:value-type="float" office:value="36917129" calcext:value-type="float">
            <text:p>369171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n_pigs_010_1</text:p>
          </table:table-cell>
          <table:table-cell office:value-type="float" office:value="36" calcext:value-type="float">
            <text:p>36</text:p>
          </table:table-cell>
          <table:table-cell office:value-type="float" office:value="0.0568633771913227" calcext:value-type="float">
            <text:p>0.0569</text:p>
          </table:table-cell>
          <table:table-cell office:value-type="float" office:value="36311963" calcext:value-type="float">
            <text:p>363119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n_pigs_010_1</text:p>
          </table:table-cell>
          <table:table-cell office:value-type="float" office:value="36" calcext:value-type="float">
            <text:p>36</text:p>
          </table:table-cell>
          <table:table-cell office:value-type="float" office:value="0.135276302187251" calcext:value-type="float">
            <text:p>0.1353</text:p>
          </table:table-cell>
          <table:table-cell office:value-type="float" office:value="35978964" calcext:value-type="float">
            <text:p>3597896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ipartite_0.2_008_4</text:p>
          </table:table-cell>
          <table:table-cell office:value-type="float" office:value="25" calcext:value-type="float">
            <text:p>25</text:p>
          </table:table-cell>
          <table:table-cell office:value-type="float" office:value="0.320383185102536" calcext:value-type="float">
            <text:p>0.3204</text:p>
          </table:table-cell>
          <table:table-cell office:value-type="float" office:value="17761820" calcext:value-type="float">
            <text:p>177618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ipartite_0.2_008_4</text:p>
          </table:table-cell>
          <table:table-cell office:value-type="float" office:value="25" calcext:value-type="float">
            <text:p>25</text:p>
          </table:table-cell>
          <table:table-cell office:value-type="float" office:value="0.00725077151373352" calcext:value-type="float">
            <text:p>0.0073</text:p>
          </table:table-cell>
          <table:table-cell office:value-type="float" office:value="17840945" calcext:value-type="float">
            <text:p>178409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2_008_4</text:p>
          </table:table-cell>
          <table:table-cell office:value-type="float" office:value="25" calcext:value-type="float">
            <text:p>25</text:p>
          </table:table-cell>
          <table:table-cell office:value-type="float" office:value="0.115343636743134" calcext:value-type="float">
            <text:p>0.1153</text:p>
          </table:table-cell>
          <table:table-cell office:value-type="float" office:value="17546682" calcext:value-type="float">
            <text:p>1754668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ipartite_0.2_010_1</text:p>
          </table:table-cell>
          <table:table-cell office:value-type="float" office:value="41" calcext:value-type="float">
            <text:p>41</text:p>
          </table:table-cell>
          <table:table-cell office:value-type="float" office:value="0.329889094695445" calcext:value-type="float">
            <text:p>0.3299</text:p>
          </table:table-cell>
          <table:table-cell office:value-type="float" office:value="46244946" calcext:value-type="float">
            <text:p>4624494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ipartite_0.2_010_1</text:p>
          </table:table-cell>
          <table:table-cell office:value-type="float" office:value="41" calcext:value-type="float">
            <text:p>41</text:p>
          </table:table-cell>
          <table:table-cell office:value-type="float" office:value="0.152770951192459" calcext:value-type="float">
            <text:p>0.1528</text:p>
          </table:table-cell>
          <table:table-cell office:value-type="float" office:value="48135745" calcext:value-type="float">
            <text:p>481357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2_010_1</text:p>
          </table:table-cell>
          <table:table-cell office:value-type="float" office:value="41" calcext:value-type="float">
            <text:p>41</text:p>
          </table:table-cell>
          <table:table-cell office:value-type="float" office:value="0.146065254435419" calcext:value-type="float">
            <text:p>0.1461</text:p>
          </table:table-cell>
          <table:table-cell office:value-type="float" office:value="47003971" calcext:value-type="float">
            <text:p>4700397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ipartite_0.5_008_4</text:p>
          </table:table-cell>
          <table:table-cell office:value-type="float" office:value="22" calcext:value-type="float">
            <text:p>22</text:p>
          </table:table-cell>
          <table:table-cell office:value-type="float" office:value="0.297675141682866" calcext:value-type="float">
            <text:p>0.2977</text:p>
          </table:table-cell>
          <table:table-cell office:value-type="float" office:value="13144132" calcext:value-type="float">
            <text:p>131441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5_008_4</text:p>
          </table:table-cell>
          <table:table-cell office:value-type="float" office:value="22" calcext:value-type="float">
            <text:p>22</text:p>
          </table:table-cell>
          <table:table-cell office:value-type="float" office:value="0.0528181765154169" calcext:value-type="float">
            <text:p>0.0528</text:p>
          </table:table-cell>
          <table:table-cell office:value-type="float" office:value="13424946" calcext:value-type="float">
            <text:p>134249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5_008_4</text:p>
          </table:table-cell>
          <table:table-cell office:value-type="float" office:value="22" calcext:value-type="float">
            <text:p>22</text:p>
          </table:table-cell>
          <table:table-cell office:value-type="float" office:value="0.105860219976806" calcext:value-type="float">
            <text:p>0.1059</text:p>
          </table:table-cell>
          <table:table-cell office:value-type="float" office:value="13317859" calcext:value-type="float">
            <text:p>133178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ipartite_0.5_010_1</text:p>
          </table:table-cell>
          <table:table-cell office:value-type="float" office:value="36" calcext:value-type="float">
            <text:p>36</text:p>
          </table:table-cell>
          <table:table-cell office:value-type="float" office:value="0.308209685716182" calcext:value-type="float">
            <text:p>0.3082</text:p>
          </table:table-cell>
          <table:table-cell office:value-type="float" office:value="35875122" calcext:value-type="float">
            <text:p>358751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ipartite_0.5_010_1</text:p>
          </table:table-cell>
          <table:table-cell office:value-type="float" office:value="36" calcext:value-type="float">
            <text:p>36</text:p>
          </table:table-cell>
          <table:table-cell office:value-type="float" office:value="0.00366298980589895" calcext:value-type="float">
            <text:p>0.0037</text:p>
          </table:table-cell>
          <table:table-cell office:value-type="float" office:value="36728064" calcext:value-type="float">
            <text:p>367280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partite_0.5_010_1</text:p>
          </table:table-cell>
          <table:table-cell office:value-type="float" office:value="36" calcext:value-type="float">
            <text:p>36</text:p>
          </table:table-cell>
          <table:table-cell office:value-type="float" office:value="0.147179899974006" calcext:value-type="float">
            <text:p>0.1472</text:p>
          </table:table-cell>
          <table:table-cell office:value-type="float" office:value="35823878" calcext:value-type="float">
            <text:p>35823878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number:number-style style:name="N116">
      <number:number number:decimal-places="5" loext:min-decimal-places="5" number:min-integer-digits="1" number:grouping="true"/>
    </number:number-style>
    <number:number-style style:name="N117">
      <number:number number:decimal-places="16" loext:min-decimal-places="16" number:min-integer-digits="1"/>
    </number:number-style>
    <number:percentage-style style:name="N118">
      <number:number number:decimal-places="3" loext:min-decimal-places="3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17T13:11:37.461571429</dc:date>
    <meta:editing-duration>PT20H42M19S</meta:editing-duration>
    <meta:editing-cycles>5</meta:editing-cycles>
    <meta:generator>LibreOffice/6.4.7.2$Linux_X86_64 LibreOffice_project/40$Build-2</meta:generator>
    <meta:document-statistic meta:table-count="4" meta:cell-count="3047" meta:object-count="0"/>
  </office:meta>
</office:document-meta>
</file>